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36in"/>
    </style:style>
    <style:style style:name="co2" style:family="table-column">
      <style:table-column-properties fo:break-before="auto" style:column-width="0.6134in"/>
    </style:style>
    <style:style style:name="co3" style:family="table-column">
      <style:table-column-properties fo:break-before="auto" style:column-width="0.428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366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0.5264in"/>
    </style:style>
    <style:style style:name="co9" style:family="table-column">
      <style:table-column-properties fo:break-before="auto" style:column-width="1.0283in"/>
    </style:style>
    <style:style style:name="co10" style:family="table-column">
      <style:table-column-properties fo:break-before="auto" style:column-width="1.072in"/>
    </style:style>
    <style:style style:name="co11" style:family="table-column">
      <style:table-column-properties fo:break-before="auto" style:column-width="1.2583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9063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18"/>
  </office:automatic-styles>
  <office:body>
    <office:spreadsheet>
      <table:table table:name="Default Ra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ce2"/>
        <table:table-column table:style-name="co13" table:number-columns-repeated="5" table:default-cell-style-name="ce2"/>
        <table:table-column table:style-name="co13" table:default-cell-style-name="Default"/>
        <table:table-row table:style-name="ro1">
          <table:table-cell table:style-name="ce1" office:value-type="string">
            <text:p>Table Name</text:p>
          </table:table-cell>
          <table:table-cell table:style-name="ce1" office:value-type="string">
            <text:p>Unique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Rare</text:p>
          </table:table-cell>
          <table:table-cell table:style-name="ce1" office:value-type="string">
            <text:p>Magic</text:p>
          </table:table-cell>
          <table:table-cell table:style-name="ce1" office:value-type="string">
            <text:p>NoDrop</text:p>
          </table:table-cell>
          <table:table-cell table:style-name="ce1" office:value-type="string">
            <text:p>Item1</text:p>
          </table:table-cell>
          <table:table-cell table:style-name="ce1" office:value-type="string">
            <text:p>Prob1</text:p>
          </table:table-cell>
          <table:table-cell table:style-name="ce1" office:value-type="string">
            <text:p>Item2</text:p>
          </table:table-cell>
          <table:table-cell table:style-name="ce1" office:value-type="string">
            <text:p>Prob2</text:p>
          </table:table-cell>
          <table:table-cell table:style-name="ce1" office:value-type="string">
            <text:p>Item3</text:p>
          </table:table-cell>
          <table:table-cell table:style-name="ce1" office:value-type="string">
            <text:p>Prob</text:p>
          </table:table-cell>
          <table:table-cell table:style-name="ce1" office:value-type="string">
            <text:p>Item4</text:p>
          </table:table-cell>
          <table:table-cell table:style-name="ce1" office:value-type="string">
            <text:p>Prob4</text:p>
          </table:table-cell>
          <table:table-cell table:style-name="ce1" office:value-type="string">
            <text:p>Item5</text:p>
          </table:table-cell>
          <table:table-cell table:style-name="ce1" office:value-type="string">
            <text:p>Prob5</text:p>
          </table:table-cell>
          <table:table-cell table:style-name="ce1" office:value-type="string">
            <text:p>Item6</text:p>
          </table:table-cell>
          <table:table-cell table:style-name="ce1" office:value-type="string">
            <text:p>Prob6</text:p>
          </table:table-cell>
          <table:table-cell/>
          <table:table-cell table:style-name="ce1" office:value-type="string">
            <text:p>NoDrop CH</text:p>
          </table:table-cell>
          <table:table-cell table:style-name="ce1" office:value-type="string">
            <text:p>Item1 CH</text:p>
          </table:table-cell>
          <table:table-cell table:style-name="ce1" office:value-type="string">
            <text:p>Item2 CH</text:p>
          </table:table-cell>
          <table:table-cell table:style-name="ce1" office:value-type="string">
            <text:p>Item3 CH</text:p>
          </table:table-cell>
          <table:table-cell table:style-name="ce1" office:value-type="string">
            <text:p>Item4 CH</text:p>
          </table:table-cell>
          <table:table-cell table:style-name="ce1" office:value-type="string">
            <text:p>Item5 CH</text:p>
          </table:table-cell>
          <table:table-cell table:style-name="ce1" office:value-type="string">
            <text:p>Item6 CH</text:p>
          </table:table-cell>
        </table:table-row>
        <table:table-row table:style-name="ro1">
          <table:table-cell office:value-type="string">
            <text:p>Andariel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2 Equip A</text:p>
          </table:table-cell>
          <table:table-cell office:value-type="float" office:value="19">
            <text:p>19</text:p>
          </table:table-cell>
          <table:table-cell office:value-type="string">
            <text:p>Act 2 Junk</text:p>
          </table:table-cell>
          <table:table-cell office:value-type="float" office:value="15">
            <text:p>15</text:p>
          </table:table-cell>
          <table:table-cell office:value-type="string">
            <text:p>Act 2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2]/SUM([.F2];[.H2];[.J2];[.L2];[.N2];[.P2])" office:value-type="percentage" office:value="0.283582089552239">
            <text:p>28.3582%</text:p>
          </table:table-cell>
          <table:table-cell table:formula="of:=[.H2]/SUM([.F2];[.H2];[.J2];[.L2];[.N2];[.P2])" office:value-type="percentage" office:value="0.164179104477612">
            <text:p>16.4179%</text:p>
          </table:table-cell>
          <table:table-cell table:formula="of:=[.J2]/SUM([.F2];[.H2];[.J2];[.L2];[.N2];[.P2])" office:value-type="percentage" office:value="0.283582089552239">
            <text:p>28.3582%</text:p>
          </table:table-cell>
          <table:table-cell table:formula="of:=[.L2]/SUM([.F2];[.H2];[.J2];[.L2];[.N2];[.P2])" office:value-type="percentage" office:value="0.223880597014925">
            <text:p>22.3881%</text:p>
          </table:table-cell>
          <table:table-cell table:formula="of:=[.N2]/SUM([.F2];[.H2];[.J2];[.L2];[.N2];[.P2])" office:value-type="percentage" office:value="0.0447761194029851">
            <text:p>4.4776%</text:p>
          </table:table-cell>
          <table:table-cell table:number-columns-repeated="2"/>
        </table:table-row>
        <table:table-row table:style-name="ro1">
          <table:table-cell office:value-type="string">
            <text:p>Andariel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2 (N) Equip A</text:p>
          </table:table-cell>
          <table:table-cell office:value-type="float" office:value="19">
            <text:p>19</text:p>
          </table:table-cell>
          <table:table-cell office:value-type="string">
            <text:p>Act 2 (N) Junk</text:p>
          </table:table-cell>
          <table:table-cell office:value-type="float" office:value="15">
            <text:p>15</text:p>
          </table:table-cell>
          <table:table-cell office:value-type="string">
            <text:p>Act 2 (N)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3]/SUM([.F3];[.H3];[.J3];[.L3];[.N3];[.P3])" office:value-type="percentage" office:value="0.283582089552239">
            <text:p>28.3582%</text:p>
          </table:table-cell>
          <table:table-cell table:formula="of:=[.H3]/SUM([.F3];[.H3];[.J3];[.L3];[.N3];[.P3])" office:value-type="percentage" office:value="0.164179104477612">
            <text:p>16.4179%</text:p>
          </table:table-cell>
          <table:table-cell table:formula="of:=[.J3]/SUM([.F3];[.H3];[.J3];[.L3];[.N3];[.P3])" office:value-type="percentage" office:value="0.283582089552239">
            <text:p>28.3582%</text:p>
          </table:table-cell>
          <table:table-cell table:formula="of:=[.L3]/SUM([.F3];[.H3];[.J3];[.L3];[.N3];[.P3])" office:value-type="percentage" office:value="0.223880597014925">
            <text:p>22.3881%</text:p>
          </table:table-cell>
          <table:table-cell table:formula="of:=[.N3]/SUM([.F3];[.H3];[.J3];[.L3];[.N3];[.P3])" office:value-type="percentage" office:value="0.0447761194029851">
            <text:p>4.4776%</text:p>
          </table:table-cell>
          <table:table-cell table:number-columns-repeated="2"/>
        </table:table-row>
        <table:table-row table:style-name="ro1">
          <table:table-cell office:value-type="string">
            <text:p>Andariel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2 (H) Equip A</text:p>
          </table:table-cell>
          <table:table-cell office:value-type="float" office:value="19">
            <text:p>19</text:p>
          </table:table-cell>
          <table:table-cell office:value-type="string">
            <text:p>Act 2 (H) Junk</text:p>
          </table:table-cell>
          <table:table-cell office:value-type="float" office:value="15">
            <text:p>15</text:p>
          </table:table-cell>
          <table:table-cell office:value-type="string">
            <text:p>Act 2 (H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F4]/SUM([.F4];[.H4];[.J4];[.L4];[.N4];[.P4])" office:value-type="percentage" office:value="0.279411764705882">
            <text:p>27.9412%</text:p>
          </table:table-cell>
          <table:table-cell table:formula="of:=[.H4]/SUM([.F4];[.H4];[.J4];[.L4];[.N4];[.P4])" office:value-type="percentage" office:value="0.161764705882353">
            <text:p>16.1765%</text:p>
          </table:table-cell>
          <table:table-cell table:formula="of:=[.J4]/SUM([.F4];[.H4];[.J4];[.L4];[.N4];[.P4])" office:value-type="percentage" office:value="0.279411764705882">
            <text:p>27.9412%</text:p>
          </table:table-cell>
          <table:table-cell table:formula="of:=[.L4]/SUM([.F4];[.H4];[.J4];[.L4];[.N4];[.P4])" office:value-type="percentage" office:value="0.220588235294118">
            <text:p>22.0588%</text:p>
          </table:table-cell>
          <table:table-cell table:formula="of:=[.N4]/SUM([.F4];[.H4];[.J4];[.L4];[.N4];[.P4])" office:value-type="percentage" office:value="0.0441176470588235">
            <text:p>4.4118%</text:p>
          </table:table-cell>
          <table:table-cell table:formula="of:=[.P4]/SUM([.F4];[.H4];[.J4];[.L4];[.N4];[.P4])" office:value-type="percentage" office:value="0.0147058823529412">
            <text:p>1.4706%</text:p>
          </table:table-cell>
          <table:table-cell/>
        </table:table-row>
        <table:table-row table:style-name="ro1">
          <table:table-cell office:value-type="string">
            <text:p>Andarielq</text:p>
          </table:table-cell>
          <table:table-cell table:number-columns-repeated="2" office:value-type="float" office:value="995">
            <text:p>995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2 Equip A</text:p>
          </table:table-cell>
          <table:table-cell office:value-type="float" office:value="19">
            <text:p>19</text:p>
          </table:table-cell>
          <table:table-cell office:value-type="string">
            <text:p>Act 2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5]/SUM([.F5];[.H5];[.J5];[.L5];[.N5];[.P5])" office:value-type="percentage" office:value="0.463414634146341">
            <text:p>46.3415%</text:p>
          </table:table-cell>
          <table:table-cell table:formula="of:=[.H5]/SUM([.F5];[.H5];[.J5];[.L5];[.N5];[.P5])" office:value-type="percentage" office:value="0.463414634146341">
            <text:p>46.3415%</text:p>
          </table:table-cell>
          <table:table-cell table:formula="of:=[.J5]/SUM([.F5];[.H5];[.J5];[.L5];[.N5];[.P5])" office:value-type="percentage" office:value="0.0731707317073171">
            <text:p>7.3171%</text:p>
          </table:table-cell>
          <table:table-cell table:number-columns-repeated="4"/>
        </table:table-row>
        <table:table-row table:style-name="ro1">
          <table:table-cell office:value-type="string">
            <text:p>Andarielq (N)</text:p>
          </table:table-cell>
          <table:table-cell table:number-columns-repeated="2" office:value-type="float" office:value="995">
            <text:p>995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2 (N) Equip A</text:p>
          </table:table-cell>
          <table:table-cell office:value-type="float" office:value="19">
            <text:p>19</text:p>
          </table:table-cell>
          <table:table-cell office:value-type="string">
            <text:p>Act 2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6]/SUM([.F6];[.H6];[.J6];[.L6];[.N6];[.P6])" office:value-type="percentage" office:value="0.463414634146341">
            <text:p>46.3415%</text:p>
          </table:table-cell>
          <table:table-cell table:formula="of:=[.H6]/SUM([.F6];[.H6];[.J6];[.L6];[.N6];[.P6])" office:value-type="percentage" office:value="0.463414634146341">
            <text:p>46.3415%</text:p>
          </table:table-cell>
          <table:table-cell table:formula="of:=[.J6]/SUM([.F6];[.H6];[.J6];[.L6];[.N6];[.P6])" office:value-type="percentage" office:value="0.0731707317073171">
            <text:p>7.3171%</text:p>
          </table:table-cell>
          <table:table-cell table:number-columns-repeated="4"/>
        </table:table-row>
        <table:table-row table:style-name="ro1">
          <table:table-cell office:value-type="string">
            <text:p>Andarielq (H)</text:p>
          </table:table-cell>
          <table:table-cell table:number-columns-repeated="2" office:value-type="float" office:value="995">
            <text:p>995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2 (H) Equip A</text:p>
          </table:table-cell>
          <table:table-cell office:value-type="float" office:value="19">
            <text:p>19</text:p>
          </table:table-cell>
          <table:table-cell office:value-type="string">
            <text:p>Act 2 (H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 table:number-columns-repeated="3"/>
          <table:table-cell table:formula="of:=[.F7]/SUM([.F7];[.H7];[.J7];[.L7];[.N7];[.P7])" office:value-type="percentage" office:value="0.452380952380952">
            <text:p>45.2381%</text:p>
          </table:table-cell>
          <table:table-cell table:formula="of:=[.H7]/SUM([.F7];[.H7];[.J7];[.L7];[.N7];[.P7])" office:value-type="percentage" office:value="0.452380952380952">
            <text:p>45.2381%</text:p>
          </table:table-cell>
          <table:table-cell table:formula="of:=[.J7]/SUM([.F7];[.H7];[.J7];[.L7];[.N7];[.P7])" office:value-type="percentage" office:value="0.0714285714285714">
            <text:p>7.1429%</text:p>
          </table:table-cell>
          <table:table-cell table:formula="of:=[.L7]/SUM([.F7];[.H7];[.J7];[.L7];[.N7];[.P7])" office:value-type="percentage" office:value="0.0238095238095238">
            <text:p>2.3810%</text:p>
          </table:table-cell>
          <table:table-cell table:number-columns-repeated="3"/>
        </table:table-row>
        <table:table-row table:style-name="ro1">
          <table:table-cell office:value-type="string">
            <text:p>Duriel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3 Equip A</text:p>
          </table:table-cell>
          <table:table-cell office:value-type="float" office:value="19">
            <text:p>19</text:p>
          </table:table-cell>
          <table:table-cell office:value-type="string">
            <text:p>Act 3 Junk</text:p>
          </table:table-cell>
          <table:table-cell office:value-type="float" office:value="15">
            <text:p>15</text:p>
          </table:table-cell>
          <table:table-cell office:value-type="string">
            <text:p>Act 3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8]/SUM([.F8];[.H8];[.J8];[.L8];[.N8];[.P8])" office:value-type="percentage" office:value="0.283582089552239">
            <text:p>28.3582%</text:p>
          </table:table-cell>
          <table:table-cell table:formula="of:=[.H8]/SUM([.F8];[.H8];[.J8];[.L8];[.N8];[.P8])" office:value-type="percentage" office:value="0.164179104477612">
            <text:p>16.4179%</text:p>
          </table:table-cell>
          <table:table-cell table:formula="of:=[.J8]/SUM([.F8];[.H8];[.J8];[.L8];[.N8];[.P8])" office:value-type="percentage" office:value="0.283582089552239">
            <text:p>28.3582%</text:p>
          </table:table-cell>
          <table:table-cell table:formula="of:=[.L8]/SUM([.F8];[.H8];[.J8];[.L8];[.N8];[.P8])" office:value-type="percentage" office:value="0.223880597014925">
            <text:p>22.3881%</text:p>
          </table:table-cell>
          <table:table-cell table:formula="of:=[.N8]/SUM([.F8];[.H8];[.J8];[.L8];[.N8];[.P8])" office:value-type="percentage" office:value="0.0447761194029851">
            <text:p>4.4776%</text:p>
          </table:table-cell>
          <table:table-cell table:number-columns-repeated="2"/>
        </table:table-row>
        <table:table-row table:style-name="ro1">
          <table:table-cell office:value-type="string">
            <text:p>Duriel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3 (N) Equip A</text:p>
          </table:table-cell>
          <table:table-cell office:value-type="float" office:value="19">
            <text:p>19</text:p>
          </table:table-cell>
          <table:table-cell office:value-type="string">
            <text:p>Act 3 (N) Junk</text:p>
          </table:table-cell>
          <table:table-cell office:value-type="float" office:value="15">
            <text:p>15</text:p>
          </table:table-cell>
          <table:table-cell office:value-type="string">
            <text:p>Act 3 (N)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9]/SUM([.F9];[.H9];[.J9];[.L9];[.N9];[.P9])" office:value-type="percentage" office:value="0.283582089552239">
            <text:p>28.3582%</text:p>
          </table:table-cell>
          <table:table-cell table:formula="of:=[.H9]/SUM([.F9];[.H9];[.J9];[.L9];[.N9];[.P9])" office:value-type="percentage" office:value="0.164179104477612">
            <text:p>16.4179%</text:p>
          </table:table-cell>
          <table:table-cell table:formula="of:=[.J9]/SUM([.F9];[.H9];[.J9];[.L9];[.N9];[.P9])" office:value-type="percentage" office:value="0.283582089552239">
            <text:p>28.3582%</text:p>
          </table:table-cell>
          <table:table-cell table:formula="of:=[.L9]/SUM([.F9];[.H9];[.J9];[.L9];[.N9];[.P9])" office:value-type="percentage" office:value="0.223880597014925">
            <text:p>22.3881%</text:p>
          </table:table-cell>
          <table:table-cell table:formula="of:=[.N9]/SUM([.F9];[.H9];[.J9];[.L9];[.N9];[.P9])" office:value-type="percentage" office:value="0.0447761194029851">
            <text:p>4.4776%</text:p>
          </table:table-cell>
          <table:table-cell table:number-columns-repeated="2"/>
        </table:table-row>
        <table:table-row table:style-name="ro1">
          <table:table-cell office:value-type="string">
            <text:p>Duriel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3 (H) Equip A</text:p>
          </table:table-cell>
          <table:table-cell office:value-type="float" office:value="19">
            <text:p>19</text:p>
          </table:table-cell>
          <table:table-cell office:value-type="string">
            <text:p>Act 3 (H) Junk</text:p>
          </table:table-cell>
          <table:table-cell office:value-type="float" office:value="15">
            <text:p>15</text:p>
          </table:table-cell>
          <table:table-cell office:value-type="string">
            <text:p>Act 3 (H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[.F10]/SUM([.F10];[.H10];[.J10];[.L10];[.N10];[.P10])" office:value-type="percentage" office:value="0.27536231884058">
            <text:p>27.5362%</text:p>
          </table:table-cell>
          <table:table-cell table:formula="of:=[.H10]/SUM([.F10];[.H10];[.J10];[.L10];[.N10];[.P10])" office:value-type="percentage" office:value="0.159420289855072">
            <text:p>15.9420%</text:p>
          </table:table-cell>
          <table:table-cell table:formula="of:=[.J10]/SUM([.F10];[.H10];[.J10];[.L10];[.N10];[.P10])" office:value-type="percentage" office:value="0.27536231884058">
            <text:p>27.5362%</text:p>
          </table:table-cell>
          <table:table-cell table:formula="of:=[.L10]/SUM([.F10];[.H10];[.J10];[.L10];[.N10];[.P10])" office:value-type="percentage" office:value="0.217391304347826">
            <text:p>21.7391%</text:p>
          </table:table-cell>
          <table:table-cell table:formula="of:=[.N10]/SUM([.F10];[.H10];[.J10];[.L10];[.N10];[.P10])" office:value-type="percentage" office:value="0.0434782608695652">
            <text:p>4.3478%</text:p>
          </table:table-cell>
          <table:table-cell table:formula="of:=[.P10]/SUM([.F10];[.H10];[.J10];[.L10];[.N10];[.P10])" office:value-type="percentage" office:value="0.0289855072463768">
            <text:p>2.8986%</text:p>
          </table:table-cell>
          <table:table-cell/>
        </table:table-row>
        <table:table-row table:style-name="ro1">
          <table:table-cell office:value-type="string">
            <text:p>Duriel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3 Equip A</text:p>
          </table:table-cell>
          <table:table-cell office:value-type="float" office:value="19">
            <text:p>19</text:p>
          </table:table-cell>
          <table:table-cell office:value-type="string">
            <text:p>Act 3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11]/SUM([.F11];[.H11];[.J11];[.L11];[.N11];[.P11])" office:value-type="percentage" office:value="0.463414634146341">
            <text:p>46.3415%</text:p>
          </table:table-cell>
          <table:table-cell table:formula="of:=[.H11]/SUM([.F11];[.H11];[.J11];[.L11];[.N11];[.P11])" office:value-type="percentage" office:value="0.463414634146341">
            <text:p>46.3415%</text:p>
          </table:table-cell>
          <table:table-cell table:formula="of:=[.J11]/SUM([.F11];[.H11];[.J11];[.L11];[.N11];[.P11])" office:value-type="percentage" office:value="0.0731707317073171">
            <text:p>7.3171%</text:p>
          </table:table-cell>
          <table:table-cell table:number-columns-repeated="4"/>
        </table:table-row>
        <table:table-row table:style-name="ro1">
          <table:table-cell office:value-type="string">
            <text:p>Duriel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3 (N) Equip A</text:p>
          </table:table-cell>
          <table:table-cell office:value-type="float" office:value="19">
            <text:p>19</text:p>
          </table:table-cell>
          <table:table-cell office:value-type="string">
            <text:p>Act 3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12]/SUM([.F12];[.H12];[.J12];[.L12];[.N12];[.P12])" office:value-type="percentage" office:value="0.463414634146341">
            <text:p>46.3415%</text:p>
          </table:table-cell>
          <table:table-cell table:formula="of:=[.H12]/SUM([.F12];[.H12];[.J12];[.L12];[.N12];[.P12])" office:value-type="percentage" office:value="0.463414634146341">
            <text:p>46.3415%</text:p>
          </table:table-cell>
          <table:table-cell table:formula="of:=[.J12]/SUM([.F12];[.H12];[.J12];[.L12];[.N12];[.P12])" office:value-type="percentage" office:value="0.0731707317073171">
            <text:p>7.3171%</text:p>
          </table:table-cell>
          <table:table-cell table:number-columns-repeated="4"/>
        </table:table-row>
        <table:table-row table:style-name="ro1">
          <table:table-cell office:value-type="string">
            <text:p>Duriel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3 (H) Equip A</text:p>
          </table:table-cell>
          <table:table-cell office:value-type="float" office:value="19">
            <text:p>19</text:p>
          </table:table-cell>
          <table:table-cell office:value-type="string">
            <text:p>Act 3 (H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 table:number-columns-repeated="3"/>
          <table:table-cell table:formula="of:=[.F13]/SUM([.F13];[.H13];[.J13];[.L13];[.N13];[.P13])" office:value-type="percentage" office:value="0.441860465116279">
            <text:p>44.1860%</text:p>
          </table:table-cell>
          <table:table-cell table:formula="of:=[.H13]/SUM([.F13];[.H13];[.J13];[.L13];[.N13];[.P13])" office:value-type="percentage" office:value="0.441860465116279">
            <text:p>44.1860%</text:p>
          </table:table-cell>
          <table:table-cell table:formula="of:=[.J13]/SUM([.F13];[.H13];[.J13];[.L13];[.N13];[.P13])" office:value-type="percentage" office:value="0.0697674418604651">
            <text:p>6.9767%</text:p>
          </table:table-cell>
          <table:table-cell table:formula="of:=[.L13]/SUM([.F13];[.H13];[.J13];[.L13];[.N13];[.P13])" office:value-type="percentage" office:value="0.0465116279069768">
            <text:p>4.6512%</text:p>
          </table:table-cell>
          <table:table-cell table:number-columns-repeated="3"/>
        </table:table-row>
        <table:table-row table:style-name="ro1">
          <table:table-cell office:value-type="string">
            <text:p>Radament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3 Equip B</text:p>
          </table:table-cell>
          <table:table-cell office:value-type="float" office:value="19">
            <text:p>19</text:p>
          </table:table-cell>
          <table:table-cell office:value-type="string">
            <text:p>Act 3 Junk</text:p>
          </table:table-cell>
          <table:table-cell office:value-type="float" office:value="15">
            <text:p>15</text:p>
          </table:table-cell>
          <table:table-cell office:value-type="string">
            <text:p>Act 3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14]/SUM([.F14];[.H14];[.J14];[.L14];[.N14];[.P14])" office:value-type="percentage" office:value="0.283582089552239">
            <text:p>28.3582%</text:p>
          </table:table-cell>
          <table:table-cell table:formula="of:=[.H14]/SUM([.F14];[.H14];[.J14];[.L14];[.N14];[.P14])" office:value-type="percentage" office:value="0.164179104477612">
            <text:p>16.4179%</text:p>
          </table:table-cell>
          <table:table-cell table:formula="of:=[.J14]/SUM([.F14];[.H14];[.J14];[.L14];[.N14];[.P14])" office:value-type="percentage" office:value="0.283582089552239">
            <text:p>28.3582%</text:p>
          </table:table-cell>
          <table:table-cell table:formula="of:=[.L14]/SUM([.F14];[.H14];[.J14];[.L14];[.N14];[.P14])" office:value-type="percentage" office:value="0.223880597014925">
            <text:p>22.3881%</text:p>
          </table:table-cell>
          <table:table-cell table:formula="of:=[.N14]/SUM([.F14];[.H14];[.J14];[.L14];[.N14];[.P14])" office:value-type="percentage" office:value="0.0447761194029851">
            <text:p>4.4776%</text:p>
          </table:table-cell>
          <table:table-cell table:number-columns-repeated="2"/>
        </table:table-row>
        <table:table-row table:style-name="ro1">
          <table:table-cell office:value-type="string">
            <text:p>Radament (N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3 (N) Equip B</text:p>
          </table:table-cell>
          <table:table-cell office:value-type="float" office:value="19">
            <text:p>19</text:p>
          </table:table-cell>
          <table:table-cell office:value-type="string">
            <text:p>Act 3 (N) Junk</text:p>
          </table:table-cell>
          <table:table-cell office:value-type="float" office:value="15">
            <text:p>15</text:p>
          </table:table-cell>
          <table:table-cell office:value-type="string">
            <text:p>Act 3 (N)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15]/SUM([.F15];[.H15];[.J15];[.L15];[.N15];[.P15])" office:value-type="percentage" office:value="0.283582089552239">
            <text:p>28.3582%</text:p>
          </table:table-cell>
          <table:table-cell table:formula="of:=[.H15]/SUM([.F15];[.H15];[.J15];[.L15];[.N15];[.P15])" office:value-type="percentage" office:value="0.164179104477612">
            <text:p>16.4179%</text:p>
          </table:table-cell>
          <table:table-cell table:formula="of:=[.J15]/SUM([.F15];[.H15];[.J15];[.L15];[.N15];[.P15])" office:value-type="percentage" office:value="0.283582089552239">
            <text:p>28.3582%</text:p>
          </table:table-cell>
          <table:table-cell table:formula="of:=[.L15]/SUM([.F15];[.H15];[.J15];[.L15];[.N15];[.P15])" office:value-type="percentage" office:value="0.223880597014925">
            <text:p>22.3881%</text:p>
          </table:table-cell>
          <table:table-cell table:formula="of:=[.N15]/SUM([.F15];[.H15];[.J15];[.L15];[.N15];[.P15])" office:value-type="percentage" office:value="0.0447761194029851">
            <text:p>4.4776%</text:p>
          </table:table-cell>
          <table:table-cell table:number-columns-repeated="2"/>
        </table:table-row>
        <table:table-row table:style-name="ro1">
          <table:table-cell office:value-type="string">
            <text:p>Radament (H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3 (H) Equip C</text:p>
          </table:table-cell>
          <table:table-cell office:value-type="float" office:value="19">
            <text:p>19</text:p>
          </table:table-cell>
          <table:table-cell office:value-type="string">
            <text:p>Act 3 (H) Junk</text:p>
          </table:table-cell>
          <table:table-cell office:value-type="float" office:value="15">
            <text:p>15</text:p>
          </table:table-cell>
          <table:table-cell office:value-type="string">
            <text:p>Act 3 (H)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16]/SUM([.F16];[.H16];[.J16];[.L16];[.N16];[.P16])" office:value-type="percentage" office:value="0.283582089552239">
            <text:p>28.3582%</text:p>
          </table:table-cell>
          <table:table-cell table:formula="of:=[.H16]/SUM([.F16];[.H16];[.J16];[.L16];[.N16];[.P16])" office:value-type="percentage" office:value="0.164179104477612">
            <text:p>16.4179%</text:p>
          </table:table-cell>
          <table:table-cell table:formula="of:=[.J16]/SUM([.F16];[.H16];[.J16];[.L16];[.N16];[.P16])" office:value-type="percentage" office:value="0.283582089552239">
            <text:p>28.3582%</text:p>
          </table:table-cell>
          <table:table-cell table:formula="of:=[.L16]/SUM([.F16];[.H16];[.J16];[.L16];[.N16];[.P16])" office:value-type="percentage" office:value="0.223880597014925">
            <text:p>22.3881%</text:p>
          </table:table-cell>
          <table:table-cell table:formula="of:=[.N16]/SUM([.F16];[.H16];[.J16];[.L16];[.N16];[.P16])" office:value-type="percentage" office:value="0.0447761194029851">
            <text:p>4.4776%</text:p>
          </table:table-cell>
          <table:table-cell table:number-columns-repeated="2"/>
        </table:table-row>
        <table:table-row table:style-name="ro1">
          <table:table-cell office:value-type="string">
            <text:p>Mephisto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280"</text:p>
          </table:table-cell>
          <table:table-cell office:value-type="float" office:value="5">
            <text:p>5</text:p>
          </table:table-cell>
          <table:table-cell office:value-type="string">
            <text:p>Act 4 Equip A</text:p>
          </table:table-cell>
          <table:table-cell office:value-type="float" office:value="52">
            <text:p>52</text:p>
          </table:table-cell>
          <table:table-cell office:value-type="string">
            <text:p>Act 4 Junk</text:p>
          </table:table-cell>
          <table:table-cell office:value-type="float" office:value="5">
            <text:p>5</text:p>
          </table:table-cell>
          <table:table-cell office:value-type="string">
            <text:p>Act 4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17]/SUM([.F17];[.H17];[.J17];[.L17];[.N17];[.P17])" office:value-type="percentage" office:value="0.1875">
            <text:p>18.7500%</text:p>
          </table:table-cell>
          <table:table-cell table:formula="of:=[.H17]/SUM([.F17];[.H17];[.J17];[.L17];[.N17];[.P17])" office:value-type="percentage" office:value="0.0625">
            <text:p>6.2500%</text:p>
          </table:table-cell>
          <table:table-cell table:formula="of:=[.J17]/SUM([.F17];[.H17];[.J17];[.L17];[.N17];[.P17])" office:value-type="percentage" office:value="0.65">
            <text:p>65.0000%</text:p>
          </table:table-cell>
          <table:table-cell table:formula="of:=[.L17]/SUM([.F17];[.H17];[.J17];[.L17];[.N17];[.P17])" office:value-type="percentage" office:value="0.0625">
            <text:p>6.2500%</text:p>
          </table:table-cell>
          <table:table-cell table:formula="of:=[.N17]/SUM([.F17];[.H17];[.J17];[.L17];[.N17];[.P17])" office:value-type="percentage" office:value="0.0375">
            <text:p>3.7500%</text:p>
          </table:table-cell>
          <table:table-cell table:number-columns-repeated="2"/>
        </table:table-row>
        <table:table-row table:style-name="ro1">
          <table:table-cell office:value-type="string">
            <text:p>Mephisto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536"</text:p>
          </table:table-cell>
          <table:table-cell office:value-type="float" office:value="5">
            <text:p>5</text:p>
          </table:table-cell>
          <table:table-cell office:value-type="string">
            <text:p>Act 4 (N) Equip A</text:p>
          </table:table-cell>
          <table:table-cell office:value-type="float" office:value="52">
            <text:p>52</text:p>
          </table:table-cell>
          <table:table-cell office:value-type="string">
            <text:p>Act 4 (N) Junk</text:p>
          </table:table-cell>
          <table:table-cell office:value-type="float" office:value="5">
            <text:p>5</text:p>
          </table:table-cell>
          <table:table-cell office:value-type="string">
            <text:p>Act 4 (N)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18]/SUM([.F18];[.H18];[.J18];[.L18];[.N18];[.P18])" office:value-type="percentage" office:value="0.1875">
            <text:p>18.7500%</text:p>
          </table:table-cell>
          <table:table-cell table:formula="of:=[.H18]/SUM([.F18];[.H18];[.J18];[.L18];[.N18];[.P18])" office:value-type="percentage" office:value="0.0625">
            <text:p>6.2500%</text:p>
          </table:table-cell>
          <table:table-cell table:formula="of:=[.J18]/SUM([.F18];[.H18];[.J18];[.L18];[.N18];[.P18])" office:value-type="percentage" office:value="0.65">
            <text:p>65.0000%</text:p>
          </table:table-cell>
          <table:table-cell table:formula="of:=[.L18]/SUM([.F18];[.H18];[.J18];[.L18];[.N18];[.P18])" office:value-type="percentage" office:value="0.0625">
            <text:p>6.2500%</text:p>
          </table:table-cell>
          <table:table-cell table:formula="of:=[.N18]/SUM([.F18];[.H18];[.J18];[.L18];[.N18];[.P18])" office:value-type="percentage" office:value="0.0375">
            <text:p>3.7500%</text:p>
          </table:table-cell>
          <table:table-cell table:number-columns-repeated="2"/>
        </table:table-row>
        <table:table-row table:style-name="ro1">
          <table:table-cell office:value-type="string">
            <text:p>Mephisto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2048"</text:p>
          </table:table-cell>
          <table:table-cell office:value-type="float" office:value="5">
            <text:p>5</text:p>
          </table:table-cell>
          <table:table-cell office:value-type="string">
            <text:p>Act 4 (H) Equip A</text:p>
          </table:table-cell>
          <table:table-cell office:value-type="float" office:value="52">
            <text:p>52</text:p>
          </table:table-cell>
          <table:table-cell office:value-type="string">
            <text:p>Act 4 (H) Junk</text:p>
          </table:table-cell>
          <table:table-cell office:value-type="float" office:value="5">
            <text:p>5</text:p>
          </table:table-cell>
          <table:table-cell office:value-type="string">
            <text:p>Act 4 (H) Good</text:p>
          </table:table-cell>
          <table:table-cell office:value-type="float" office:value="3">
            <text:p>3</text:p>
          </table:table-cell>
          <table:table-cell office:value-type="string">
            <text:p>ceh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F19]/SUM([.F19];[.H19];[.J19];[.L19];[.N19];[.P19])" office:value-type="percentage" office:value="0.185185185185185">
            <text:p>18.5185%</text:p>
          </table:table-cell>
          <table:table-cell table:formula="of:=[.H19]/SUM([.F19];[.H19];[.J19];[.L19];[.N19];[.P19])" office:value-type="percentage" office:value="0.0617283950617284">
            <text:p>6.1728%</text:p>
          </table:table-cell>
          <table:table-cell table:formula="of:=[.J19]/SUM([.F19];[.H19];[.J19];[.L19];[.N19];[.P19])" office:value-type="percentage" office:value="0.641975308641975">
            <text:p>64.1975%</text:p>
          </table:table-cell>
          <table:table-cell table:formula="of:=[.L19]/SUM([.F19];[.H19];[.J19];[.L19];[.N19];[.P19])" office:value-type="percentage" office:value="0.0617283950617284">
            <text:p>6.1728%</text:p>
          </table:table-cell>
          <table:table-cell table:formula="of:=[.N19]/SUM([.F19];[.H19];[.J19];[.L19];[.N19];[.P19])" office:value-type="percentage" office:value="0.037037037037037">
            <text:p>3.7037%</text:p>
          </table:table-cell>
          <table:table-cell table:formula="of:=[.P19]/SUM([.F19];[.H19];[.J19];[.L19];[.N19];[.P19])" office:value-type="percentage" office:value="0.0123456790123457">
            <text:p>1.2346%</text:p>
          </table:table-cell>
          <table:table-cell/>
        </table:table-row>
        <table:table-row table:style-name="ro1">
          <table:table-cell office:value-type="string">
            <text:p>Mephisto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4 Equip A</text:p>
          </table:table-cell>
          <table:table-cell office:value-type="float" office:value="52">
            <text:p>52</text:p>
          </table:table-cell>
          <table:table-cell office:value-type="string">
            <text:p>Act 4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20]/SUM([.F20];[.H20];[.J20];[.L20];[.N20];[.P20])" office:value-type="percentage" office:value="0.214285714285714">
            <text:p>21.4286%</text:p>
          </table:table-cell>
          <table:table-cell table:formula="of:=[.H20]/SUM([.F20];[.H20];[.J20];[.L20];[.N20];[.P20])" office:value-type="percentage" office:value="0.742857142857143">
            <text:p>74.2857%</text:p>
          </table:table-cell>
          <table:table-cell table:formula="of:=[.J20]/SUM([.F20];[.H20];[.J20];[.L20];[.N20];[.P20])" office:value-type="percentage" office:value="0.0428571428571429">
            <text:p>4.2857%</text:p>
          </table:table-cell>
          <table:table-cell table:number-columns-repeated="4"/>
        </table:table-row>
        <table:table-row table:style-name="ro1">
          <table:table-cell office:value-type="string">
            <text:p>Mephisto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4 (N) Equip A</text:p>
          </table:table-cell>
          <table:table-cell office:value-type="float" office:value="52">
            <text:p>52</text:p>
          </table:table-cell>
          <table:table-cell office:value-type="string">
            <text:p>Act 4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21]/SUM([.F21];[.H21];[.J21];[.L21];[.N21];[.P21])" office:value-type="percentage" office:value="0.214285714285714">
            <text:p>21.4286%</text:p>
          </table:table-cell>
          <table:table-cell table:formula="of:=[.H21]/SUM([.F21];[.H21];[.J21];[.L21];[.N21];[.P21])" office:value-type="percentage" office:value="0.742857142857143">
            <text:p>74.2857%</text:p>
          </table:table-cell>
          <table:table-cell table:formula="of:=[.J21]/SUM([.F21];[.H21];[.J21];[.L21];[.N21];[.P21])" office:value-type="percentage" office:value="0.0428571428571429">
            <text:p>4.2857%</text:p>
          </table:table-cell>
          <table:table-cell table:number-columns-repeated="4"/>
        </table:table-row>
        <table:table-row table:style-name="ro1">
          <table:table-cell office:value-type="string">
            <text:p>Mephisto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4 (H) Equip A</text:p>
          </table:table-cell>
          <table:table-cell office:value-type="float" office:value="52">
            <text:p>52</text:p>
          </table:table-cell>
          <table:table-cell office:value-type="string">
            <text:p>Act 4 (H) Good</text:p>
          </table:table-cell>
          <table:table-cell office:value-type="float" office:value="3">
            <text:p>3</text:p>
          </table:table-cell>
          <table:table-cell office:value-type="string">
            <text:p>ceh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 table:number-columns-repeated="3"/>
          <table:table-cell table:formula="of:=[.F22]/SUM([.F22];[.H22];[.J22];[.L22];[.N22];[.P22])" office:value-type="percentage" office:value="0.211267605633803">
            <text:p>21.1268%</text:p>
          </table:table-cell>
          <table:table-cell table:formula="of:=[.H22]/SUM([.F22];[.H22];[.J22];[.L22];[.N22];[.P22])" office:value-type="percentage" office:value="0.732394366197183">
            <text:p>73.2394%</text:p>
          </table:table-cell>
          <table:table-cell table:formula="of:=[.J22]/SUM([.F22];[.H22];[.J22];[.L22];[.N22];[.P22])" office:value-type="percentage" office:value="0.0422535211267606">
            <text:p>4.2254%</text:p>
          </table:table-cell>
          <table:table-cell table:formula="of:=[.L22]/SUM([.F22];[.H22];[.J22];[.L22];[.N22];[.P22])" office:value-type="percentage" office:value="0.0140845070422535">
            <text:p>1.4085%</text:p>
          </table:table-cell>
          <table:table-cell table:number-columns-repeated="3"/>
        </table:table-row>
        <table:table-row table:style-name="ro1">
          <table:table-cell office:value-type="string">
            <text:p>Diablo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280"</text:p>
          </table:table-cell>
          <table:table-cell office:value-type="float" office:value="5">
            <text:p>5</text:p>
          </table:table-cell>
          <table:table-cell office:value-type="string">
            <text:p>Act 5 Equip A</text:p>
          </table:table-cell>
          <table:table-cell office:value-type="float" office:value="52">
            <text:p>52</text:p>
          </table:table-cell>
          <table:table-cell office:value-type="string">
            <text:p>Act 5 Junk</text:p>
          </table:table-cell>
          <table:table-cell office:value-type="float" office:value="5">
            <text:p>5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23]/SUM([.F23];[.H23];[.J23];[.L23];[.N23];[.P23])" office:value-type="percentage" office:value="0.1875">
            <text:p>18.7500%</text:p>
          </table:table-cell>
          <table:table-cell table:formula="of:=[.H23]/SUM([.F23];[.H23];[.J23];[.L23];[.N23];[.P23])" office:value-type="percentage" office:value="0.0625">
            <text:p>6.2500%</text:p>
          </table:table-cell>
          <table:table-cell table:formula="of:=[.J23]/SUM([.F23];[.H23];[.J23];[.L23];[.N23];[.P23])" office:value-type="percentage" office:value="0.65">
            <text:p>65.0000%</text:p>
          </table:table-cell>
          <table:table-cell table:formula="of:=[.L23]/SUM([.F23];[.H23];[.J23];[.L23];[.N23];[.P23])" office:value-type="percentage" office:value="0.0625">
            <text:p>6.2500%</text:p>
          </table:table-cell>
          <table:table-cell table:formula="of:=[.N23]/SUM([.F23];[.H23];[.J23];[.L23];[.N23];[.P23])" office:value-type="percentage" office:value="0.0375">
            <text:p>3.7500%</text:p>
          </table:table-cell>
          <table:table-cell table:number-columns-repeated="2"/>
        </table:table-row>
        <table:table-row table:style-name="ro1">
          <table:table-cell office:value-type="string">
            <text:p>Diablo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536"</text:p>
          </table:table-cell>
          <table:table-cell office:value-type="float" office:value="5">
            <text:p>5</text:p>
          </table:table-cell>
          <table:table-cell office:value-type="string">
            <text:p>Act 5 (N) Equip A</text:p>
          </table:table-cell>
          <table:table-cell office:value-type="float" office:value="52">
            <text:p>52</text:p>
          </table:table-cell>
          <table:table-cell office:value-type="string">
            <text:p>Act 5 (N) Junk</text:p>
          </table:table-cell>
          <table:table-cell office:value-type="float" office:value="5">
            <text:p>5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24]/SUM([.F24];[.H24];[.J24];[.L24];[.N24];[.P24])" office:value-type="percentage" office:value="0.1875">
            <text:p>18.7500%</text:p>
          </table:table-cell>
          <table:table-cell table:formula="of:=[.H24]/SUM([.F24];[.H24];[.J24];[.L24];[.N24];[.P24])" office:value-type="percentage" office:value="0.0625">
            <text:p>6.2500%</text:p>
          </table:table-cell>
          <table:table-cell table:formula="of:=[.J24]/SUM([.F24];[.H24];[.J24];[.L24];[.N24];[.P24])" office:value-type="percentage" office:value="0.65">
            <text:p>65.0000%</text:p>
          </table:table-cell>
          <table:table-cell table:formula="of:=[.L24]/SUM([.F24];[.H24];[.J24];[.L24];[.N24];[.P24])" office:value-type="percentage" office:value="0.0625">
            <text:p>6.2500%</text:p>
          </table:table-cell>
          <table:table-cell table:formula="of:=[.N24]/SUM([.F24];[.H24];[.J24];[.L24];[.N24];[.P24])" office:value-type="percentage" office:value="0.0375">
            <text:p>3.7500%</text:p>
          </table:table-cell>
          <table:table-cell table:number-columns-repeated="2"/>
        </table:table-row>
        <table:table-row table:style-name="ro1">
          <table:table-cell office:value-type="string">
            <text:p>Diablo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2048"</text:p>
          </table:table-cell>
          <table:table-cell office:value-type="float" office:value="5">
            <text:p>5</text:p>
          </table:table-cell>
          <table:table-cell office:value-type="string">
            <text:p>Act 5 (H) Equip A</text:p>
          </table:table-cell>
          <table:table-cell office:value-type="float" office:value="52">
            <text:p>52</text:p>
          </table:table-cell>
          <table:table-cell office:value-type="string">
            <text:p>Act 5 (H) Junk</text:p>
          </table:table-cell>
          <table:table-cell office:value-type="float" office:value="5">
            <text:p>5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bet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F25]/SUM([.F25];[.H25];[.J25];[.L25];[.N25];[.P25])" office:value-type="percentage" office:value="0.185185185185185">
            <text:p>18.5185%</text:p>
          </table:table-cell>
          <table:table-cell table:formula="of:=[.H25]/SUM([.F25];[.H25];[.J25];[.L25];[.N25];[.P25])" office:value-type="percentage" office:value="0.0617283950617284">
            <text:p>6.1728%</text:p>
          </table:table-cell>
          <table:table-cell table:formula="of:=[.J25]/SUM([.F25];[.H25];[.J25];[.L25];[.N25];[.P25])" office:value-type="percentage" office:value="0.641975308641975">
            <text:p>64.1975%</text:p>
          </table:table-cell>
          <table:table-cell table:formula="of:=[.L25]/SUM([.F25];[.H25];[.J25];[.L25];[.N25];[.P25])" office:value-type="percentage" office:value="0.0617283950617284">
            <text:p>6.1728%</text:p>
          </table:table-cell>
          <table:table-cell table:formula="of:=[.N25]/SUM([.F25];[.H25];[.J25];[.L25];[.N25];[.P25])" office:value-type="percentage" office:value="0.037037037037037">
            <text:p>3.7037%</text:p>
          </table:table-cell>
          <table:table-cell table:formula="of:=[.P25]/SUM([.F25];[.H25];[.J25];[.L25];[.N25];[.P25])" office:value-type="percentage" office:value="0.0123456790123457">
            <text:p>1.2346%</text:p>
          </table:table-cell>
          <table:table-cell/>
        </table:table-row>
        <table:table-row table:style-name="ro1">
          <table:table-cell office:value-type="string">
            <text:p>Diablo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5 Equip A</text:p>
          </table:table-cell>
          <table:table-cell office:value-type="float" office:value="52">
            <text:p>52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26]/SUM([.F26];[.H26];[.J26];[.L26];[.N26];[.P26])" office:value-type="percentage" office:value="0.214285714285714">
            <text:p>21.4286%</text:p>
          </table:table-cell>
          <table:table-cell table:formula="of:=[.H26]/SUM([.F26];[.H26];[.J26];[.L26];[.N26];[.P26])" office:value-type="percentage" office:value="0.742857142857143">
            <text:p>74.2857%</text:p>
          </table:table-cell>
          <table:table-cell table:formula="of:=[.J26]/SUM([.F26];[.H26];[.J26];[.L26];[.N26];[.P26])" office:value-type="percentage" office:value="0.0428571428571429">
            <text:p>4.2857%</text:p>
          </table:table-cell>
          <table:table-cell table:number-columns-repeated="4"/>
        </table:table-row>
        <table:table-row table:style-name="ro1">
          <table:table-cell office:value-type="string">
            <text:p>Diablo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5 (N) Equip A</text:p>
          </table:table-cell>
          <table:table-cell office:value-type="float" office:value="52">
            <text:p>52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27]/SUM([.F27];[.H27];[.J27];[.L27];[.N27];[.P27])" office:value-type="percentage" office:value="0.214285714285714">
            <text:p>21.4286%</text:p>
          </table:table-cell>
          <table:table-cell table:formula="of:=[.H27]/SUM([.F27];[.H27];[.J27];[.L27];[.N27];[.P27])" office:value-type="percentage" office:value="0.742857142857143">
            <text:p>74.2857%</text:p>
          </table:table-cell>
          <table:table-cell table:formula="of:=[.J27]/SUM([.F27];[.H27];[.J27];[.L27];[.N27];[.P27])" office:value-type="percentage" office:value="0.0428571428571429">
            <text:p>4.2857%</text:p>
          </table:table-cell>
          <table:table-cell table:number-columns-repeated="4"/>
        </table:table-row>
        <table:table-row table:style-name="ro1">
          <table:table-cell office:value-type="string">
            <text:p>Diablo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5 (H) Equip A</text:p>
          </table:table-cell>
          <table:table-cell office:value-type="float" office:value="52">
            <text:p>52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bet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 table:number-columns-repeated="3"/>
          <table:table-cell table:formula="of:=[.F28]/SUM([.F28];[.H28];[.J28];[.L28];[.N28];[.P28])" office:value-type="percentage" office:value="0.211267605633803">
            <text:p>21.1268%</text:p>
          </table:table-cell>
          <table:table-cell table:formula="of:=[.H28]/SUM([.F28];[.H28];[.J28];[.L28];[.N28];[.P28])" office:value-type="percentage" office:value="0.732394366197183">
            <text:p>73.2394%</text:p>
          </table:table-cell>
          <table:table-cell table:formula="of:=[.J28]/SUM([.F28];[.H28];[.J28];[.L28];[.N28];[.P28])" office:value-type="percentage" office:value="0.0422535211267606">
            <text:p>4.2254%</text:p>
          </table:table-cell>
          <table:table-cell table:formula="of:=[.L28]/SUM([.F28];[.H28];[.J28];[.L28];[.N28];[.P28])" office:value-type="percentage" office:value="0.0140845070422535">
            <text:p>1.4085%</text:p>
          </table:table-cell>
          <table:table-cell table:number-columns-repeated="3"/>
        </table:table-row>
        <table:table-row table:style-name="ro1">
          <table:table-cell office:value-type="string">
            <text:p>Summoner</text:p>
          </table:table-cell>
          <table:table-cell table:number-columns-repeated="2"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9">
            <text:p>9</text:p>
          </table:table-cell>
          <table:table-cell office:value-type="string">
            <text:p>Act 2 Equip C</text:p>
          </table:table-cell>
          <table:table-cell office:value-type="float" office:value="15">
            <text:p>15</text:p>
          </table:table-cell>
          <table:table-cell office:value-type="string">
            <text:p>Act 3 Junk</text:p>
          </table:table-cell>
          <table:table-cell office:value-type="float" office:value="5">
            <text:p>5</text:p>
          </table:table-cell>
          <table:table-cell office:value-type="string">
            <text:p>Act 2 Good</text:p>
          </table:table-cell>
          <table:table-cell office:value-type="float" office:value="3">
            <text:p>3</text:p>
          </table:table-cell>
          <table:table-cell office:value-type="string">
            <text:p>Act 3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29]/SUM([.F29];[.H29];[.J29];[.L29];[.N29];[.P29];[.R29])" office:value-type="percentage" office:value="0.345454545454545">
            <text:p>34.5455%</text:p>
          </table:table-cell>
          <table:table-cell table:formula="of:=[.H29]/SUM([.F29];[.H29];[.J29];[.L29];[.N29];[.P29];[.R29])" office:value-type="percentage" office:value="0.163636363636364">
            <text:p>16.3636%</text:p>
          </table:table-cell>
          <table:table-cell table:formula="of:=[.J29]/SUM([.F29];[.H29];[.J29];[.L29];[.N29];[.P29];[.R29])" office:value-type="percentage" office:value="0.272727272727273">
            <text:p>27.2727%</text:p>
          </table:table-cell>
          <table:table-cell table:formula="of:=[.L29]/SUM([.F29];[.H29];[.J29];[.L29];[.N29];[.P29];[.R29])" office:value-type="percentage" office:value="0.0909090909090909">
            <text:p>9.0909%</text:p>
          </table:table-cell>
          <table:table-cell table:formula="of:=[.N29]/SUM([.F29];[.H29];[.J29];[.L29];[.N29];[.P29];[.R29])" office:value-type="percentage" office:value="0.0545454545454545">
            <text:p>5.4545%</text:p>
          </table:table-cell>
          <table:table-cell table:formula="of:=[.P29]/SUM([.F29];[.H29];[.J29];[.L29];[.N29];[.P29];[.R29])" office:value-type="percentage" office:value="0.0727272727272727">
            <text:p>7.2727%</text:p>
          </table:table-cell>
          <table:table-cell/>
        </table:table-row>
        <table:table-row table:style-name="ro1">
          <table:table-cell office:value-type="string">
            <text:p>Summoner (N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9">
            <text:p>9</text:p>
          </table:table-cell>
          <table:table-cell office:value-type="string">
            <text:p>Act 2 (N) Equip C</text:p>
          </table:table-cell>
          <table:table-cell office:value-type="float" office:value="15">
            <text:p>15</text:p>
          </table:table-cell>
          <table:table-cell office:value-type="string">
            <text:p>Act 3 (N) Junk</text:p>
          </table:table-cell>
          <table:table-cell office:value-type="float" office:value="5">
            <text:p>5</text:p>
          </table:table-cell>
          <table:table-cell office:value-type="string">
            <text:p>Act 2 (N) Good</text:p>
          </table:table-cell>
          <table:table-cell office:value-type="float" office:value="3">
            <text:p>3</text:p>
          </table:table-cell>
          <table:table-cell office:value-type="string">
            <text:p>Act 3 (N)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29]/SUM([.F29];[.H29];[.J29];[.L29];[.N29];[.P29];[.R29])" office:value-type="percentage" office:value="0.345454545454545">
            <text:p>34.5455%</text:p>
          </table:table-cell>
          <table:table-cell table:formula="of:=[.H30]/SUM([.F30];[.H30];[.J30];[.L30];[.N30];[.P30];[.R30])" office:value-type="percentage" office:value="0.163636363636364">
            <text:p>16.3636%</text:p>
          </table:table-cell>
          <table:table-cell table:formula="of:=[.J30]/SUM([.F30];[.H30];[.J30];[.L30];[.N30];[.P30];[.R30])" office:value-type="percentage" office:value="0.272727272727273">
            <text:p>27.2727%</text:p>
          </table:table-cell>
          <table:table-cell table:formula="of:=[.L30]/SUM([.F30];[.H30];[.J30];[.L30];[.N30];[.P30];[.R30])" office:value-type="percentage" office:value="0.0909090909090909">
            <text:p>9.0909%</text:p>
          </table:table-cell>
          <table:table-cell table:formula="of:=[.N30]/SUM([.F30];[.H30];[.J30];[.L30];[.N30];[.P30];[.R30])" office:value-type="percentage" office:value="0.0545454545454545">
            <text:p>5.4545%</text:p>
          </table:table-cell>
          <table:table-cell table:formula="of:=[.P30]/SUM([.F30];[.H30];[.J30];[.L30];[.N30];[.P30];[.R30])" office:value-type="percentage" office:value="0.0727272727272727">
            <text:p>7.2727%</text:p>
          </table:table-cell>
          <table:table-cell/>
        </table:table-row>
        <table:table-row table:style-name="ro1">
          <table:table-cell office:value-type="string">
            <text:p>Summoner (H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9">
            <text:p>9</text:p>
          </table:table-cell>
          <table:table-cell office:value-type="string">
            <text:p>Act 2 (H) Equip C</text:p>
          </table:table-cell>
          <table:table-cell office:value-type="float" office:value="15">
            <text:p>15</text:p>
          </table:table-cell>
          <table:table-cell office:value-type="string">
            <text:p>Act 3 (H) Junk</text:p>
          </table:table-cell>
          <table:table-cell office:value-type="float" office:value="5">
            <text:p>5</text:p>
          </table:table-cell>
          <table:table-cell office:value-type="string">
            <text:p>Act 2 (H) Good</text:p>
          </table:table-cell>
          <table:table-cell office:value-type="float" office:value="3">
            <text:p>3</text:p>
          </table:table-cell>
          <table:table-cell office:value-type="string">
            <text:p>Act 3 (H) Magic A</text:p>
          </table:table-cell>
          <table:table-cell office:value-type="float" office:value="4">
            <text:p>4</text:p>
          </table:table-cell>
          <table:table-cell office:value-type="string">
            <text:p>pk2</text:p>
          </table:table-cell>
          <table:table-cell office:value-type="float" office:value="1">
            <text:p>1</text:p>
          </table:table-cell>
          <table:table-cell/>
          <table:table-cell table:formula="of:=[.F29]/SUM([.F29];[.H29];[.J29];[.L29];[.N29];[.P29];[.R29])" office:value-type="percentage" office:value="0.345454545454545">
            <text:p>34.5455%</text:p>
          </table:table-cell>
          <table:table-cell table:formula="of:=[.H31]/SUM([.F31];[.H31];[.J31];[.L31];[.N31];[.P31];[.R31])" office:value-type="percentage" office:value="0.160714285714286">
            <text:p>16.0714%</text:p>
          </table:table-cell>
          <table:table-cell table:formula="of:=[.J31]/SUM([.F31];[.H31];[.J31];[.L31];[.N31];[.P31];[.R31])" office:value-type="percentage" office:value="0.267857142857143">
            <text:p>26.7857%</text:p>
          </table:table-cell>
          <table:table-cell table:formula="of:=[.L31]/SUM([.F31];[.H31];[.J31];[.L31];[.N31];[.P31];[.R31])" office:value-type="percentage" office:value="0.0892857142857143">
            <text:p>8.9286%</text:p>
          </table:table-cell>
          <table:table-cell table:formula="of:=[.N31]/SUM([.F31];[.H31];[.J31];[.L31];[.N31];[.P31];[.R31])" office:value-type="percentage" office:value="0.0535714285714286">
            <text:p>5.3571%</text:p>
          </table:table-cell>
          <table:table-cell table:formula="of:=[.P31]/SUM([.F31];[.H31];[.J31];[.L31];[.N31];[.P31];[.R31])" office:value-type="percentage" office:value="0.0714285714285714">
            <text:p>7.1429%</text:p>
          </table:table-cell>
          <table:table-cell table:style-name="ce2" table:formula="of:=[.R31]/SUM([.F31];[.H31];[.J31];[.L31];[.N31];[.P31];[.R31])" office:value-type="percentage" office:value="0.0178571428571429">
            <text:p>1.7857%</text:p>
          </table:table-cell>
        </table:table-row>
        <table:table-row table:style-name="ro1">
          <table:table-cell office:value-type="string">
            <text:p>Council</text:p>
          </table:table-cell>
          <table:table-cell office:value-type="float" office:value="650">
            <text:p>6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9">
            <text:p>9</text:p>
          </table:table-cell>
          <table:table-cell office:value-type="string">
            <text:p>Act 4 Equip A</text:p>
          </table:table-cell>
          <table:table-cell office:value-type="float" office:value="15">
            <text:p>15</text:p>
          </table:table-cell>
          <table:table-cell office:value-type="string">
            <text:p>Act 4 Junk</text:p>
          </table:table-cell>
          <table:table-cell office:value-type="float" office:value="5">
            <text:p>5</text:p>
          </table:table-cell>
          <table:table-cell office:value-type="string">
            <text:p>Act 4 Good</text:p>
          </table:table-cell>
          <table:table-cell office:value-type="float" office:value="3">
            <text:p>3</text:p>
          </table:table-cell>
          <table:table-cell office:value-type="string">
            <text:p>Act 4 Magic A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[.F32]/SUM([.F32];[.H32];[.J32];[.L32];[.N32];[.P32])" office:value-type="percentage" office:value="0.345454545454545">
            <text:p>34.5455%</text:p>
          </table:table-cell>
          <table:table-cell table:formula="of:=[.H32]/SUM([.F32];[.H32];[.J32];[.L32];[.N32];[.P32])" office:value-type="percentage" office:value="0.163636363636364">
            <text:p>16.3636%</text:p>
          </table:table-cell>
          <table:table-cell table:formula="of:=[.J32]/SUM([.F32];[.H32];[.J32];[.L32];[.N32];[.P32])" office:value-type="percentage" office:value="0.272727272727273">
            <text:p>27.2727%</text:p>
          </table:table-cell>
          <table:table-cell table:formula="of:=[.L32]/SUM([.F32];[.H32];[.J32];[.L32];[.N32];[.P32])" office:value-type="percentage" office:value="0.0909090909090909">
            <text:p>9.0909%</text:p>
          </table:table-cell>
          <table:table-cell table:formula="of:=[.N32]/SUM([.F32];[.H32];[.J32];[.L32];[.N32];[.P32])" office:value-type="percentage" office:value="0.0545454545454545">
            <text:p>5.4545%</text:p>
          </table:table-cell>
          <table:table-cell table:formula="of:=[.P32]/SUM([.F32];[.H32];[.J32];[.L32];[.N32];[.P32])" office:value-type="percentage" office:value="0.0727272727272727">
            <text:p>7.2727%</text:p>
          </table:table-cell>
          <table:table-cell/>
        </table:table-row>
        <table:table-row table:style-name="ro1">
          <table:table-cell office:value-type="string">
            <text:p>Council (N)</text:p>
          </table:table-cell>
          <table:table-cell office:value-type="float" office:value="650">
            <text:p>6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9">
            <text:p>9</text:p>
          </table:table-cell>
          <table:table-cell office:value-type="string">
            <text:p>Act 4 (N) Equip A</text:p>
          </table:table-cell>
          <table:table-cell office:value-type="float" office:value="15">
            <text:p>15</text:p>
          </table:table-cell>
          <table:table-cell office:value-type="string">
            <text:p>Act 4 (N) Junk</text:p>
          </table:table-cell>
          <table:table-cell office:value-type="float" office:value="5">
            <text:p>5</text:p>
          </table:table-cell>
          <table:table-cell office:value-type="string">
            <text:p>Act 4 (N) Good</text:p>
          </table:table-cell>
          <table:table-cell office:value-type="float" office:value="3">
            <text:p>3</text:p>
          </table:table-cell>
          <table:table-cell office:value-type="string">
            <text:p>Act 4 (N) Magic A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[.F33]/SUM([.F33];[.H33];[.J33];[.L33];[.N33];[.P33])" office:value-type="percentage" office:value="0.345454545454545">
            <text:p>34.5455%</text:p>
          </table:table-cell>
          <table:table-cell table:formula="of:=[.H33]/SUM([.F33];[.H33];[.J33];[.L33];[.N33];[.P33])" office:value-type="percentage" office:value="0.163636363636364">
            <text:p>16.3636%</text:p>
          </table:table-cell>
          <table:table-cell table:formula="of:=[.J33]/SUM([.F33];[.H33];[.J33];[.L33];[.N33];[.P33])" office:value-type="percentage" office:value="0.272727272727273">
            <text:p>27.2727%</text:p>
          </table:table-cell>
          <table:table-cell table:formula="of:=[.L33]/SUM([.F33];[.H33];[.J33];[.L33];[.N33];[.P33])" office:value-type="percentage" office:value="0.0909090909090909">
            <text:p>9.0909%</text:p>
          </table:table-cell>
          <table:table-cell table:formula="of:=[.N33]/SUM([.F33];[.H33];[.J33];[.L33];[.N33];[.P33])" office:value-type="percentage" office:value="0.0545454545454545">
            <text:p>5.4545%</text:p>
          </table:table-cell>
          <table:table-cell table:formula="of:=[.P33]/SUM([.F33];[.H33];[.J33];[.L33];[.N33];[.P33])" office:value-type="percentage" office:value="0.0727272727272727">
            <text:p>7.2727%</text:p>
          </table:table-cell>
          <table:table-cell/>
        </table:table-row>
        <table:table-row table:style-name="ro1">
          <table:table-cell office:value-type="string">
            <text:p>Council (H)</text:p>
          </table:table-cell>
          <table:table-cell office:value-type="float" office:value="650">
            <text:p>6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9">
            <text:p>9</text:p>
          </table:table-cell>
          <table:table-cell office:value-type="string">
            <text:p>Act 4 (H) Equip A</text:p>
          </table:table-cell>
          <table:table-cell office:value-type="float" office:value="15">
            <text:p>15</text:p>
          </table:table-cell>
          <table:table-cell office:value-type="string">
            <text:p>Act 4 (H) Junk</text:p>
          </table:table-cell>
          <table:table-cell office:value-type="float" office:value="5">
            <text:p>5</text:p>
          </table:table-cell>
          <table:table-cell office:value-type="string">
            <text:p>Act 4 (H) Good</text:p>
          </table:table-cell>
          <table:table-cell office:value-type="float" office:value="3">
            <text:p>3</text:p>
          </table:table-cell>
          <table:table-cell office:value-type="string">
            <text:p>Act 4 (H) Magic A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[.F34]/SUM([.F34];[.H34];[.J34];[.L34];[.N34];[.P34])" office:value-type="percentage" office:value="0.345454545454545">
            <text:p>34.5455%</text:p>
          </table:table-cell>
          <table:table-cell table:formula="of:=[.H34]/SUM([.F34];[.H34];[.J34];[.L34];[.N34];[.P34])" office:value-type="percentage" office:value="0.163636363636364">
            <text:p>16.3636%</text:p>
          </table:table-cell>
          <table:table-cell table:formula="of:=[.J34]/SUM([.F34];[.H34];[.J34];[.L34];[.N34];[.P34])" office:value-type="percentage" office:value="0.272727272727273">
            <text:p>27.2727%</text:p>
          </table:table-cell>
          <table:table-cell table:formula="of:=[.L34]/SUM([.F34];[.H34];[.J34];[.L34];[.N34];[.P34])" office:value-type="percentage" office:value="0.0909090909090909">
            <text:p>9.0909%</text:p>
          </table:table-cell>
          <table:table-cell table:formula="of:=[.N34]/SUM([.F34];[.H34];[.J34];[.L34];[.N34];[.P34])" office:value-type="percentage" office:value="0.0545454545454545">
            <text:p>5.4545%</text:p>
          </table:table-cell>
          <table:table-cell table:formula="of:=[.P34]/SUM([.F34];[.H34];[.J34];[.L34];[.N34];[.P34])" office:value-type="percentage" office:value="0.0727272727272727">
            <text:p>7.2727%</text:p>
          </table:table-cell>
          <table:table-cell/>
        </table:table-row>
        <table:table-row table:style-name="ro1">
          <table:table-cell office:value-type="string">
            <text:p>Cow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5 Equip A</text:p>
          </table:table-cell>
          <table:table-cell office:value-type="float" office:value="19">
            <text:p>19</text:p>
          </table:table-cell>
          <table:table-cell office:value-type="string">
            <text:p>Act 5 Junk</text:p>
          </table:table-cell>
          <table:table-cell office:value-type="float" office:value="19">
            <text:p>19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35]/SUM([.F35];[.H35];[.J35];[.L35];[.N35];[.P35])" office:value-type="percentage" office:value="0.625">
            <text:p>62.5000%</text:p>
          </table:table-cell>
          <table:table-cell table:formula="of:=[.H35]/SUM([.F35];[.H35];[.J35];[.L35];[.N35];[.P35])" office:value-type="percentage" office:value="0.11875">
            <text:p>11.8750%</text:p>
          </table:table-cell>
          <table:table-cell table:formula="of:=[.J35]/SUM([.F35];[.H35];[.J35];[.L35];[.N35];[.P35])" office:value-type="percentage" office:value="0.11875">
            <text:p>11.8750%</text:p>
          </table:table-cell>
          <table:table-cell table:formula="of:=[.L35]/SUM([.F35];[.H35];[.J35];[.L35];[.N35];[.P35])" office:value-type="percentage" office:value="0.11875">
            <text:p>11.8750%</text:p>
          </table:table-cell>
          <table:table-cell table:formula="of:=[.N35]/SUM([.F35];[.H35];[.J35];[.L35];[.N35];[.P35])" office:value-type="percentage" office:value="0.01875">
            <text:p>1.8750%</text:p>
          </table:table-cell>
          <table:table-cell table:number-columns-repeated="2"/>
        </table:table-row>
        <table:table-row table:style-name="ro1">
          <table:table-cell office:value-type="string">
            <text:p>Cow (N)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5 (N) Equip A</text:p>
          </table:table-cell>
          <table:table-cell office:value-type="float" office:value="19">
            <text:p>19</text:p>
          </table:table-cell>
          <table:table-cell office:value-type="string">
            <text:p>Act 5 (N) Junk</text:p>
          </table:table-cell>
          <table:table-cell office:value-type="float" office:value="19">
            <text:p>19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36]/SUM([.F36];[.H36];[.J36];[.L36];[.N36];[.P36])" office:value-type="percentage" office:value="0.625">
            <text:p>62.5000%</text:p>
          </table:table-cell>
          <table:table-cell table:formula="of:=[.H36]/SUM([.F36];[.H36];[.J36];[.L36];[.N36];[.P36])" office:value-type="percentage" office:value="0.11875">
            <text:p>11.8750%</text:p>
          </table:table-cell>
          <table:table-cell table:formula="of:=[.J36]/SUM([.F36];[.H36];[.J36];[.L36];[.N36];[.P36])" office:value-type="percentage" office:value="0.11875">
            <text:p>11.8750%</text:p>
          </table:table-cell>
          <table:table-cell table:formula="of:=[.L36]/SUM([.F36];[.H36];[.J36];[.L36];[.N36];[.P36])" office:value-type="percentage" office:value="0.11875">
            <text:p>11.8750%</text:p>
          </table:table-cell>
          <table:table-cell table:formula="of:=[.N36]/SUM([.F36];[.H36];[.J36];[.L36];[.N36];[.P36])" office:value-type="percentage" office:value="0.01875">
            <text:p>1.8750%</text:p>
          </table:table-cell>
          <table:table-cell table:number-columns-repeated="2"/>
        </table:table-row>
        <table:table-row table:style-name="ro1">
          <table:table-cell office:value-type="string">
            <text:p>Cow (H)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5 (H) Equip B</text:p>
          </table:table-cell>
          <table:table-cell office:value-type="float" office:value="19">
            <text:p>19</text:p>
          </table:table-cell>
          <table:table-cell office:value-type="string">
            <text:p>Act 5 (H) Junk</text:p>
          </table:table-cell>
          <table:table-cell office:value-type="float" office:value="19">
            <text:p>19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37]/SUM([.F37];[.H37];[.J37];[.L37];[.N37];[.P37])" office:value-type="percentage" office:value="0.625">
            <text:p>62.5000%</text:p>
          </table:table-cell>
          <table:table-cell table:formula="of:=[.H37]/SUM([.F37];[.H37];[.J37];[.L37];[.N37];[.P37])" office:value-type="percentage" office:value="0.11875">
            <text:p>11.8750%</text:p>
          </table:table-cell>
          <table:table-cell table:formula="of:=[.J37]/SUM([.F37];[.H37];[.J37];[.L37];[.N37];[.P37])" office:value-type="percentage" office:value="0.11875">
            <text:p>11.8750%</text:p>
          </table:table-cell>
          <table:table-cell table:formula="of:=[.L37]/SUM([.F37];[.H37];[.J37];[.L37];[.N37];[.P37])" office:value-type="percentage" office:value="0.11875">
            <text:p>11.8750%</text:p>
          </table:table-cell>
          <table:table-cell table:formula="of:=[.N37]/SUM([.F37];[.H37];[.J37];[.L37];[.N37];[.P37])" office:value-type="percentage" office:value="0.01875">
            <text:p>1.8750%</text:p>
          </table:table-cell>
          <table:table-cell table:number-columns-repeated="2"/>
        </table:table-row>
        <table:table-row table:style-name="ro1">
          <table:table-cell office:value-type="string">
            <text:p>Haphesto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5 Equip A</text:p>
          </table:table-cell>
          <table:table-cell office:value-type="float" office:value="19">
            <text:p>19</text:p>
          </table:table-cell>
          <table:table-cell office:value-type="string">
            <text:p>Act 5 Junk</text:p>
          </table:table-cell>
          <table:table-cell office:value-type="float" office:value="5">
            <text:p>5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38]/SUM([.F38];[.H38];[.J38];[.L38];[.N38];[.P38])" office:value-type="percentage" office:value="0.316666666666667">
            <text:p>31.6667%</text:p>
          </table:table-cell>
          <table:table-cell table:formula="of:=[.H38]/SUM([.F38];[.H38];[.J38];[.L38];[.N38];[.P38])" office:value-type="percentage" office:value="0.233333333333333">
            <text:p>23.3333%</text:p>
          </table:table-cell>
          <table:table-cell table:formula="of:=[.J38]/SUM([.F38];[.H38];[.J38];[.L38];[.N38];[.P38])" office:value-type="percentage" office:value="0.316666666666667">
            <text:p>31.6667%</text:p>
          </table:table-cell>
          <table:table-cell table:formula="of:=[.L38]/SUM([.F38];[.H38];[.J38];[.L38];[.N38];[.P38])" office:value-type="percentage" office:value="0.0833333333333333">
            <text:p>8.3333%</text:p>
          </table:table-cell>
          <table:table-cell table:formula="of:=[.N38]/SUM([.F38];[.H38];[.J38];[.L38];[.N38];[.P38])" office:value-type="percentage" office:value="0.05">
            <text:p>5.0000%</text:p>
          </table:table-cell>
          <table:table-cell table:number-columns-repeated="2"/>
        </table:table-row>
        <table:table-row table:style-name="ro1">
          <table:table-cell office:value-type="string">
            <text:p>Haphesto (N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5 (N) Equip A</text:p>
          </table:table-cell>
          <table:table-cell office:value-type="float" office:value="19">
            <text:p>19</text:p>
          </table:table-cell>
          <table:table-cell office:value-type="string">
            <text:p>Act 5 (N) Junk</text:p>
          </table:table-cell>
          <table:table-cell office:value-type="float" office:value="5">
            <text:p>5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39]/SUM([.F39];[.H39];[.J39];[.L39];[.N39];[.P39])" office:value-type="percentage" office:value="0.316666666666667">
            <text:p>31.6667%</text:p>
          </table:table-cell>
          <table:table-cell table:formula="of:=[.H39]/SUM([.F39];[.H39];[.J39];[.L39];[.N39];[.P39])" office:value-type="percentage" office:value="0.233333333333333">
            <text:p>23.3333%</text:p>
          </table:table-cell>
          <table:table-cell table:formula="of:=[.J39]/SUM([.F39];[.H39];[.J39];[.L39];[.N39];[.P39])" office:value-type="percentage" office:value="0.316666666666667">
            <text:p>31.6667%</text:p>
          </table:table-cell>
          <table:table-cell table:formula="of:=[.L39]/SUM([.F39];[.H39];[.J39];[.L39];[.N39];[.P39])" office:value-type="percentage" office:value="0.0833333333333333">
            <text:p>8.3333%</text:p>
          </table:table-cell>
          <table:table-cell table:formula="of:=[.N39]/SUM([.F39];[.H39];[.J39];[.L39];[.N39];[.P39])" office:value-type="percentage" office:value="0.05">
            <text:p>5.0000%</text:p>
          </table:table-cell>
          <table:table-cell table:number-columns-repeated="2"/>
        </table:table-row>
        <table:table-row table:style-name="ro1">
          <table:table-cell office:value-type="string">
            <text:p>Haphesto (H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5 (H) Equip A</text:p>
          </table:table-cell>
          <table:table-cell office:value-type="float" office:value="19">
            <text:p>19</text:p>
          </table:table-cell>
          <table:table-cell office:value-type="string">
            <text:p>Act 5 (H) Junk</text:p>
          </table:table-cell>
          <table:table-cell office:value-type="float" office:value="5">
            <text:p>5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40]/SUM([.F40];[.H40];[.J40];[.L40];[.N40];[.P40])" office:value-type="percentage" office:value="0.316666666666667">
            <text:p>31.6667%</text:p>
          </table:table-cell>
          <table:table-cell table:formula="of:=[.H40]/SUM([.F40];[.H40];[.J40];[.L40];[.N40];[.P40])" office:value-type="percentage" office:value="0.233333333333333">
            <text:p>23.3333%</text:p>
          </table:table-cell>
          <table:table-cell table:formula="of:=[.J40]/SUM([.F40];[.H40];[.J40];[.L40];[.N40];[.P40])" office:value-type="percentage" office:value="0.316666666666667">
            <text:p>31.6667%</text:p>
          </table:table-cell>
          <table:table-cell table:formula="of:=[.L40]/SUM([.F40];[.H40];[.J40];[.L40];[.N40];[.P40])" office:value-type="percentage" office:value="0.0833333333333333">
            <text:p>8.3333%</text:p>
          </table:table-cell>
          <table:table-cell table:formula="of:=[.N40]/SUM([.F40];[.H40];[.J40];[.L40];[.N40];[.P40])" office:value-type="percentage" office:value="0.05">
            <text:p>5.0000%</text:p>
          </table:table-cell>
          <table:table-cell table:number-columns-repeated="2"/>
        </table:table-row>
        <table:table-row table:style-name="ro1">
          <table:table-cell office:value-type="string">
            <text:p>Nihlathak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5 Equip B</text:p>
          </table:table-cell>
          <table:table-cell office:value-type="float" office:value="19">
            <text:p>19</text:p>
          </table:table-cell>
          <table:table-cell office:value-type="string">
            <text:p>Act 5 Junk</text:p>
          </table:table-cell>
          <table:table-cell office:value-type="float" office:value="5">
            <text:p>5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41]/SUM([.F41];[.H41];[.J41];[.L41];[.N41];[.P41])" office:value-type="percentage" office:value="0.316666666666667">
            <text:p>31.6667%</text:p>
          </table:table-cell>
          <table:table-cell table:formula="of:=[.H41]/SUM([.F41];[.H41];[.J41];[.L41];[.N41];[.P41])" office:value-type="percentage" office:value="0.233333333333333">
            <text:p>23.3333%</text:p>
          </table:table-cell>
          <table:table-cell table:formula="of:=[.J41]/SUM([.F41];[.H41];[.J41];[.L41];[.N41];[.P41])" office:value-type="percentage" office:value="0.316666666666667">
            <text:p>31.6667%</text:p>
          </table:table-cell>
          <table:table-cell table:formula="of:=[.L41]/SUM([.F41];[.H41];[.J41];[.L41];[.N41];[.P41])" office:value-type="percentage" office:value="0.0833333333333333">
            <text:p>8.3333%</text:p>
          </table:table-cell>
          <table:table-cell table:formula="of:=[.N41]/SUM([.F41];[.H41];[.J41];[.L41];[.N41];[.P41])" office:value-type="percentage" office:value="0.05">
            <text:p>5.0000%</text:p>
          </table:table-cell>
          <table:table-cell table:number-columns-repeated="2"/>
        </table:table-row>
        <table:table-row table:style-name="ro1">
          <table:table-cell office:value-type="string">
            <text:p>Nihlathak (N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5 (N) Equip B</text:p>
          </table:table-cell>
          <table:table-cell office:value-type="float" office:value="19">
            <text:p>19</text:p>
          </table:table-cell>
          <table:table-cell office:value-type="string">
            <text:p>Act 5 (N) Junk</text:p>
          </table:table-cell>
          <table:table-cell office:value-type="float" office:value="5">
            <text:p>5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42]/SUM([.F42];[.H42];[.J42];[.L42];[.N42];[.P42])" office:value-type="percentage" office:value="0.316666666666667">
            <text:p>31.6667%</text:p>
          </table:table-cell>
          <table:table-cell table:formula="of:=[.H42]/SUM([.F42];[.H42];[.J42];[.L42];[.N42];[.P42])" office:value-type="percentage" office:value="0.233333333333333">
            <text:p>23.3333%</text:p>
          </table:table-cell>
          <table:table-cell table:formula="of:=[.J42]/SUM([.F42];[.H42];[.J42];[.L42];[.N42];[.P42])" office:value-type="percentage" office:value="0.316666666666667">
            <text:p>31.6667%</text:p>
          </table:table-cell>
          <table:table-cell table:formula="of:=[.L42]/SUM([.F42];[.H42];[.J42];[.L42];[.N42];[.P42])" office:value-type="percentage" office:value="0.0833333333333333">
            <text:p>8.3333%</text:p>
          </table:table-cell>
          <table:table-cell table:formula="of:=[.N42]/SUM([.F42];[.H42];[.J42];[.L42];[.N42];[.P42])" office:value-type="percentage" office:value="0.05">
            <text:p>5.0000%</text:p>
          </table:table-cell>
          <table:table-cell table:number-columns-repeated="2"/>
        </table:table-row>
        <table:table-row table:style-name="ro1">
          <table:table-cell office:value-type="string">
            <text:p>Nihlathak (H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5 (H) Equip B</text:p>
          </table:table-cell>
          <table:table-cell office:value-type="float" office:value="19">
            <text:p>19</text:p>
          </table:table-cell>
          <table:table-cell office:value-type="string">
            <text:p>Act 5 (H) Junk</text:p>
          </table:table-cell>
          <table:table-cell office:value-type="float" office:value="5">
            <text:p>5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pk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F43]/SUM([.F43];[.H43];[.J43];[.L43];[.N43];[.P43])" office:value-type="percentage" office:value="0.311475409836066">
            <text:p>31.1475%</text:p>
          </table:table-cell>
          <table:table-cell table:formula="of:=[.H43]/SUM([.F43];[.H43];[.J43];[.L43];[.N43];[.P43])" office:value-type="percentage" office:value="0.229508196721311">
            <text:p>22.9508%</text:p>
          </table:table-cell>
          <table:table-cell table:formula="of:=[.J43]/SUM([.F43];[.H43];[.J43];[.L43];[.N43];[.P43])" office:value-type="percentage" office:value="0.311475409836066">
            <text:p>31.1475%</text:p>
          </table:table-cell>
          <table:table-cell table:formula="of:=[.L43]/SUM([.F43];[.H43];[.J43];[.L43];[.N43];[.P43])" office:value-type="percentage" office:value="0.0819672131147541">
            <text:p>8.1967%</text:p>
          </table:table-cell>
          <table:table-cell table:formula="of:=[.N43]/SUM([.F43];[.H43];[.J43];[.L43];[.N43];[.P43])" office:value-type="percentage" office:value="0.0491803278688525">
            <text:p>4.9180%</text:p>
          </table:table-cell>
          <table:table-cell table:formula="of:=[.P43]/SUM([.F43];[.H43];[.J43];[.L43];[.N43];[.P43])" office:value-type="percentage" office:value="0.0163934426229508">
            <text:p>1.6393%</text:p>
          </table:table-cell>
          <table:table-cell/>
        </table:table-row>
        <table:table-row table:style-name="ro1">
          <table:table-cell office:value-type="string">
            <text:p>Baal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280"</text:p>
          </table:table-cell>
          <table:table-cell office:value-type="float" office:value="5">
            <text:p>5</text:p>
          </table:table-cell>
          <table:table-cell office:value-type="string">
            <text:p>Act 1 (N) Equip A</text:p>
          </table:table-cell>
          <table:table-cell office:value-type="float" office:value="52">
            <text:p>52</text:p>
          </table:table-cell>
          <table:table-cell office:value-type="string">
            <text:p>Act 1 (N) Junk</text:p>
          </table:table-cell>
          <table:table-cell office:value-type="float" office:value="5">
            <text:p>5</text:p>
          </table:table-cell>
          <table:table-cell office:value-type="string">
            <text:p>Act 1 (N)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44]/SUM([.F44];[.H44];[.J44];[.L44];[.N44];[.P44])" office:value-type="percentage" office:value="0.1875">
            <text:p>18.7500%</text:p>
          </table:table-cell>
          <table:table-cell table:formula="of:=[.H44]/SUM([.F44];[.H44];[.J44];[.L44];[.N44];[.P44])" office:value-type="percentage" office:value="0.0625">
            <text:p>6.2500%</text:p>
          </table:table-cell>
          <table:table-cell table:formula="of:=[.J44]/SUM([.F44];[.H44];[.J44];[.L44];[.N44];[.P44])" office:value-type="percentage" office:value="0.65">
            <text:p>65.0000%</text:p>
          </table:table-cell>
          <table:table-cell table:formula="of:=[.L44]/SUM([.F44];[.H44];[.J44];[.L44];[.N44];[.P44])" office:value-type="percentage" office:value="0.0625">
            <text:p>6.2500%</text:p>
          </table:table-cell>
          <table:table-cell table:formula="of:=[.N44]/SUM([.F44];[.H44];[.J44];[.L44];[.N44];[.P44])" office:value-type="percentage" office:value="0.0375">
            <text:p>3.7500%</text:p>
          </table:table-cell>
          <table:table-cell table:number-columns-repeated="2"/>
        </table:table-row>
        <table:table-row table:style-name="ro1">
          <table:table-cell office:value-type="string">
            <text:p>Baal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536"</text:p>
          </table:table-cell>
          <table:table-cell office:value-type="float" office:value="5">
            <text:p>5</text:p>
          </table:table-cell>
          <table:table-cell office:value-type="string">
            <text:p>Act 1 (H) Equip A</text:p>
          </table:table-cell>
          <table:table-cell office:value-type="float" office:value="52">
            <text:p>52</text:p>
          </table:table-cell>
          <table:table-cell office:value-type="string">
            <text:p>Act 1 (H) Junk</text:p>
          </table:table-cell>
          <table:table-cell office:value-type="float" office:value="5">
            <text:p>5</text:p>
          </table:table-cell>
          <table:table-cell office:value-type="string">
            <text:p>Act 1 (H)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45]/SUM([.F45];[.H45];[.J45];[.L45];[.N45];[.P45])" office:value-type="percentage" office:value="0.1875">
            <text:p>18.7500%</text:p>
          </table:table-cell>
          <table:table-cell table:formula="of:=[.H45]/SUM([.F45];[.H45];[.J45];[.L45];[.N45];[.P45])" office:value-type="percentage" office:value="0.0625">
            <text:p>6.2500%</text:p>
          </table:table-cell>
          <table:table-cell table:formula="of:=[.J45]/SUM([.F45];[.H45];[.J45];[.L45];[.N45];[.P45])" office:value-type="percentage" office:value="0.65">
            <text:p>65.0000%</text:p>
          </table:table-cell>
          <table:table-cell table:formula="of:=[.L45]/SUM([.F45];[.H45];[.J45];[.L45];[.N45];[.P45])" office:value-type="percentage" office:value="0.0625">
            <text:p>6.2500%</text:p>
          </table:table-cell>
          <table:table-cell table:formula="of:=[.N45]/SUM([.F45];[.H45];[.J45];[.L45];[.N45];[.P45])" office:value-type="percentage" office:value="0.0375">
            <text:p>3.7500%</text:p>
          </table:table-cell>
          <table:table-cell table:number-columns-repeated="2"/>
        </table:table-row>
        <table:table-row table:style-name="ro1">
          <table:table-cell office:value-type="string">
            <text:p>Baal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2048"</text:p>
          </table:table-cell>
          <table:table-cell office:value-type="float" office:value="5">
            <text:p>5</text:p>
          </table:table-cell>
          <table:table-cell office:value-type="string">
            <text:p>Act 5 (H) Equip B</text:p>
          </table:table-cell>
          <table:table-cell office:value-type="float" office:value="52">
            <text:p>52</text:p>
          </table:table-cell>
          <table:table-cell office:value-type="string">
            <text:p>Act 5 (H) Junk</text:p>
          </table:table-cell>
          <table:table-cell office:value-type="float" office:value="5">
            <text:p>5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fed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F46]/SUM([.F46];[.H46];[.J46];[.L46];[.N46];[.P46])" office:value-type="percentage" office:value="0.185185185185185">
            <text:p>18.5185%</text:p>
          </table:table-cell>
          <table:table-cell table:formula="of:=[.H46]/SUM([.F46];[.H46];[.J46];[.L46];[.N46];[.P46])" office:value-type="percentage" office:value="0.0617283950617284">
            <text:p>6.1728%</text:p>
          </table:table-cell>
          <table:table-cell table:formula="of:=[.J46]/SUM([.F46];[.H46];[.J46];[.L46];[.N46];[.P46])" office:value-type="percentage" office:value="0.641975308641975">
            <text:p>64.1975%</text:p>
          </table:table-cell>
          <table:table-cell table:formula="of:=[.L46]/SUM([.F46];[.H46];[.J46];[.L46];[.N46];[.P46])" office:value-type="percentage" office:value="0.0617283950617284">
            <text:p>6.1728%</text:p>
          </table:table-cell>
          <table:table-cell table:formula="of:=[.N46]/SUM([.F46];[.H46];[.J46];[.L46];[.N46];[.P46])" office:value-type="percentage" office:value="0.037037037037037">
            <text:p>3.7037%</text:p>
          </table:table-cell>
          <table:table-cell table:formula="of:=[.P46]/SUM([.F46];[.H46];[.J46];[.L46];[.N46];[.P46])" office:value-type="percentage" office:value="0.0123456790123457">
            <text:p>1.2346%</text:p>
          </table:table-cell>
          <table:table-cell/>
        </table:table-row>
        <table:table-row table:style-name="ro1">
          <table:table-cell office:value-type="string">
            <text:p>Baal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1 (N) Equip A</text:p>
          </table:table-cell>
          <table:table-cell office:value-type="float" office:value="52">
            <text:p>52</text:p>
          </table:table-cell>
          <table:table-cell office:value-type="string">
            <text:p>Act 1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47]/SUM([.F47];[.H47];[.J47];[.L47];[.N47];[.P47])" office:value-type="percentage" office:value="0.214285714285714">
            <text:p>21.4286%</text:p>
          </table:table-cell>
          <table:table-cell table:formula="of:=[.H47]/SUM([.F47];[.H47];[.J47];[.L47];[.N47];[.P47])" office:value-type="percentage" office:value="0.742857142857143">
            <text:p>74.2857%</text:p>
          </table:table-cell>
          <table:table-cell table:formula="of:=[.J47]/SUM([.F47];[.H47];[.J47];[.L47];[.N47];[.P47])" office:value-type="percentage" office:value="0.0428571428571429">
            <text:p>4.2857%</text:p>
          </table:table-cell>
          <table:table-cell table:number-columns-repeated="4"/>
        </table:table-row>
        <table:table-row table:style-name="ro1">
          <table:table-cell office:value-type="string">
            <text:p>Baal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1 (H) Equip A</text:p>
          </table:table-cell>
          <table:table-cell office:value-type="float" office:value="52">
            <text:p>52</text:p>
          </table:table-cell>
          <table:table-cell office:value-type="string">
            <text:p>Act 1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48]/SUM([.F48];[.H48];[.J48];[.L48];[.N48];[.P48])" office:value-type="percentage" office:value="0.214285714285714">
            <text:p>21.4286%</text:p>
          </table:table-cell>
          <table:table-cell table:formula="of:=[.H48]/SUM([.F48];[.H48];[.J48];[.L48];[.N48];[.P48])" office:value-type="percentage" office:value="0.742857142857143">
            <text:p>74.2857%</text:p>
          </table:table-cell>
          <table:table-cell table:formula="of:=[.J48]/SUM([.F48];[.H48];[.J48];[.L48];[.N48];[.P48])" office:value-type="percentage" office:value="0.0428571428571429">
            <text:p>4.2857%</text:p>
          </table:table-cell>
          <table:table-cell table:number-columns-repeated="4"/>
        </table:table-row>
        <table:table-row table:style-name="ro1">
          <table:table-cell office:value-type="string">
            <text:p>Baal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5 (H) Equip B</text:p>
          </table:table-cell>
          <table:table-cell office:value-type="float" office:value="52">
            <text:p>52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fed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 table:number-columns-repeated="3"/>
          <table:table-cell table:formula="of:=[.F49]/SUM([.F49];[.H49];[.J49];[.L49];[.N49];[.P49])" office:value-type="percentage" office:value="0.211267605633803">
            <text:p>21.1268%</text:p>
          </table:table-cell>
          <table:table-cell table:formula="of:=[.H49]/SUM([.F49];[.H49];[.J49];[.L49];[.N49];[.P49])" office:value-type="percentage" office:value="0.732394366197183">
            <text:p>73.2394%</text:p>
          </table:table-cell>
          <table:table-cell table:formula="of:=[.J49]/SUM([.F49];[.H49];[.J49];[.L49];[.N49];[.P49])" office:value-type="percentage" office:value="0.0422535211267606">
            <text:p>4.2254%</text:p>
          </table:table-cell>
          <table:table-cell table:formula="of:=[.L49]/SUM([.F49];[.H49];[.J49];[.L49];[.N49];[.P49])" office:value-type="percentage" office:value="0.0140845070422535">
            <text:p>1.4085%</text:p>
          </table:table-cell>
          <table:table-cell table:number-columns-repeated="3"/>
        </table:table-row>
        <table:table-row table:style-name="ro1">
          <table:table-cell office:value-type="string">
            <text:p>Izual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4 Equip B</text:p>
          </table:table-cell>
          <table:table-cell office:value-type="float" office:value="19">
            <text:p>19</text:p>
          </table:table-cell>
          <table:table-cell office:value-type="string">
            <text:p>Act 4 Junk</text:p>
          </table:table-cell>
          <table:table-cell office:value-type="float" office:value="5">
            <text:p>5</text:p>
          </table:table-cell>
          <table:table-cell office:value-type="string">
            <text:p>Act 4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50]/SUM([.F50];[.H50];[.J50];[.L50];[.N50];[.P50])" office:value-type="percentage" office:value="0.316666666666667">
            <text:p>31.6667%</text:p>
          </table:table-cell>
          <table:table-cell table:formula="of:=[.H50]/SUM([.F50];[.H50];[.J50];[.L50];[.N50];[.P50])" office:value-type="percentage" office:value="0.233333333333333">
            <text:p>23.3333%</text:p>
          </table:table-cell>
          <table:table-cell table:formula="of:=[.J50]/SUM([.F50];[.H50];[.J50];[.L50];[.N50];[.P50])" office:value-type="percentage" office:value="0.316666666666667">
            <text:p>31.6667%</text:p>
          </table:table-cell>
          <table:table-cell table:formula="of:=[.L50]/SUM([.F50];[.H50];[.J50];[.L50];[.N50];[.P50])" office:value-type="percentage" office:value="0.0833333333333333">
            <text:p>8.3333%</text:p>
          </table:table-cell>
          <table:table-cell table:formula="of:=[.N50]/SUM([.F50];[.H50];[.J50];[.L50];[.N50];[.P50])" office:value-type="percentage" office:value="0.05">
            <text:p>5.0000%</text:p>
          </table:table-cell>
          <table:table-cell table:number-columns-repeated="2"/>
        </table:table-row>
        <table:table-row table:style-name="ro1">
          <table:table-cell office:value-type="string">
            <text:p>Izual (N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4 (N) Equip B</text:p>
          </table:table-cell>
          <table:table-cell office:value-type="float" office:value="19">
            <text:p>19</text:p>
          </table:table-cell>
          <table:table-cell office:value-type="string">
            <text:p>Act 4 (N) Junk</text:p>
          </table:table-cell>
          <table:table-cell office:value-type="float" office:value="5">
            <text:p>5</text:p>
          </table:table-cell>
          <table:table-cell office:value-type="string">
            <text:p>Act 4 (N)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51]/SUM([.F51];[.H51];[.J51];[.L51];[.N51];[.P51])" office:value-type="percentage" office:value="0.316666666666667">
            <text:p>31.6667%</text:p>
          </table:table-cell>
          <table:table-cell table:formula="of:=[.H51]/SUM([.F51];[.H51];[.J51];[.L51];[.N51];[.P51])" office:value-type="percentage" office:value="0.233333333333333">
            <text:p>23.3333%</text:p>
          </table:table-cell>
          <table:table-cell table:formula="of:=[.J51]/SUM([.F51];[.H51];[.J51];[.L51];[.N51];[.P51])" office:value-type="percentage" office:value="0.316666666666667">
            <text:p>31.6667%</text:p>
          </table:table-cell>
          <table:table-cell table:formula="of:=[.L51]/SUM([.F51];[.H51];[.J51];[.L51];[.N51];[.P51])" office:value-type="percentage" office:value="0.0833333333333333">
            <text:p>8.3333%</text:p>
          </table:table-cell>
          <table:table-cell table:formula="of:=[.N51]/SUM([.F51];[.H51];[.J51];[.L51];[.N51];[.P51])" office:value-type="percentage" office:value="0.05">
            <text:p>5.0000%</text:p>
          </table:table-cell>
          <table:table-cell table:number-columns-repeated="2"/>
        </table:table-row>
        <table:table-row table:style-name="ro1">
          <table:table-cell office:value-type="string">
            <text:p>Izual (H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4 (H) Equip B</text:p>
          </table:table-cell>
          <table:table-cell office:value-type="float" office:value="19">
            <text:p>19</text:p>
          </table:table-cell>
          <table:table-cell office:value-type="string">
            <text:p>Act 4 (H) Junk</text:p>
          </table:table-cell>
          <table:table-cell office:value-type="float" office:value="5">
            <text:p>5</text:p>
          </table:table-cell>
          <table:table-cell office:value-type="string">
            <text:p>Act 4 (H)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52]/SUM([.F52];[.H52];[.J52];[.L52];[.N52];[.P52])" office:value-type="percentage" office:value="0.316666666666667">
            <text:p>31.6667%</text:p>
          </table:table-cell>
          <table:table-cell table:formula="of:=[.H52]/SUM([.F52];[.H52];[.J52];[.L52];[.N52];[.P52])" office:value-type="percentage" office:value="0.233333333333333">
            <text:p>23.3333%</text:p>
          </table:table-cell>
          <table:table-cell table:formula="of:=[.J52]/SUM([.F52];[.H52];[.J52];[.L52];[.N52];[.P52])" office:value-type="percentage" office:value="0.316666666666667">
            <text:p>31.6667%</text:p>
          </table:table-cell>
          <table:table-cell table:formula="of:=[.L52]/SUM([.F52];[.H52];[.J52];[.L52];[.N52];[.P52])" office:value-type="percentage" office:value="0.0833333333333333">
            <text:p>8.3333%</text:p>
          </table:table-cell>
          <table:table-cell table:formula="of:=[.N52]/SUM([.F52];[.H52];[.J52];[.L52];[.N52];[.P52])" office:value-type="percentage" office:value="0.05">
            <text:p>5.0000%</text:p>
          </table:table-cell>
          <table:table-cell table:number-columns-repeated="2"/>
        </table:table-row>
        <table:table-row table:style-name="ro1">
          <table:table-cell office:value-type="string">
            <text:p>Countess</text:p>
          </table:table-cell>
          <table:table-cell table:number-columns-repeated="3" office:value-type="float" office:value="883">
            <text:p>88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string">
            <text:p>Countess Item</text:p>
          </table:table-cell>
          <table:table-cell office:value-type="float" office:value="1">
            <text:p>1</text:p>
          </table:table-cell>
          <table:table-cell office:value-type="string">
            <text:p>Countess Rune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 table:number-columns-repeated="4"/>
          <table:table-cell table:formula="of:=[.H53]/SUM([.F53];[.H53];[.J53];[.L53];[.N53];[.P53])" office:value-type="percentage" office:value="0.5">
            <text:p>50.0000%</text:p>
          </table:table-cell>
          <table:table-cell table:formula="of:=[.J53]/SUM([.F53];[.H53];[.J53];[.L53];[.N53];[.P53])" office:value-type="percentage" office:value="0.5">
            <text:p>50.0000%</text:p>
          </table:table-cell>
          <table:table-cell table:number-columns-repeated="4"/>
        </table:table-row>
        <table:table-row table:style-name="ro1">
          <table:table-cell office:value-type="string">
            <text:p>Countess (N)</text:p>
          </table:table-cell>
          <table:table-cell table:number-columns-repeated="2" office:value-type="float" office:value="883">
            <text:p>883</text:p>
          </table:table-cell>
          <table:table-cell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string">
            <text:p>Countess Item (N)</text:p>
          </table:table-cell>
          <table:table-cell office:value-type="float" office:value="1">
            <text:p>1</text:p>
          </table:table-cell>
          <table:table-cell office:value-type="string">
            <text:p>Countess Rune (N)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 table:number-columns-repeated="4"/>
          <table:table-cell table:formula="of:=[.H54]/SUM([.F54];[.H54];[.J54];[.L54];[.N54];[.P54])" office:value-type="percentage" office:value="0.5">
            <text:p>50.0000%</text:p>
          </table:table-cell>
          <table:table-cell table:formula="of:=[.J54]/SUM([.F54];[.H54];[.J54];[.L54];[.N54];[.P54])" office:value-type="percentage" office:value="0.5">
            <text:p>50.0000%</text:p>
          </table:table-cell>
          <table:table-cell table:number-columns-repeated="4"/>
        </table:table-row>
        <table:table-row table:style-name="ro1">
          <table:table-cell office:value-type="string">
            <text:p>Countess (H)</text:p>
          </table:table-cell>
          <table:table-cell table:number-columns-repeated="2" office:value-type="float" office:value="883">
            <text:p>883</text:p>
          </table:table-cell>
          <table:table-cell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string">
            <text:p>Countess Item (H)</text:p>
          </table:table-cell>
          <table:table-cell office:value-type="float" office:value="1">
            <text:p>1</text:p>
          </table:table-cell>
          <table:table-cell office:value-type="string">
            <text:p>Countess Rune (H)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 table:number-columns-repeated="4"/>
          <table:table-cell table:formula="of:=[.H55]/SUM([.F55];[.H55];[.J55];[.L55];[.N55];[.P55])" office:value-type="percentage" office:value="0.5">
            <text:p>50.0000%</text:p>
          </table:table-cell>
          <table:table-cell table:formula="of:=[.J55]/SUM([.F55];[.H55];[.J55];[.L55];[.N55];[.P55])" office:value-type="percentage" office:value="0.5">
            <text:p>50.0000%</text:p>
          </table:table-cell>
          <table:table-cell table:number-columns-repeated="4"/>
        </table:table-row>
        <table:table-row table:style-name="ro1">
          <table:table-cell office:value-type="string">
            <text:p>Countess Rune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Runes 4</text:p>
          </table:table-cell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56]/SUM([.F56];[.H56];[.J56];[.L56];[.N56];[.P56])" office:value-type="percentage" office:value="0.25">
            <text:p>25.0000%</text:p>
          </table:table-cell>
          <table:table-cell table:formula="of:=[.H56]/SUM([.F56];[.H56];[.J56];[.L56];[.N56];[.P56])" office:value-type="percentage" office:value="0.75">
            <text:p>75.0000%</text:p>
          </table:table-cell>
          <table:table-cell table:number-columns-repeated="5"/>
        </table:table-row>
        <table:table-row table:style-name="ro1">
          <table:table-cell office:value-type="string">
            <text:p>Countess Rune (N)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Runes 8</text:p>
          </table:table-cell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57]/SUM([.F57];[.H57];[.J57];[.L57];[.N57];[.P57])" office:value-type="percentage" office:value="0.25">
            <text:p>25.0000%</text:p>
          </table:table-cell>
          <table:table-cell table:formula="of:=[.H57]/SUM([.F57];[.H57];[.J57];[.L57];[.N57];[.P57])" office:value-type="percentage" office:value="0.75">
            <text:p>75.0000%</text:p>
          </table:table-cell>
          <table:table-cell table:number-columns-repeated="5"/>
        </table:table-row>
        <table:table-row table:style-name="ro1">
          <table:table-cell office:value-type="string">
            <text:p>Countess Rune (H)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Runes 12</text:p>
          </table:table-cell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58]/SUM([.F58];[.H58];[.J58];[.L58];[.N58];[.P58])" office:value-type="percentage" office:value="0.25">
            <text:p>25.0000%</text:p>
          </table:table-cell>
          <table:table-cell table:formula="of:=[.H58]/SUM([.F58];[.H58];[.J58];[.L58];[.N58];[.P58])" office:value-type="percentage" office:value="0.75">
            <text:p>75.0000%</text:p>
          </table:table-cell>
          <table:table-cell table:number-columns-repeated="5"/>
        </table:table-row>
        <table:table-row table:style-name="ro1">
          <table:table-cell office:value-type="string">
            <text:p>Countess Item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1 Equip C</text:p>
          </table:table-cell>
          <table:table-cell office:value-type="float" office:value="19">
            <text:p>19</text:p>
          </table:table-cell>
          <table:table-cell office:value-type="string">
            <text:p>Act 2 Junk</text:p>
          </table:table-cell>
          <table:table-cell office:value-type="float" office:value="15">
            <text:p>15</text:p>
          </table:table-cell>
          <table:table-cell office:value-type="string">
            <text:p>Act 2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59]/SUM([.F59];[.H59];[.J59];[.L59];[.N59];[.P59])" office:value-type="percentage" office:value="0.283582089552239">
            <text:p>28.3582%</text:p>
          </table:table-cell>
          <table:table-cell table:formula="of:=[.H59]/SUM([.F59];[.H59];[.J59];[.L59];[.N59];[.P59])" office:value-type="percentage" office:value="0.164179104477612">
            <text:p>16.4179%</text:p>
          </table:table-cell>
          <table:table-cell table:formula="of:=[.J59]/SUM([.F59];[.H59];[.J59];[.L59];[.N59];[.P59])" office:value-type="percentage" office:value="0.283582089552239">
            <text:p>28.3582%</text:p>
          </table:table-cell>
          <table:table-cell table:formula="of:=[.L59]/SUM([.F59];[.H59];[.J59];[.L59];[.N59];[.P59])" office:value-type="percentage" office:value="0.223880597014925">
            <text:p>22.3881%</text:p>
          </table:table-cell>
          <table:table-cell table:formula="of:=[.N59]/SUM([.F59];[.H59];[.J59];[.L59];[.N59];[.P59])" office:value-type="percentage" office:value="0.0447761194029851">
            <text:p>4.4776%</text:p>
          </table:table-cell>
          <table:table-cell table:number-columns-repeated="2"/>
        </table:table-row>
        <table:table-row table:style-name="ro1">
          <table:table-cell office:value-type="string">
            <text:p>Countess Item (N)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1 (N) Equip C</text:p>
          </table:table-cell>
          <table:table-cell office:value-type="float" office:value="19">
            <text:p>19</text:p>
          </table:table-cell>
          <table:table-cell office:value-type="string">
            <text:p>Act 2 (N) Junk</text:p>
          </table:table-cell>
          <table:table-cell office:value-type="float" office:value="15">
            <text:p>15</text:p>
          </table:table-cell>
          <table:table-cell office:value-type="string">
            <text:p>Act 2 (N) Good</text:p>
          </table:table-cell>
          <table:table-cell office:value-type="float" office:value="3">
            <text:p>3</text:p>
          </table:table-cell>
          <table:table-cell/>
          <table:table-cell/>
          <table:table-cell table:number-columns-repeated="3"/>
          <table:table-cell table:formula="of:=[.F60]/SUM([.F60];[.H60];[.J60];[.L60];[.N60];[.P60])" office:value-type="percentage" office:value="0.283582089552239">
            <text:p>28.3582%</text:p>
          </table:table-cell>
          <table:table-cell table:formula="of:=[.H60]/SUM([.F60];[.H60];[.J60];[.L60];[.N60];[.P60])" office:value-type="percentage" office:value="0.164179104477612">
            <text:p>16.4179%</text:p>
          </table:table-cell>
          <table:table-cell table:formula="of:=[.J60]/SUM([.F60];[.H60];[.J60];[.L60];[.N60];[.P60])" office:value-type="percentage" office:value="0.283582089552239">
            <text:p>28.3582%</text:p>
          </table:table-cell>
          <table:table-cell table:formula="of:=[.L60]/SUM([.F60];[.H60];[.J60];[.L60];[.N60];[.P60])" office:value-type="percentage" office:value="0.223880597014925">
            <text:p>22.3881%</text:p>
          </table:table-cell>
          <table:table-cell table:formula="of:=[.N60]/SUM([.F60];[.H60];[.J60];[.L60];[.N60];[.P60])" office:value-type="percentage" office:value="0.0447761194029851">
            <text:p>4.4776%</text:p>
          </table:table-cell>
          <table:table-cell table:number-columns-repeated="2"/>
        </table:table-row>
        <table:table-row table:style-name="ro1">
          <table:table-cell office:value-type="string">
            <text:p>Countess Item (H)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1 (H) Equip C</text:p>
          </table:table-cell>
          <table:table-cell office:value-type="float" office:value="19">
            <text:p>19</text:p>
          </table:table-cell>
          <table:table-cell office:value-type="string">
            <text:p>Act 2 (H) Junk</text:p>
          </table:table-cell>
          <table:table-cell office:value-type="float" office:value="15">
            <text:p>15</text:p>
          </table:table-cell>
          <table:table-cell office:value-type="string">
            <text:p>Act 2 (H) Good</text:p>
          </table:table-cell>
          <table:table-cell office:value-type="float" office:value="3">
            <text:p>3</text:p>
          </table:table-cell>
          <table:table-cell office:value-type="string">
            <text:p>pk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F61]/SUM([.F61];[.H61];[.J61];[.L61];[.N61];[.P61])" office:value-type="percentage" office:value="0.279411764705882">
            <text:p>27.9412%</text:p>
          </table:table-cell>
          <table:table-cell table:formula="of:=[.H61]/SUM([.F61];[.H61];[.J61];[.L61];[.N61];[.P61])" office:value-type="percentage" office:value="0.161764705882353">
            <text:p>16.1765%</text:p>
          </table:table-cell>
          <table:table-cell table:formula="of:=[.J61]/SUM([.F61];[.H61];[.J61];[.L61];[.N61];[.P61])" office:value-type="percentage" office:value="0.279411764705882">
            <text:p>27.9412%</text:p>
          </table:table-cell>
          <table:table-cell table:formula="of:=[.L61]/SUM([.F61];[.H61];[.J61];[.L61];[.N61];[.P61])" office:value-type="percentage" office:value="0.220588235294118">
            <text:p>22.0588%</text:p>
          </table:table-cell>
          <table:table-cell table:formula="of:=[.N61]/SUM([.F61];[.H61];[.J61];[.L61];[.N61];[.P61])" office:value-type="percentage" office:value="0.0441176470588235">
            <text:p>4.4118%</text:p>
          </table:table-cell>
          <table:table-cell table:formula="of:=[.P61]/SUM([.F61];[.H61];[.J61];[.L61];[.N61];[.P61])" office:value-type="percentage" office:value="0.0147058823529412">
            <text:p>1.4706%</text:p>
          </table:table-cell>
          <table:table-cell/>
        </table:table-row>
      </table:table>
      <table:table table:name="New Ra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ce2"/>
        <table:table-column table:style-name="co13" table:number-columns-repeated="5" table:default-cell-style-name="ce2"/>
        <table:table-column table:style-name="co13" table:default-cell-style-name="Default"/>
        <table:table-row table:style-name="ro1">
          <table:table-cell table:style-name="ce1" office:value-type="string">
            <text:p>Table Name</text:p>
          </table:table-cell>
          <table:table-cell table:style-name="ce1" office:value-type="string">
            <text:p>Unique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Rare</text:p>
          </table:table-cell>
          <table:table-cell table:style-name="ce1" office:value-type="string">
            <text:p>Magic</text:p>
          </table:table-cell>
          <table:table-cell table:style-name="ce1" office:value-type="string">
            <text:p>NoDrop</text:p>
          </table:table-cell>
          <table:table-cell table:style-name="ce1" office:value-type="string">
            <text:p>Item1</text:p>
          </table:table-cell>
          <table:table-cell table:style-name="ce1" office:value-type="string">
            <text:p>Prob1</text:p>
          </table:table-cell>
          <table:table-cell table:style-name="ce1" office:value-type="string">
            <text:p>Item2</text:p>
          </table:table-cell>
          <table:table-cell table:style-name="ce1" office:value-type="string">
            <text:p>Prob2</text:p>
          </table:table-cell>
          <table:table-cell table:style-name="ce1" office:value-type="string">
            <text:p>Item3</text:p>
          </table:table-cell>
          <table:table-cell table:style-name="ce1" office:value-type="string">
            <text:p>Prob</text:p>
          </table:table-cell>
          <table:table-cell table:style-name="ce1" office:value-type="string">
            <text:p>Item4</text:p>
          </table:table-cell>
          <table:table-cell table:style-name="ce1" office:value-type="string">
            <text:p>Prob4</text:p>
          </table:table-cell>
          <table:table-cell table:style-name="ce1" office:value-type="string">
            <text:p>Item5</text:p>
          </table:table-cell>
          <table:table-cell table:style-name="ce1" office:value-type="string">
            <text:p>Prob5</text:p>
          </table:table-cell>
          <table:table-cell table:style-name="ce1" office:value-type="string">
            <text:p>Item6</text:p>
          </table:table-cell>
          <table:table-cell table:style-name="ce1" office:value-type="string">
            <text:p>Prob6</text:p>
          </table:table-cell>
          <table:table-cell/>
          <table:table-cell table:style-name="ce1" office:value-type="string">
            <text:p>NoDrop CH</text:p>
          </table:table-cell>
          <table:table-cell table:style-name="ce1" office:value-type="string">
            <text:p>Item1 CH</text:p>
          </table:table-cell>
          <table:table-cell table:style-name="ce1" office:value-type="string">
            <text:p>Item2 CH</text:p>
          </table:table-cell>
          <table:table-cell table:style-name="ce1" office:value-type="string">
            <text:p>Item3 CH</text:p>
          </table:table-cell>
          <table:table-cell table:style-name="ce1" office:value-type="string">
            <text:p>Item4 CH</text:p>
          </table:table-cell>
          <table:table-cell table:style-name="ce1" office:value-type="string">
            <text:p>Item5 CH</text:p>
          </table:table-cell>
          <table:table-cell table:style-name="ce1" office:value-type="string">
            <text:p>Item6 CH</text:p>
          </table:table-cell>
        </table:table-row>
        <table:table-row table:style-name="ro1">
          <table:table-cell office:value-type="string">
            <text:p>Andariel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2 Equip A</text:p>
          </table:table-cell>
          <table:table-cell office:value-type="float" office:value="19">
            <text:p>19</text:p>
          </table:table-cell>
          <table:table-cell office:value-type="string">
            <text:p>Act 2 Junk</text:p>
          </table:table-cell>
          <table:table-cell office:value-type="float" office:value="15">
            <text:p>15</text:p>
          </table:table-cell>
          <table:table-cell office:value-type="string">
            <text:p>Act 2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2]/SUM([.F2];[.H2];[.J2];[.L2];[.N2];[.P2])" office:value-type="percentage" office:value="0.26027397260274">
            <text:p>26.0274%</text:p>
          </table:table-cell>
          <table:table-cell table:formula="of:=[.H2]/SUM([.F2];[.H2];[.J2];[.L2];[.N2];[.P2])" office:value-type="percentage" office:value="0.150684931506849">
            <text:p>15.0685%</text:p>
          </table:table-cell>
          <table:table-cell table:formula="of:=[.J2]/SUM([.F2];[.H2];[.J2];[.L2];[.N2];[.P2])" office:value-type="percentage" office:value="0.26027397260274">
            <text:p>26.0274%</text:p>
          </table:table-cell>
          <table:table-cell table:formula="of:=[.L2]/SUM([.F2];[.H2];[.J2];[.L2];[.N2];[.P2])" office:value-type="percentage" office:value="0.205479452054794">
            <text:p>20.5479%</text:p>
          </table:table-cell>
          <table:table-cell table:formula="of:=[.N2]/SUM([.F2];[.H2];[.J2];[.L2];[.N2];[.P2])" office:value-type="percentage" office:value="0.123287671232877">
            <text:p>12.3288%</text:p>
          </table:table-cell>
          <table:table-cell table:number-columns-repeated="2"/>
        </table:table-row>
        <table:table-row table:style-name="ro1">
          <table:table-cell office:value-type="string">
            <text:p>Andariel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2 (N) Equip A</text:p>
          </table:table-cell>
          <table:table-cell office:value-type="float" office:value="19">
            <text:p>19</text:p>
          </table:table-cell>
          <table:table-cell office:value-type="string">
            <text:p>Act 2 (N) Junk</text:p>
          </table:table-cell>
          <table:table-cell office:value-type="float" office:value="15">
            <text:p>15</text:p>
          </table:table-cell>
          <table:table-cell office:value-type="string">
            <text:p>Act 2 (N)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3]/SUM([.F3];[.H3];[.J3];[.L3];[.N3];[.P3])" office:value-type="percentage" office:value="0.26027397260274">
            <text:p>26.0274%</text:p>
          </table:table-cell>
          <table:table-cell table:formula="of:=[.H3]/SUM([.F3];[.H3];[.J3];[.L3];[.N3];[.P3])" office:value-type="percentage" office:value="0.150684931506849">
            <text:p>15.0685%</text:p>
          </table:table-cell>
          <table:table-cell table:formula="of:=[.J3]/SUM([.F3];[.H3];[.J3];[.L3];[.N3];[.P3])" office:value-type="percentage" office:value="0.26027397260274">
            <text:p>26.0274%</text:p>
          </table:table-cell>
          <table:table-cell table:formula="of:=[.L3]/SUM([.F3];[.H3];[.J3];[.L3];[.N3];[.P3])" office:value-type="percentage" office:value="0.205479452054794">
            <text:p>20.5479%</text:p>
          </table:table-cell>
          <table:table-cell table:formula="of:=[.N3]/SUM([.F3];[.H3];[.J3];[.L3];[.N3];[.P3])" office:value-type="percentage" office:value="0.123287671232877">
            <text:p>12.3288%</text:p>
          </table:table-cell>
          <table:table-cell table:number-columns-repeated="2"/>
        </table:table-row>
        <table:table-row table:style-name="ro1">
          <table:table-cell office:value-type="string">
            <text:p>Andariel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2 (H) Equip A</text:p>
          </table:table-cell>
          <table:table-cell office:value-type="float" office:value="19">
            <text:p>19</text:p>
          </table:table-cell>
          <table:table-cell office:value-type="string">
            <text:p>Act 2 (H) Junk</text:p>
          </table:table-cell>
          <table:table-cell office:value-type="float" office:value="15">
            <text:p>15</text:p>
          </table:table-cell>
          <table:table-cell office:value-type="string">
            <text:p>Act 2 (H) Good</text:p>
          </table:table-cell>
          <table:table-cell office:value-type="float" office:value="9">
            <text:p>9</text:p>
          </table:table-cell>
          <table:table-cell office:value-type="string">
            <text:p>tes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[.F4]/SUM([.F4];[.H4];[.J4];[.L4];[.N4];[.P4])" office:value-type="percentage" office:value="0.25">
            <text:p>25.0000%</text:p>
          </table:table-cell>
          <table:table-cell table:formula="of:=[.H4]/SUM([.F4];[.H4];[.J4];[.L4];[.N4];[.P4])" office:value-type="percentage" office:value="0.144736842105263">
            <text:p>14.4737%</text:p>
          </table:table-cell>
          <table:table-cell table:formula="of:=[.J4]/SUM([.F4];[.H4];[.J4];[.L4];[.N4];[.P4])" office:value-type="percentage" office:value="0.25">
            <text:p>25.0000%</text:p>
          </table:table-cell>
          <table:table-cell table:formula="of:=[.L4]/SUM([.F4];[.H4];[.J4];[.L4];[.N4];[.P4])" office:value-type="percentage" office:value="0.197368421052632">
            <text:p>19.7368%</text:p>
          </table:table-cell>
          <table:table-cell table:formula="of:=[.N4]/SUM([.F4];[.H4];[.J4];[.L4];[.N4];[.P4])" office:value-type="percentage" office:value="0.118421052631579">
            <text:p>11.8421%</text:p>
          </table:table-cell>
          <table:table-cell table:formula="of:=[.P4]/SUM([.F4];[.H4];[.J4];[.L4];[.N4];[.P4])" office:value-type="percentage" office:value="0.0394736842105263">
            <text:p>3.9474%</text:p>
          </table:table-cell>
          <table:table-cell/>
        </table:table-row>
        <table:table-row table:style-name="ro1">
          <table:table-cell office:value-type="string">
            <text:p>Andarielq</text:p>
          </table:table-cell>
          <table:table-cell table:number-columns-repeated="2" office:value-type="float" office:value="995">
            <text:p>995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2 Equip A</text:p>
          </table:table-cell>
          <table:table-cell office:value-type="float" office:value="19">
            <text:p>19</text:p>
          </table:table-cell>
          <table:table-cell office:value-type="string">
            <text:p>Act 2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5]/SUM([.F5];[.H5];[.J5];[.L5];[.N5];[.P5])" office:value-type="percentage" office:value="0.463414634146341">
            <text:p>46.3415%</text:p>
          </table:table-cell>
          <table:table-cell table:formula="of:=[.H5]/SUM([.F5];[.H5];[.J5];[.L5];[.N5];[.P5])" office:value-type="percentage" office:value="0.463414634146341">
            <text:p>46.3415%</text:p>
          </table:table-cell>
          <table:table-cell table:formula="of:=[.J5]/SUM([.F5];[.H5];[.J5];[.L5];[.N5];[.P5])" office:value-type="percentage" office:value="0.0731707317073171">
            <text:p>7.3171%</text:p>
          </table:table-cell>
          <table:table-cell table:number-columns-repeated="4"/>
        </table:table-row>
        <table:table-row table:style-name="ro1">
          <table:table-cell office:value-type="string">
            <text:p>Andarielq (N)</text:p>
          </table:table-cell>
          <table:table-cell table:number-columns-repeated="2" office:value-type="float" office:value="995">
            <text:p>995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2 (N) Equip A</text:p>
          </table:table-cell>
          <table:table-cell office:value-type="float" office:value="19">
            <text:p>19</text:p>
          </table:table-cell>
          <table:table-cell office:value-type="string">
            <text:p>Act 2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6]/SUM([.F6];[.H6];[.J6];[.L6];[.N6];[.P6])" office:value-type="percentage" office:value="0.463414634146341">
            <text:p>46.3415%</text:p>
          </table:table-cell>
          <table:table-cell table:formula="of:=[.H6]/SUM([.F6];[.H6];[.J6];[.L6];[.N6];[.P6])" office:value-type="percentage" office:value="0.463414634146341">
            <text:p>46.3415%</text:p>
          </table:table-cell>
          <table:table-cell table:formula="of:=[.J6]/SUM([.F6];[.H6];[.J6];[.L6];[.N6];[.P6])" office:value-type="percentage" office:value="0.0731707317073171">
            <text:p>7.3171%</text:p>
          </table:table-cell>
          <table:table-cell table:number-columns-repeated="4"/>
        </table:table-row>
        <table:table-row table:style-name="ro1">
          <table:table-cell office:value-type="string">
            <text:p>Andarielq (H)</text:p>
          </table:table-cell>
          <table:table-cell table:number-columns-repeated="2" office:value-type="float" office:value="995">
            <text:p>995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2 (H) Equip A</text:p>
          </table:table-cell>
          <table:table-cell office:value-type="float" office:value="19">
            <text:p>19</text:p>
          </table:table-cell>
          <table:table-cell office:value-type="string">
            <text:p>Act 2 (H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 table:number-columns-repeated="3"/>
          <table:table-cell table:formula="of:=[.F7]/SUM([.F7];[.H7];[.J7];[.L7];[.N7];[.P7])" office:value-type="percentage" office:value="0.431818181818182">
            <text:p>43.1818%</text:p>
          </table:table-cell>
          <table:table-cell table:formula="of:=[.H7]/SUM([.F7];[.H7];[.J7];[.L7];[.N7];[.P7])" office:value-type="percentage" office:value="0.431818181818182">
            <text:p>43.1818%</text:p>
          </table:table-cell>
          <table:table-cell table:formula="of:=[.J7]/SUM([.F7];[.H7];[.J7];[.L7];[.N7];[.P7])" office:value-type="percentage" office:value="0.0681818181818182">
            <text:p>6.8182%</text:p>
          </table:table-cell>
          <table:table-cell table:formula="of:=[.L7]/SUM([.F7];[.H7];[.J7];[.L7];[.N7];[.P7])" office:value-type="percentage" office:value="0.0681818181818182">
            <text:p>6.8182%</text:p>
          </table:table-cell>
          <table:table-cell table:number-columns-repeated="3"/>
        </table:table-row>
        <table:table-row table:style-name="ro1">
          <table:table-cell office:value-type="string">
            <text:p>Duriel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3 Equip A</text:p>
          </table:table-cell>
          <table:table-cell office:value-type="float" office:value="19">
            <text:p>19</text:p>
          </table:table-cell>
          <table:table-cell office:value-type="string">
            <text:p>Act 3 Junk</text:p>
          </table:table-cell>
          <table:table-cell office:value-type="float" office:value="15">
            <text:p>15</text:p>
          </table:table-cell>
          <table:table-cell office:value-type="string">
            <text:p>Act 3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8]/SUM([.F8];[.H8];[.J8];[.L8];[.N8];[.P8])" office:value-type="percentage" office:value="0.26027397260274">
            <text:p>26.0274%</text:p>
          </table:table-cell>
          <table:table-cell table:formula="of:=[.H8]/SUM([.F8];[.H8];[.J8];[.L8];[.N8];[.P8])" office:value-type="percentage" office:value="0.150684931506849">
            <text:p>15.0685%</text:p>
          </table:table-cell>
          <table:table-cell table:formula="of:=[.J8]/SUM([.F8];[.H8];[.J8];[.L8];[.N8];[.P8])" office:value-type="percentage" office:value="0.26027397260274">
            <text:p>26.0274%</text:p>
          </table:table-cell>
          <table:table-cell table:formula="of:=[.L8]/SUM([.F8];[.H8];[.J8];[.L8];[.N8];[.P8])" office:value-type="percentage" office:value="0.205479452054794">
            <text:p>20.5479%</text:p>
          </table:table-cell>
          <table:table-cell table:formula="of:=[.N8]/SUM([.F8];[.H8];[.J8];[.L8];[.N8];[.P8])" office:value-type="percentage" office:value="0.123287671232877">
            <text:p>12.3288%</text:p>
          </table:table-cell>
          <table:table-cell table:number-columns-repeated="2"/>
        </table:table-row>
        <table:table-row table:style-name="ro1">
          <table:table-cell office:value-type="string">
            <text:p>Duriel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3 (N) Equip A</text:p>
          </table:table-cell>
          <table:table-cell office:value-type="float" office:value="19">
            <text:p>19</text:p>
          </table:table-cell>
          <table:table-cell office:value-type="string">
            <text:p>Act 3 (N) Junk</text:p>
          </table:table-cell>
          <table:table-cell office:value-type="float" office:value="15">
            <text:p>15</text:p>
          </table:table-cell>
          <table:table-cell office:value-type="string">
            <text:p>Act 3 (N)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9]/SUM([.F9];[.H9];[.J9];[.L9];[.N9];[.P9])" office:value-type="percentage" office:value="0.26027397260274">
            <text:p>26.0274%</text:p>
          </table:table-cell>
          <table:table-cell table:formula="of:=[.H9]/SUM([.F9];[.H9];[.J9];[.L9];[.N9];[.P9])" office:value-type="percentage" office:value="0.150684931506849">
            <text:p>15.0685%</text:p>
          </table:table-cell>
          <table:table-cell table:formula="of:=[.J9]/SUM([.F9];[.H9];[.J9];[.L9];[.N9];[.P9])" office:value-type="percentage" office:value="0.26027397260274">
            <text:p>26.0274%</text:p>
          </table:table-cell>
          <table:table-cell table:formula="of:=[.L9]/SUM([.F9];[.H9];[.J9];[.L9];[.N9];[.P9])" office:value-type="percentage" office:value="0.205479452054794">
            <text:p>20.5479%</text:p>
          </table:table-cell>
          <table:table-cell table:formula="of:=[.N9]/SUM([.F9];[.H9];[.J9];[.L9];[.N9];[.P9])" office:value-type="percentage" office:value="0.123287671232877">
            <text:p>12.3288%</text:p>
          </table:table-cell>
          <table:table-cell table:number-columns-repeated="2"/>
        </table:table-row>
        <table:table-row table:style-name="ro1">
          <table:table-cell office:value-type="string">
            <text:p>Duriel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3 (H) Equip A</text:p>
          </table:table-cell>
          <table:table-cell office:value-type="float" office:value="19">
            <text:p>19</text:p>
          </table:table-cell>
          <table:table-cell office:value-type="string">
            <text:p>Act 3 (H) Junk</text:p>
          </table:table-cell>
          <table:table-cell office:value-type="float" office:value="15">
            <text:p>15</text:p>
          </table:table-cell>
          <table:table-cell office:value-type="string">
            <text:p>Act 3 (H) Good</text:p>
          </table:table-cell>
          <table:table-cell office:value-type="float" office:value="9">
            <text:p>9</text:p>
          </table:table-cell>
          <table:table-cell office:value-type="string">
            <text:p>tes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[.F10]/SUM([.F10];[.H10];[.J10];[.L10];[.N10];[.P10])" office:value-type="percentage" office:value="0.25">
            <text:p>25.0000%</text:p>
          </table:table-cell>
          <table:table-cell table:formula="of:=[.H10]/SUM([.F10];[.H10];[.J10];[.L10];[.N10];[.P10])" office:value-type="percentage" office:value="0.144736842105263">
            <text:p>14.4737%</text:p>
          </table:table-cell>
          <table:table-cell table:formula="of:=[.J10]/SUM([.F10];[.H10];[.J10];[.L10];[.N10];[.P10])" office:value-type="percentage" office:value="0.25">
            <text:p>25.0000%</text:p>
          </table:table-cell>
          <table:table-cell table:formula="of:=[.L10]/SUM([.F10];[.H10];[.J10];[.L10];[.N10];[.P10])" office:value-type="percentage" office:value="0.197368421052632">
            <text:p>19.7368%</text:p>
          </table:table-cell>
          <table:table-cell table:formula="of:=[.N10]/SUM([.F10];[.H10];[.J10];[.L10];[.N10];[.P10])" office:value-type="percentage" office:value="0.118421052631579">
            <text:p>11.8421%</text:p>
          </table:table-cell>
          <table:table-cell table:formula="of:=[.P10]/SUM([.F10];[.H10];[.J10];[.L10];[.N10];[.P10])" office:value-type="percentage" office:value="0.0394736842105263">
            <text:p>3.9474%</text:p>
          </table:table-cell>
          <table:table-cell/>
        </table:table-row>
        <table:table-row table:style-name="ro1">
          <table:table-cell office:value-type="string">
            <text:p>Duriel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3 Equip A</text:p>
          </table:table-cell>
          <table:table-cell office:value-type="float" office:value="19">
            <text:p>19</text:p>
          </table:table-cell>
          <table:table-cell office:value-type="string">
            <text:p>Act 3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11]/SUM([.F11];[.H11];[.J11];[.L11];[.N11];[.P11])" office:value-type="percentage" office:value="0.463414634146341">
            <text:p>46.3415%</text:p>
          </table:table-cell>
          <table:table-cell table:formula="of:=[.H11]/SUM([.F11];[.H11];[.J11];[.L11];[.N11];[.P11])" office:value-type="percentage" office:value="0.463414634146341">
            <text:p>46.3415%</text:p>
          </table:table-cell>
          <table:table-cell table:formula="of:=[.J11]/SUM([.F11];[.H11];[.J11];[.L11];[.N11];[.P11])" office:value-type="percentage" office:value="0.0731707317073171">
            <text:p>7.3171%</text:p>
          </table:table-cell>
          <table:table-cell table:number-columns-repeated="4"/>
        </table:table-row>
        <table:table-row table:style-name="ro1">
          <table:table-cell office:value-type="string">
            <text:p>Duriel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3 (N) Equip A</text:p>
          </table:table-cell>
          <table:table-cell office:value-type="float" office:value="19">
            <text:p>19</text:p>
          </table:table-cell>
          <table:table-cell office:value-type="string">
            <text:p>Act 3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12]/SUM([.F12];[.H12];[.J12];[.L12];[.N12];[.P12])" office:value-type="percentage" office:value="0.463414634146341">
            <text:p>46.3415%</text:p>
          </table:table-cell>
          <table:table-cell table:formula="of:=[.H12]/SUM([.F12];[.H12];[.J12];[.L12];[.N12];[.P12])" office:value-type="percentage" office:value="0.463414634146341">
            <text:p>46.3415%</text:p>
          </table:table-cell>
          <table:table-cell table:formula="of:=[.J12]/SUM([.F12];[.H12];[.J12];[.L12];[.N12];[.P12])" office:value-type="percentage" office:value="0.0731707317073171">
            <text:p>7.3171%</text:p>
          </table:table-cell>
          <table:table-cell table:number-columns-repeated="4"/>
        </table:table-row>
        <table:table-row table:style-name="ro1">
          <table:table-cell office:value-type="string">
            <text:p>Duriel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3 (H) Equip A</text:p>
          </table:table-cell>
          <table:table-cell office:value-type="float" office:value="19">
            <text:p>19</text:p>
          </table:table-cell>
          <table:table-cell office:value-type="string">
            <text:p>Act 3 (H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 table:number-columns-repeated="3"/>
          <table:table-cell table:formula="of:=[.F13]/SUM([.F13];[.H13];[.J13];[.L13];[.N13];[.P13])" office:value-type="percentage" office:value="0.431818181818182">
            <text:p>43.1818%</text:p>
          </table:table-cell>
          <table:table-cell table:formula="of:=[.H13]/SUM([.F13];[.H13];[.J13];[.L13];[.N13];[.P13])" office:value-type="percentage" office:value="0.431818181818182">
            <text:p>43.1818%</text:p>
          </table:table-cell>
          <table:table-cell table:formula="of:=[.J13]/SUM([.F13];[.H13];[.J13];[.L13];[.N13];[.P13])" office:value-type="percentage" office:value="0.0681818181818182">
            <text:p>6.8182%</text:p>
          </table:table-cell>
          <table:table-cell table:formula="of:=[.L13]/SUM([.F13];[.H13];[.J13];[.L13];[.N13];[.P13])" office:value-type="percentage" office:value="0.0681818181818182">
            <text:p>6.8182%</text:p>
          </table:table-cell>
          <table:table-cell table:number-columns-repeated="3"/>
        </table:table-row>
        <table:table-row table:style-name="ro1">
          <table:table-cell office:value-type="string">
            <text:p>Radament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3 Equip B</text:p>
          </table:table-cell>
          <table:table-cell office:value-type="float" office:value="19">
            <text:p>19</text:p>
          </table:table-cell>
          <table:table-cell office:value-type="string">
            <text:p>Act 3 Junk</text:p>
          </table:table-cell>
          <table:table-cell office:value-type="float" office:value="15">
            <text:p>15</text:p>
          </table:table-cell>
          <table:table-cell office:value-type="string">
            <text:p>Act 3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14]/SUM([.F14];[.H14];[.J14];[.L14];[.N14];[.P14])" office:value-type="percentage" office:value="0.26027397260274">
            <text:p>26.0274%</text:p>
          </table:table-cell>
          <table:table-cell table:formula="of:=[.H14]/SUM([.F14];[.H14];[.J14];[.L14];[.N14];[.P14])" office:value-type="percentage" office:value="0.150684931506849">
            <text:p>15.0685%</text:p>
          </table:table-cell>
          <table:table-cell table:formula="of:=[.J14]/SUM([.F14];[.H14];[.J14];[.L14];[.N14];[.P14])" office:value-type="percentage" office:value="0.26027397260274">
            <text:p>26.0274%</text:p>
          </table:table-cell>
          <table:table-cell table:formula="of:=[.L14]/SUM([.F14];[.H14];[.J14];[.L14];[.N14];[.P14])" office:value-type="percentage" office:value="0.205479452054794">
            <text:p>20.5479%</text:p>
          </table:table-cell>
          <table:table-cell table:formula="of:=[.N14]/SUM([.F14];[.H14];[.J14];[.L14];[.N14];[.P14])" office:value-type="percentage" office:value="0.123287671232877">
            <text:p>12.3288%</text:p>
          </table:table-cell>
          <table:table-cell table:number-columns-repeated="2"/>
        </table:table-row>
        <table:table-row table:style-name="ro1">
          <table:table-cell office:value-type="string">
            <text:p>Radament (N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3 (N) Equip B</text:p>
          </table:table-cell>
          <table:table-cell office:value-type="float" office:value="19">
            <text:p>19</text:p>
          </table:table-cell>
          <table:table-cell office:value-type="string">
            <text:p>Act 3 (N) Junk</text:p>
          </table:table-cell>
          <table:table-cell office:value-type="float" office:value="15">
            <text:p>15</text:p>
          </table:table-cell>
          <table:table-cell office:value-type="string">
            <text:p>Act 3 (N)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15]/SUM([.F15];[.H15];[.J15];[.L15];[.N15];[.P15])" office:value-type="percentage" office:value="0.26027397260274">
            <text:p>26.0274%</text:p>
          </table:table-cell>
          <table:table-cell table:formula="of:=[.H15]/SUM([.F15];[.H15];[.J15];[.L15];[.N15];[.P15])" office:value-type="percentage" office:value="0.150684931506849">
            <text:p>15.0685%</text:p>
          </table:table-cell>
          <table:table-cell table:formula="of:=[.J15]/SUM([.F15];[.H15];[.J15];[.L15];[.N15];[.P15])" office:value-type="percentage" office:value="0.26027397260274">
            <text:p>26.0274%</text:p>
          </table:table-cell>
          <table:table-cell table:formula="of:=[.L15]/SUM([.F15];[.H15];[.J15];[.L15];[.N15];[.P15])" office:value-type="percentage" office:value="0.205479452054794">
            <text:p>20.5479%</text:p>
          </table:table-cell>
          <table:table-cell table:formula="of:=[.N15]/SUM([.F15];[.H15];[.J15];[.L15];[.N15];[.P15])" office:value-type="percentage" office:value="0.123287671232877">
            <text:p>12.3288%</text:p>
          </table:table-cell>
          <table:table-cell table:number-columns-repeated="2"/>
        </table:table-row>
        <table:table-row table:style-name="ro1">
          <table:table-cell office:value-type="string">
            <text:p>Radament (H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3 (H) Equip C</text:p>
          </table:table-cell>
          <table:table-cell office:value-type="float" office:value="19">
            <text:p>19</text:p>
          </table:table-cell>
          <table:table-cell office:value-type="string">
            <text:p>Act 3 (H) Junk</text:p>
          </table:table-cell>
          <table:table-cell office:value-type="float" office:value="15">
            <text:p>15</text:p>
          </table:table-cell>
          <table:table-cell office:value-type="string">
            <text:p>Act 3 (H)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16]/SUM([.F16];[.H16];[.J16];[.L16];[.N16];[.P16])" office:value-type="percentage" office:value="0.26027397260274">
            <text:p>26.0274%</text:p>
          </table:table-cell>
          <table:table-cell table:formula="of:=[.H16]/SUM([.F16];[.H16];[.J16];[.L16];[.N16];[.P16])" office:value-type="percentage" office:value="0.150684931506849">
            <text:p>15.0685%</text:p>
          </table:table-cell>
          <table:table-cell table:formula="of:=[.J16]/SUM([.F16];[.H16];[.J16];[.L16];[.N16];[.P16])" office:value-type="percentage" office:value="0.26027397260274">
            <text:p>26.0274%</text:p>
          </table:table-cell>
          <table:table-cell table:formula="of:=[.L16]/SUM([.F16];[.H16];[.J16];[.L16];[.N16];[.P16])" office:value-type="percentage" office:value="0.205479452054794">
            <text:p>20.5479%</text:p>
          </table:table-cell>
          <table:table-cell table:formula="of:=[.N16]/SUM([.F16];[.H16];[.J16];[.L16];[.N16];[.P16])" office:value-type="percentage" office:value="0.123287671232877">
            <text:p>12.3288%</text:p>
          </table:table-cell>
          <table:table-cell table:number-columns-repeated="2"/>
        </table:table-row>
        <table:table-row table:style-name="ro1">
          <table:table-cell office:value-type="string">
            <text:p>Mephisto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280"</text:p>
          </table:table-cell>
          <table:table-cell office:value-type="float" office:value="5">
            <text:p>5</text:p>
          </table:table-cell>
          <table:table-cell office:value-type="string">
            <text:p>Act 4 Equip A</text:p>
          </table:table-cell>
          <table:table-cell office:value-type="float" office:value="52">
            <text:p>52</text:p>
          </table:table-cell>
          <table:table-cell office:value-type="string">
            <text:p>Act 4 Junk</text:p>
          </table:table-cell>
          <table:table-cell office:value-type="float" office:value="5">
            <text:p>5</text:p>
          </table:table-cell>
          <table:table-cell office:value-type="string">
            <text:p>Act 4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17]/SUM([.F17];[.H17];[.J17];[.L17];[.N17];[.P17])" office:value-type="percentage" office:value="0.174418604651163">
            <text:p>17.4419%</text:p>
          </table:table-cell>
          <table:table-cell table:formula="of:=[.H17]/SUM([.F17];[.H17];[.J17];[.L17];[.N17];[.P17])" office:value-type="percentage" office:value="0.0581395348837209">
            <text:p>5.8140%</text:p>
          </table:table-cell>
          <table:table-cell table:formula="of:=[.J17]/SUM([.F17];[.H17];[.J17];[.L17];[.N17];[.P17])" office:value-type="percentage" office:value="0.604651162790698">
            <text:p>60.4651%</text:p>
          </table:table-cell>
          <table:table-cell table:formula="of:=[.L17]/SUM([.F17];[.H17];[.J17];[.L17];[.N17];[.P17])" office:value-type="percentage" office:value="0.0581395348837209">
            <text:p>5.8140%</text:p>
          </table:table-cell>
          <table:table-cell table:formula="of:=[.N17]/SUM([.F17];[.H17];[.J17];[.L17];[.N17];[.P17])" office:value-type="percentage" office:value="0.104651162790698">
            <text:p>10.4651%</text:p>
          </table:table-cell>
          <table:table-cell table:number-columns-repeated="2"/>
        </table:table-row>
        <table:table-row table:style-name="ro1">
          <table:table-cell office:value-type="string">
            <text:p>Mephisto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536"</text:p>
          </table:table-cell>
          <table:table-cell office:value-type="float" office:value="5">
            <text:p>5</text:p>
          </table:table-cell>
          <table:table-cell office:value-type="string">
            <text:p>Act 4 (N) Equip A</text:p>
          </table:table-cell>
          <table:table-cell office:value-type="float" office:value="52">
            <text:p>52</text:p>
          </table:table-cell>
          <table:table-cell office:value-type="string">
            <text:p>Act 4 (N) Junk</text:p>
          </table:table-cell>
          <table:table-cell office:value-type="float" office:value="5">
            <text:p>5</text:p>
          </table:table-cell>
          <table:table-cell office:value-type="string">
            <text:p>Act 4 (N)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18]/SUM([.F18];[.H18];[.J18];[.L18];[.N18];[.P18])" office:value-type="percentage" office:value="0.174418604651163">
            <text:p>17.4419%</text:p>
          </table:table-cell>
          <table:table-cell table:formula="of:=[.H18]/SUM([.F18];[.H18];[.J18];[.L18];[.N18];[.P18])" office:value-type="percentage" office:value="0.0581395348837209">
            <text:p>5.8140%</text:p>
          </table:table-cell>
          <table:table-cell table:formula="of:=[.J18]/SUM([.F18];[.H18];[.J18];[.L18];[.N18];[.P18])" office:value-type="percentage" office:value="0.604651162790698">
            <text:p>60.4651%</text:p>
          </table:table-cell>
          <table:table-cell table:formula="of:=[.L18]/SUM([.F18];[.H18];[.J18];[.L18];[.N18];[.P18])" office:value-type="percentage" office:value="0.0581395348837209">
            <text:p>5.8140%</text:p>
          </table:table-cell>
          <table:table-cell table:formula="of:=[.N18]/SUM([.F18];[.H18];[.J18];[.L18];[.N18];[.P18])" office:value-type="percentage" office:value="0.104651162790698">
            <text:p>10.4651%</text:p>
          </table:table-cell>
          <table:table-cell table:number-columns-repeated="2"/>
        </table:table-row>
        <table:table-row table:style-name="ro1">
          <table:table-cell office:value-type="string">
            <text:p>Mephisto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2048"</text:p>
          </table:table-cell>
          <table:table-cell office:value-type="float" office:value="5">
            <text:p>5</text:p>
          </table:table-cell>
          <table:table-cell office:value-type="string">
            <text:p>Act 4 (H) Equip A</text:p>
          </table:table-cell>
          <table:table-cell office:value-type="float" office:value="52">
            <text:p>52</text:p>
          </table:table-cell>
          <table:table-cell office:value-type="string">
            <text:p>Act 4 (H) Junk</text:p>
          </table:table-cell>
          <table:table-cell office:value-type="float" office:value="5">
            <text:p>5</text:p>
          </table:table-cell>
          <table:table-cell office:value-type="string">
            <text:p>Act 4 (H) Good</text:p>
          </table:table-cell>
          <table:table-cell office:value-type="float" office:value="9">
            <text:p>9</text:p>
          </table:table-cell>
          <table:table-cell office:value-type="string">
            <text:p>ceh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[.F19]/SUM([.F19];[.H19];[.J19];[.L19];[.N19];[.P19])" office:value-type="percentage" office:value="0.168539325842697">
            <text:p>16.8539%</text:p>
          </table:table-cell>
          <table:table-cell table:formula="of:=[.H19]/SUM([.F19];[.H19];[.J19];[.L19];[.N19];[.P19])" office:value-type="percentage" office:value="0.0561797752808989">
            <text:p>5.6180%</text:p>
          </table:table-cell>
          <table:table-cell table:formula="of:=[.J19]/SUM([.F19];[.H19];[.J19];[.L19];[.N19];[.P19])" office:value-type="percentage" office:value="0.584269662921348">
            <text:p>58.4270%</text:p>
          </table:table-cell>
          <table:table-cell table:formula="of:=[.L19]/SUM([.F19];[.H19];[.J19];[.L19];[.N19];[.P19])" office:value-type="percentage" office:value="0.0561797752808989">
            <text:p>5.6180%</text:p>
          </table:table-cell>
          <table:table-cell table:formula="of:=[.N19]/SUM([.F19];[.H19];[.J19];[.L19];[.N19];[.P19])" office:value-type="percentage" office:value="0.101123595505618">
            <text:p>10.1124%</text:p>
          </table:table-cell>
          <table:table-cell table:formula="of:=[.P19]/SUM([.F19];[.H19];[.J19];[.L19];[.N19];[.P19])" office:value-type="percentage" office:value="0.0337078651685393">
            <text:p>3.3708%</text:p>
          </table:table-cell>
          <table:table-cell/>
        </table:table-row>
        <table:table-row table:style-name="ro1">
          <table:table-cell office:value-type="string">
            <text:p>Mephisto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4 Equip A</text:p>
          </table:table-cell>
          <table:table-cell office:value-type="float" office:value="52">
            <text:p>52</text:p>
          </table:table-cell>
          <table:table-cell office:value-type="string">
            <text:p>Act 4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20]/SUM([.F20];[.H20];[.J20];[.L20];[.N20];[.P20])" office:value-type="percentage" office:value="0.214285714285714">
            <text:p>21.4286%</text:p>
          </table:table-cell>
          <table:table-cell table:formula="of:=[.H20]/SUM([.F20];[.H20];[.J20];[.L20];[.N20];[.P20])" office:value-type="percentage" office:value="0.742857142857143">
            <text:p>74.2857%</text:p>
          </table:table-cell>
          <table:table-cell table:formula="of:=[.J20]/SUM([.F20];[.H20];[.J20];[.L20];[.N20];[.P20])" office:value-type="percentage" office:value="0.0428571428571429">
            <text:p>4.2857%</text:p>
          </table:table-cell>
          <table:table-cell table:number-columns-repeated="4"/>
        </table:table-row>
        <table:table-row table:style-name="ro1">
          <table:table-cell office:value-type="string">
            <text:p>Mephisto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4 (N) Equip A</text:p>
          </table:table-cell>
          <table:table-cell office:value-type="float" office:value="52">
            <text:p>52</text:p>
          </table:table-cell>
          <table:table-cell office:value-type="string">
            <text:p>Act 4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21]/SUM([.F21];[.H21];[.J21];[.L21];[.N21];[.P21])" office:value-type="percentage" office:value="0.214285714285714">
            <text:p>21.4286%</text:p>
          </table:table-cell>
          <table:table-cell table:formula="of:=[.H21]/SUM([.F21];[.H21];[.J21];[.L21];[.N21];[.P21])" office:value-type="percentage" office:value="0.742857142857143">
            <text:p>74.2857%</text:p>
          </table:table-cell>
          <table:table-cell table:formula="of:=[.J21]/SUM([.F21];[.H21];[.J21];[.L21];[.N21];[.P21])" office:value-type="percentage" office:value="0.0428571428571429">
            <text:p>4.2857%</text:p>
          </table:table-cell>
          <table:table-cell table:number-columns-repeated="4"/>
        </table:table-row>
        <table:table-row table:style-name="ro1">
          <table:table-cell office:value-type="string">
            <text:p>Mephisto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4 (H) Equip A</text:p>
          </table:table-cell>
          <table:table-cell office:value-type="float" office:value="52">
            <text:p>52</text:p>
          </table:table-cell>
          <table:table-cell office:value-type="string">
            <text:p>Act 4 (H) Good</text:p>
          </table:table-cell>
          <table:table-cell office:value-type="float" office:value="3">
            <text:p>3</text:p>
          </table:table-cell>
          <table:table-cell office:value-type="string">
            <text:p>ceh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 table:number-columns-repeated="3"/>
          <table:table-cell table:formula="of:=[.F22]/SUM([.F22];[.H22];[.J22];[.L22];[.N22];[.P22])" office:value-type="percentage" office:value="0.205479452054794">
            <text:p>20.5479%</text:p>
          </table:table-cell>
          <table:table-cell table:formula="of:=[.H22]/SUM([.F22];[.H22];[.J22];[.L22];[.N22];[.P22])" office:value-type="percentage" office:value="0.712328767123288">
            <text:p>71.2329%</text:p>
          </table:table-cell>
          <table:table-cell table:formula="of:=[.J22]/SUM([.F22];[.H22];[.J22];[.L22];[.N22];[.P22])" office:value-type="percentage" office:value="0.0410958904109589">
            <text:p>4.1096%</text:p>
          </table:table-cell>
          <table:table-cell table:formula="of:=[.L22]/SUM([.F22];[.H22];[.J22];[.L22];[.N22];[.P22])" office:value-type="percentage" office:value="0.0410958904109589">
            <text:p>4.1096%</text:p>
          </table:table-cell>
          <table:table-cell table:number-columns-repeated="3"/>
        </table:table-row>
        <table:table-row table:style-name="ro1">
          <table:table-cell office:value-type="string">
            <text:p>Diablo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280"</text:p>
          </table:table-cell>
          <table:table-cell office:value-type="float" office:value="5">
            <text:p>5</text:p>
          </table:table-cell>
          <table:table-cell office:value-type="string">
            <text:p>Act 5 Equip A</text:p>
          </table:table-cell>
          <table:table-cell office:value-type="float" office:value="52">
            <text:p>52</text:p>
          </table:table-cell>
          <table:table-cell office:value-type="string">
            <text:p>Act 5 Junk</text:p>
          </table:table-cell>
          <table:table-cell office:value-type="float" office:value="5">
            <text:p>5</text:p>
          </table:table-cell>
          <table:table-cell office:value-type="string">
            <text:p>Act 5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23]/SUM([.F23];[.H23];[.J23];[.L23];[.N23];[.P23])" office:value-type="percentage" office:value="0.174418604651163">
            <text:p>17.4419%</text:p>
          </table:table-cell>
          <table:table-cell table:formula="of:=[.H23]/SUM([.F23];[.H23];[.J23];[.L23];[.N23];[.P23])" office:value-type="percentage" office:value="0.0581395348837209">
            <text:p>5.8140%</text:p>
          </table:table-cell>
          <table:table-cell table:formula="of:=[.J23]/SUM([.F23];[.H23];[.J23];[.L23];[.N23];[.P23])" office:value-type="percentage" office:value="0.604651162790698">
            <text:p>60.4651%</text:p>
          </table:table-cell>
          <table:table-cell table:formula="of:=[.L23]/SUM([.F23];[.H23];[.J23];[.L23];[.N23];[.P23])" office:value-type="percentage" office:value="0.0581395348837209">
            <text:p>5.8140%</text:p>
          </table:table-cell>
          <table:table-cell table:formula="of:=[.N23]/SUM([.F23];[.H23];[.J23];[.L23];[.N23];[.P23])" office:value-type="percentage" office:value="0.104651162790698">
            <text:p>10.4651%</text:p>
          </table:table-cell>
          <table:table-cell table:number-columns-repeated="2"/>
        </table:table-row>
        <table:table-row table:style-name="ro1">
          <table:table-cell office:value-type="string">
            <text:p>Diablo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536"</text:p>
          </table:table-cell>
          <table:table-cell office:value-type="float" office:value="5">
            <text:p>5</text:p>
          </table:table-cell>
          <table:table-cell office:value-type="string">
            <text:p>Act 5 (N) Equip A</text:p>
          </table:table-cell>
          <table:table-cell office:value-type="float" office:value="52">
            <text:p>52</text:p>
          </table:table-cell>
          <table:table-cell office:value-type="string">
            <text:p>Act 5 (N) Junk</text:p>
          </table:table-cell>
          <table:table-cell office:value-type="float" office:value="5">
            <text:p>5</text:p>
          </table:table-cell>
          <table:table-cell office:value-type="string">
            <text:p>Act 5 (N)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24]/SUM([.F24];[.H24];[.J24];[.L24];[.N24];[.P24])" office:value-type="percentage" office:value="0.174418604651163">
            <text:p>17.4419%</text:p>
          </table:table-cell>
          <table:table-cell table:formula="of:=[.H24]/SUM([.F24];[.H24];[.J24];[.L24];[.N24];[.P24])" office:value-type="percentage" office:value="0.0581395348837209">
            <text:p>5.8140%</text:p>
          </table:table-cell>
          <table:table-cell table:formula="of:=[.J24]/SUM([.F24];[.H24];[.J24];[.L24];[.N24];[.P24])" office:value-type="percentage" office:value="0.604651162790698">
            <text:p>60.4651%</text:p>
          </table:table-cell>
          <table:table-cell table:formula="of:=[.L24]/SUM([.F24];[.H24];[.J24];[.L24];[.N24];[.P24])" office:value-type="percentage" office:value="0.0581395348837209">
            <text:p>5.8140%</text:p>
          </table:table-cell>
          <table:table-cell table:formula="of:=[.N24]/SUM([.F24];[.H24];[.J24];[.L24];[.N24];[.P24])" office:value-type="percentage" office:value="0.104651162790698">
            <text:p>10.4651%</text:p>
          </table:table-cell>
          <table:table-cell table:number-columns-repeated="2"/>
        </table:table-row>
        <table:table-row table:style-name="ro1">
          <table:table-cell office:value-type="string">
            <text:p>Diablo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2048"</text:p>
          </table:table-cell>
          <table:table-cell office:value-type="float" office:value="5">
            <text:p>5</text:p>
          </table:table-cell>
          <table:table-cell office:value-type="string">
            <text:p>Act 5 (H) Equip A</text:p>
          </table:table-cell>
          <table:table-cell office:value-type="float" office:value="52">
            <text:p>52</text:p>
          </table:table-cell>
          <table:table-cell office:value-type="string">
            <text:p>Act 5 (H) Junk</text:p>
          </table:table-cell>
          <table:table-cell office:value-type="float" office:value="5">
            <text:p>5</text:p>
          </table:table-cell>
          <table:table-cell office:value-type="string">
            <text:p>Act 5 (H) Good</text:p>
          </table:table-cell>
          <table:table-cell office:value-type="float" office:value="9">
            <text:p>9</text:p>
          </table:table-cell>
          <table:table-cell office:value-type="string">
            <text:p>bet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[.F25]/SUM([.F25];[.H25];[.J25];[.L25];[.N25];[.P25])" office:value-type="percentage" office:value="0.168539325842697">
            <text:p>16.8539%</text:p>
          </table:table-cell>
          <table:table-cell table:formula="of:=[.H25]/SUM([.F25];[.H25];[.J25];[.L25];[.N25];[.P25])" office:value-type="percentage" office:value="0.0561797752808989">
            <text:p>5.6180%</text:p>
          </table:table-cell>
          <table:table-cell table:formula="of:=[.J25]/SUM([.F25];[.H25];[.J25];[.L25];[.N25];[.P25])" office:value-type="percentage" office:value="0.584269662921348">
            <text:p>58.4270%</text:p>
          </table:table-cell>
          <table:table-cell table:formula="of:=[.L25]/SUM([.F25];[.H25];[.J25];[.L25];[.N25];[.P25])" office:value-type="percentage" office:value="0.0561797752808989">
            <text:p>5.6180%</text:p>
          </table:table-cell>
          <table:table-cell table:formula="of:=[.N25]/SUM([.F25];[.H25];[.J25];[.L25];[.N25];[.P25])" office:value-type="percentage" office:value="0.101123595505618">
            <text:p>10.1124%</text:p>
          </table:table-cell>
          <table:table-cell table:formula="of:=[.P25]/SUM([.F25];[.H25];[.J25];[.L25];[.N25];[.P25])" office:value-type="percentage" office:value="0.0337078651685393">
            <text:p>3.3708%</text:p>
          </table:table-cell>
          <table:table-cell/>
        </table:table-row>
        <table:table-row table:style-name="ro1">
          <table:table-cell office:value-type="string">
            <text:p>Diablo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5 Equip A</text:p>
          </table:table-cell>
          <table:table-cell office:value-type="float" office:value="52">
            <text:p>52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26]/SUM([.F26];[.H26];[.J26];[.L26];[.N26];[.P26])" office:value-type="percentage" office:value="0.214285714285714">
            <text:p>21.4286%</text:p>
          </table:table-cell>
          <table:table-cell table:formula="of:=[.H26]/SUM([.F26];[.H26];[.J26];[.L26];[.N26];[.P26])" office:value-type="percentage" office:value="0.742857142857143">
            <text:p>74.2857%</text:p>
          </table:table-cell>
          <table:table-cell table:formula="of:=[.J26]/SUM([.F26];[.H26];[.J26];[.L26];[.N26];[.P26])" office:value-type="percentage" office:value="0.0428571428571429">
            <text:p>4.2857%</text:p>
          </table:table-cell>
          <table:table-cell table:number-columns-repeated="4"/>
        </table:table-row>
        <table:table-row table:style-name="ro1">
          <table:table-cell office:value-type="string">
            <text:p>Diablo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5 (N) Equip A</text:p>
          </table:table-cell>
          <table:table-cell office:value-type="float" office:value="52">
            <text:p>52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27]/SUM([.F27];[.H27];[.J27];[.L27];[.N27];[.P27])" office:value-type="percentage" office:value="0.214285714285714">
            <text:p>21.4286%</text:p>
          </table:table-cell>
          <table:table-cell table:formula="of:=[.H27]/SUM([.F27];[.H27];[.J27];[.L27];[.N27];[.P27])" office:value-type="percentage" office:value="0.742857142857143">
            <text:p>74.2857%</text:p>
          </table:table-cell>
          <table:table-cell table:formula="of:=[.J27]/SUM([.F27];[.H27];[.J27];[.L27];[.N27];[.P27])" office:value-type="percentage" office:value="0.0428571428571429">
            <text:p>4.2857%</text:p>
          </table:table-cell>
          <table:table-cell table:number-columns-repeated="4"/>
        </table:table-row>
        <table:table-row table:style-name="ro1">
          <table:table-cell office:value-type="string">
            <text:p>Diablo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5 (H) Equip A</text:p>
          </table:table-cell>
          <table:table-cell office:value-type="float" office:value="52">
            <text:p>52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bet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 table:number-columns-repeated="3"/>
          <table:table-cell table:formula="of:=[.F28]/SUM([.F28];[.H28];[.J28];[.L28];[.N28];[.P28])" office:value-type="percentage" office:value="0.205479452054794">
            <text:p>20.5479%</text:p>
          </table:table-cell>
          <table:table-cell table:formula="of:=[.H28]/SUM([.F28];[.H28];[.J28];[.L28];[.N28];[.P28])" office:value-type="percentage" office:value="0.712328767123288">
            <text:p>71.2329%</text:p>
          </table:table-cell>
          <table:table-cell table:formula="of:=[.J28]/SUM([.F28];[.H28];[.J28];[.L28];[.N28];[.P28])" office:value-type="percentage" office:value="0.0410958904109589">
            <text:p>4.1096%</text:p>
          </table:table-cell>
          <table:table-cell table:formula="of:=[.L28]/SUM([.F28];[.H28];[.J28];[.L28];[.N28];[.P28])" office:value-type="percentage" office:value="0.0410958904109589">
            <text:p>4.1096%</text:p>
          </table:table-cell>
          <table:table-cell table:number-columns-repeated="3"/>
        </table:table-row>
        <table:table-row table:style-name="ro1">
          <table:table-cell office:value-type="string">
            <text:p>Summoner</text:p>
          </table:table-cell>
          <table:table-cell table:number-columns-repeated="2"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9">
            <text:p>9</text:p>
          </table:table-cell>
          <table:table-cell office:value-type="string">
            <text:p>Act 2 Equip C</text:p>
          </table:table-cell>
          <table:table-cell office:value-type="float" office:value="15">
            <text:p>15</text:p>
          </table:table-cell>
          <table:table-cell office:value-type="string">
            <text:p>Act 3 Junk</text:p>
          </table:table-cell>
          <table:table-cell office:value-type="float" office:value="5">
            <text:p>5</text:p>
          </table:table-cell>
          <table:table-cell office:value-type="string">
            <text:p>Act 2 Good</text:p>
          </table:table-cell>
          <table:table-cell office:value-type="float" office:value="9">
            <text:p>9</text:p>
          </table:table-cell>
          <table:table-cell office:value-type="string">
            <text:p>Act 3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29]/SUM([.F29];[.H29];[.J29];[.L29];[.N29];[.P29];[.R29])" office:value-type="percentage" office:value="0.311475409836066">
            <text:p>31.1475%</text:p>
          </table:table-cell>
          <table:table-cell table:formula="of:=[.H29]/SUM([.F29];[.H29];[.J29];[.L29];[.N29];[.P29];[.R29])" office:value-type="percentage" office:value="0.147540983606557">
            <text:p>14.7541%</text:p>
          </table:table-cell>
          <table:table-cell table:formula="of:=[.J29]/SUM([.F29];[.H29];[.J29];[.L29];[.N29];[.P29];[.R29])" office:value-type="percentage" office:value="0.245901639344262">
            <text:p>24.5902%</text:p>
          </table:table-cell>
          <table:table-cell table:formula="of:=[.L29]/SUM([.F29];[.H29];[.J29];[.L29];[.N29];[.P29];[.R29])" office:value-type="percentage" office:value="0.0819672131147541">
            <text:p>8.1967%</text:p>
          </table:table-cell>
          <table:table-cell table:formula="of:=[.N29]/SUM([.F29];[.H29];[.J29];[.L29];[.N29];[.P29];[.R29])" office:value-type="percentage" office:value="0.147540983606557">
            <text:p>14.7541%</text:p>
          </table:table-cell>
          <table:table-cell table:formula="of:=[.P29]/SUM([.F29];[.H29];[.J29];[.L29];[.N29];[.P29];[.R29])" office:value-type="percentage" office:value="0.0655737704918033">
            <text:p>6.5574%</text:p>
          </table:table-cell>
          <table:table-cell/>
        </table:table-row>
        <table:table-row table:style-name="ro1">
          <table:table-cell office:value-type="string">
            <text:p>Summoner (N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9">
            <text:p>9</text:p>
          </table:table-cell>
          <table:table-cell office:value-type="string">
            <text:p>Act 2 (N) Equip C</text:p>
          </table:table-cell>
          <table:table-cell office:value-type="float" office:value="15">
            <text:p>15</text:p>
          </table:table-cell>
          <table:table-cell office:value-type="string">
            <text:p>Act 3 (N) Junk</text:p>
          </table:table-cell>
          <table:table-cell office:value-type="float" office:value="5">
            <text:p>5</text:p>
          </table:table-cell>
          <table:table-cell office:value-type="string">
            <text:p>Act 2 (N) Good</text:p>
          </table:table-cell>
          <table:table-cell office:value-type="float" office:value="9">
            <text:p>9</text:p>
          </table:table-cell>
          <table:table-cell office:value-type="string">
            <text:p>Act 3 (N)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29]/SUM([.F29];[.H29];[.J29];[.L29];[.N29];[.P29];[.R29])" office:value-type="percentage" office:value="0.311475409836066">
            <text:p>31.1475%</text:p>
          </table:table-cell>
          <table:table-cell table:formula="of:=[.H30]/SUM([.F30];[.H30];[.J30];[.L30];[.N30];[.P30];[.R30])" office:value-type="percentage" office:value="0.147540983606557">
            <text:p>14.7541%</text:p>
          </table:table-cell>
          <table:table-cell table:formula="of:=[.J30]/SUM([.F30];[.H30];[.J30];[.L30];[.N30];[.P30];[.R30])" office:value-type="percentage" office:value="0.245901639344262">
            <text:p>24.5902%</text:p>
          </table:table-cell>
          <table:table-cell table:formula="of:=[.L30]/SUM([.F30];[.H30];[.J30];[.L30];[.N30];[.P30];[.R30])" office:value-type="percentage" office:value="0.0819672131147541">
            <text:p>8.1967%</text:p>
          </table:table-cell>
          <table:table-cell table:formula="of:=[.N30]/SUM([.F30];[.H30];[.J30];[.L30];[.N30];[.P30];[.R30])" office:value-type="percentage" office:value="0.147540983606557">
            <text:p>14.7541%</text:p>
          </table:table-cell>
          <table:table-cell table:formula="of:=[.P30]/SUM([.F30];[.H30];[.J30];[.L30];[.N30];[.P30];[.R30])" office:value-type="percentage" office:value="0.0655737704918033">
            <text:p>6.5574%</text:p>
          </table:table-cell>
          <table:table-cell/>
        </table:table-row>
        <table:table-row table:style-name="ro1">
          <table:table-cell office:value-type="string">
            <text:p>Summoner (H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9">
            <text:p>9</text:p>
          </table:table-cell>
          <table:table-cell office:value-type="string">
            <text:p>Act 2 (H) Equip C</text:p>
          </table:table-cell>
          <table:table-cell office:value-type="float" office:value="15">
            <text:p>15</text:p>
          </table:table-cell>
          <table:table-cell office:value-type="string">
            <text:p>Act 3 (H) Junk</text:p>
          </table:table-cell>
          <table:table-cell office:value-type="float" office:value="5">
            <text:p>5</text:p>
          </table:table-cell>
          <table:table-cell office:value-type="string">
            <text:p>Act 2 (H) Good</text:p>
          </table:table-cell>
          <table:table-cell office:value-type="float" office:value="9">
            <text:p>9</text:p>
          </table:table-cell>
          <table:table-cell office:value-type="string">
            <text:p>Act 3 (H) Magic A</text:p>
          </table:table-cell>
          <table:table-cell office:value-type="float" office:value="4">
            <text:p>4</text:p>
          </table:table-cell>
          <table:table-cell office:value-type="string">
            <text:p>pk2</text:p>
          </table:table-cell>
          <table:table-cell office:value-type="float" office:value="3">
            <text:p>3</text:p>
          </table:table-cell>
          <table:table-cell/>
          <table:table-cell table:formula="of:=[.F29]/SUM([.F29];[.H29];[.J29];[.L29];[.N29];[.P29];[.R29])" office:value-type="percentage" office:value="0.311475409836066">
            <text:p>31.1475%</text:p>
          </table:table-cell>
          <table:table-cell table:formula="of:=[.H31]/SUM([.F31];[.H31];[.J31];[.L31];[.N31];[.P31];[.R31])" office:value-type="percentage" office:value="0.140625">
            <text:p>14.0625%</text:p>
          </table:table-cell>
          <table:table-cell table:formula="of:=[.J31]/SUM([.F31];[.H31];[.J31];[.L31];[.N31];[.P31];[.R31])" office:value-type="percentage" office:value="0.234375">
            <text:p>23.4375%</text:p>
          </table:table-cell>
          <table:table-cell table:formula="of:=[.L31]/SUM([.F31];[.H31];[.J31];[.L31];[.N31];[.P31];[.R31])" office:value-type="percentage" office:value="0.078125">
            <text:p>7.8125%</text:p>
          </table:table-cell>
          <table:table-cell table:formula="of:=[.N31]/SUM([.F31];[.H31];[.J31];[.L31];[.N31];[.P31];[.R31])" office:value-type="percentage" office:value="0.140625">
            <text:p>14.0625%</text:p>
          </table:table-cell>
          <table:table-cell table:formula="of:=[.P31]/SUM([.F31];[.H31];[.J31];[.L31];[.N31];[.P31];[.R31])" office:value-type="percentage" office:value="0.0625">
            <text:p>6.2500%</text:p>
          </table:table-cell>
          <table:table-cell table:style-name="ce2" table:formula="of:=[.R31]/SUM([.F31];[.H31];[.J31];[.L31];[.N31];[.P31];[.R31])" office:value-type="percentage" office:value="0.046875">
            <text:p>4.6875%</text:p>
          </table:table-cell>
        </table:table-row>
        <table:table-row table:style-name="ro1">
          <table:table-cell office:value-type="string">
            <text:p>Council</text:p>
          </table:table-cell>
          <table:table-cell office:value-type="float" office:value="650">
            <text:p>6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9">
            <text:p>9</text:p>
          </table:table-cell>
          <table:table-cell office:value-type="string">
            <text:p>Act 4 Equip A</text:p>
          </table:table-cell>
          <table:table-cell office:value-type="float" office:value="15">
            <text:p>15</text:p>
          </table:table-cell>
          <table:table-cell office:value-type="string">
            <text:p>Act 4 Junk</text:p>
          </table:table-cell>
          <table:table-cell office:value-type="float" office:value="5">
            <text:p>5</text:p>
          </table:table-cell>
          <table:table-cell office:value-type="string">
            <text:p>Act 4 Good</text:p>
          </table:table-cell>
          <table:table-cell office:value-type="float" office:value="9">
            <text:p>9</text:p>
          </table:table-cell>
          <table:table-cell office:value-type="string">
            <text:p>Act 4 Magic A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[.F32]/SUM([.F32];[.H32];[.J32];[.L32];[.N32];[.P32])" office:value-type="percentage" office:value="0.311475409836066">
            <text:p>31.1475%</text:p>
          </table:table-cell>
          <table:table-cell table:formula="of:=[.H32]/SUM([.F32];[.H32];[.J32];[.L32];[.N32];[.P32])" office:value-type="percentage" office:value="0.147540983606557">
            <text:p>14.7541%</text:p>
          </table:table-cell>
          <table:table-cell table:formula="of:=[.J32]/SUM([.F32];[.H32];[.J32];[.L32];[.N32];[.P32])" office:value-type="percentage" office:value="0.245901639344262">
            <text:p>24.5902%</text:p>
          </table:table-cell>
          <table:table-cell table:formula="of:=[.L32]/SUM([.F32];[.H32];[.J32];[.L32];[.N32];[.P32])" office:value-type="percentage" office:value="0.0819672131147541">
            <text:p>8.1967%</text:p>
          </table:table-cell>
          <table:table-cell table:formula="of:=[.N32]/SUM([.F32];[.H32];[.J32];[.L32];[.N32];[.P32])" office:value-type="percentage" office:value="0.147540983606557">
            <text:p>14.7541%</text:p>
          </table:table-cell>
          <table:table-cell table:formula="of:=[.P32]/SUM([.F32];[.H32];[.J32];[.L32];[.N32];[.P32])" office:value-type="percentage" office:value="0.0655737704918033">
            <text:p>6.5574%</text:p>
          </table:table-cell>
          <table:table-cell/>
        </table:table-row>
        <table:table-row table:style-name="ro1">
          <table:table-cell office:value-type="string">
            <text:p>Council (N)</text:p>
          </table:table-cell>
          <table:table-cell office:value-type="float" office:value="650">
            <text:p>6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9">
            <text:p>9</text:p>
          </table:table-cell>
          <table:table-cell office:value-type="string">
            <text:p>Act 4 (N) Equip A</text:p>
          </table:table-cell>
          <table:table-cell office:value-type="float" office:value="15">
            <text:p>15</text:p>
          </table:table-cell>
          <table:table-cell office:value-type="string">
            <text:p>Act 4 (N) Junk</text:p>
          </table:table-cell>
          <table:table-cell office:value-type="float" office:value="5">
            <text:p>5</text:p>
          </table:table-cell>
          <table:table-cell office:value-type="string">
            <text:p>Act 4 (N) Good</text:p>
          </table:table-cell>
          <table:table-cell office:value-type="float" office:value="9">
            <text:p>9</text:p>
          </table:table-cell>
          <table:table-cell office:value-type="string">
            <text:p>Act 4 (N) Magic A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[.F33]/SUM([.F33];[.H33];[.J33];[.L33];[.N33];[.P33])" office:value-type="percentage" office:value="0.311475409836066">
            <text:p>31.1475%</text:p>
          </table:table-cell>
          <table:table-cell table:formula="of:=[.H33]/SUM([.F33];[.H33];[.J33];[.L33];[.N33];[.P33])" office:value-type="percentage" office:value="0.147540983606557">
            <text:p>14.7541%</text:p>
          </table:table-cell>
          <table:table-cell table:formula="of:=[.J33]/SUM([.F33];[.H33];[.J33];[.L33];[.N33];[.P33])" office:value-type="percentage" office:value="0.245901639344262">
            <text:p>24.5902%</text:p>
          </table:table-cell>
          <table:table-cell table:formula="of:=[.L33]/SUM([.F33];[.H33];[.J33];[.L33];[.N33];[.P33])" office:value-type="percentage" office:value="0.0819672131147541">
            <text:p>8.1967%</text:p>
          </table:table-cell>
          <table:table-cell table:formula="of:=[.N33]/SUM([.F33];[.H33];[.J33];[.L33];[.N33];[.P33])" office:value-type="percentage" office:value="0.147540983606557">
            <text:p>14.7541%</text:p>
          </table:table-cell>
          <table:table-cell table:formula="of:=[.P33]/SUM([.F33];[.H33];[.J33];[.L33];[.N33];[.P33])" office:value-type="percentage" office:value="0.0655737704918033">
            <text:p>6.5574%</text:p>
          </table:table-cell>
          <table:table-cell/>
        </table:table-row>
        <table:table-row table:style-name="ro1">
          <table:table-cell office:value-type="string">
            <text:p>Council (H)</text:p>
          </table:table-cell>
          <table:table-cell office:value-type="float" office:value="650">
            <text:p>6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9">
            <text:p>9</text:p>
          </table:table-cell>
          <table:table-cell office:value-type="string">
            <text:p>Act 4 (H) Equip A</text:p>
          </table:table-cell>
          <table:table-cell office:value-type="float" office:value="15">
            <text:p>15</text:p>
          </table:table-cell>
          <table:table-cell office:value-type="string">
            <text:p>Act 4 (H) Junk</text:p>
          </table:table-cell>
          <table:table-cell office:value-type="float" office:value="5">
            <text:p>5</text:p>
          </table:table-cell>
          <table:table-cell office:value-type="string">
            <text:p>Act 4 (H) Good</text:p>
          </table:table-cell>
          <table:table-cell office:value-type="float" office:value="9">
            <text:p>9</text:p>
          </table:table-cell>
          <table:table-cell office:value-type="string">
            <text:p>Act 4 (H) Magic A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[.F34]/SUM([.F34];[.H34];[.J34];[.L34];[.N34];[.P34])" office:value-type="percentage" office:value="0.311475409836066">
            <text:p>31.1475%</text:p>
          </table:table-cell>
          <table:table-cell table:formula="of:=[.H34]/SUM([.F34];[.H34];[.J34];[.L34];[.N34];[.P34])" office:value-type="percentage" office:value="0.147540983606557">
            <text:p>14.7541%</text:p>
          </table:table-cell>
          <table:table-cell table:formula="of:=[.J34]/SUM([.F34];[.H34];[.J34];[.L34];[.N34];[.P34])" office:value-type="percentage" office:value="0.245901639344262">
            <text:p>24.5902%</text:p>
          </table:table-cell>
          <table:table-cell table:formula="of:=[.L34]/SUM([.F34];[.H34];[.J34];[.L34];[.N34];[.P34])" office:value-type="percentage" office:value="0.0819672131147541">
            <text:p>8.1967%</text:p>
          </table:table-cell>
          <table:table-cell table:formula="of:=[.N34]/SUM([.F34];[.H34];[.J34];[.L34];[.N34];[.P34])" office:value-type="percentage" office:value="0.147540983606557">
            <text:p>14.7541%</text:p>
          </table:table-cell>
          <table:table-cell table:formula="of:=[.P34]/SUM([.F34];[.H34];[.J34];[.L34];[.N34];[.P34])" office:value-type="percentage" office:value="0.0655737704918033">
            <text:p>6.5574%</text:p>
          </table:table-cell>
          <table:table-cell/>
        </table:table-row>
        <table:table-row table:style-name="ro1">
          <table:table-cell office:value-type="string">
            <text:p>Cow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5 Equip A</text:p>
          </table:table-cell>
          <table:table-cell office:value-type="float" office:value="19">
            <text:p>19</text:p>
          </table:table-cell>
          <table:table-cell office:value-type="string">
            <text:p>Act 5 Junk</text:p>
          </table:table-cell>
          <table:table-cell office:value-type="float" office:value="19">
            <text:p>19</text:p>
          </table:table-cell>
          <table:table-cell office:value-type="string">
            <text:p>Act 5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35]/SUM([.F35];[.H35];[.J35];[.L35];[.N35];[.P35])" office:value-type="percentage" office:value="0.602409638554217">
            <text:p>60.2410%</text:p>
          </table:table-cell>
          <table:table-cell table:formula="of:=[.H35]/SUM([.F35];[.H35];[.J35];[.L35];[.N35];[.P35])" office:value-type="percentage" office:value="0.114457831325301">
            <text:p>11.4458%</text:p>
          </table:table-cell>
          <table:table-cell table:formula="of:=[.J35]/SUM([.F35];[.H35];[.J35];[.L35];[.N35];[.P35])" office:value-type="percentage" office:value="0.114457831325301">
            <text:p>11.4458%</text:p>
          </table:table-cell>
          <table:table-cell table:formula="of:=[.L35]/SUM([.F35];[.H35];[.J35];[.L35];[.N35];[.P35])" office:value-type="percentage" office:value="0.114457831325301">
            <text:p>11.4458%</text:p>
          </table:table-cell>
          <table:table-cell table:formula="of:=[.N35]/SUM([.F35];[.H35];[.J35];[.L35];[.N35];[.P35])" office:value-type="percentage" office:value="0.0542168674698795">
            <text:p>5.4217%</text:p>
          </table:table-cell>
          <table:table-cell table:number-columns-repeated="2"/>
        </table:table-row>
        <table:table-row table:style-name="ro1">
          <table:table-cell office:value-type="string">
            <text:p>Cow (N)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5 (N) Equip A</text:p>
          </table:table-cell>
          <table:table-cell office:value-type="float" office:value="19">
            <text:p>19</text:p>
          </table:table-cell>
          <table:table-cell office:value-type="string">
            <text:p>Act 5 (N) Junk</text:p>
          </table:table-cell>
          <table:table-cell office:value-type="float" office:value="19">
            <text:p>19</text:p>
          </table:table-cell>
          <table:table-cell office:value-type="string">
            <text:p>Act 5 (N)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36]/SUM([.F36];[.H36];[.J36];[.L36];[.N36];[.P36])" office:value-type="percentage" office:value="0.602409638554217">
            <text:p>60.2410%</text:p>
          </table:table-cell>
          <table:table-cell table:formula="of:=[.H36]/SUM([.F36];[.H36];[.J36];[.L36];[.N36];[.P36])" office:value-type="percentage" office:value="0.114457831325301">
            <text:p>11.4458%</text:p>
          </table:table-cell>
          <table:table-cell table:formula="of:=[.J36]/SUM([.F36];[.H36];[.J36];[.L36];[.N36];[.P36])" office:value-type="percentage" office:value="0.114457831325301">
            <text:p>11.4458%</text:p>
          </table:table-cell>
          <table:table-cell table:formula="of:=[.L36]/SUM([.F36];[.H36];[.J36];[.L36];[.N36];[.P36])" office:value-type="percentage" office:value="0.114457831325301">
            <text:p>11.4458%</text:p>
          </table:table-cell>
          <table:table-cell table:formula="of:=[.N36]/SUM([.F36];[.H36];[.J36];[.L36];[.N36];[.P36])" office:value-type="percentage" office:value="0.0542168674698795">
            <text:p>5.4217%</text:p>
          </table:table-cell>
          <table:table-cell table:number-columns-repeated="2"/>
        </table:table-row>
        <table:table-row table:style-name="ro1">
          <table:table-cell office:value-type="string">
            <text:p>Cow (H)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5 (H) Equip B</text:p>
          </table:table-cell>
          <table:table-cell office:value-type="float" office:value="19">
            <text:p>19</text:p>
          </table:table-cell>
          <table:table-cell office:value-type="string">
            <text:p>Act 5 (H) Junk</text:p>
          </table:table-cell>
          <table:table-cell office:value-type="float" office:value="19">
            <text:p>19</text:p>
          </table:table-cell>
          <table:table-cell office:value-type="string">
            <text:p>Act 5 (H)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37]/SUM([.F37];[.H37];[.J37];[.L37];[.N37];[.P37])" office:value-type="percentage" office:value="0.602409638554217">
            <text:p>60.2410%</text:p>
          </table:table-cell>
          <table:table-cell table:formula="of:=[.H37]/SUM([.F37];[.H37];[.J37];[.L37];[.N37];[.P37])" office:value-type="percentage" office:value="0.114457831325301">
            <text:p>11.4458%</text:p>
          </table:table-cell>
          <table:table-cell table:formula="of:=[.J37]/SUM([.F37];[.H37];[.J37];[.L37];[.N37];[.P37])" office:value-type="percentage" office:value="0.114457831325301">
            <text:p>11.4458%</text:p>
          </table:table-cell>
          <table:table-cell table:formula="of:=[.L37]/SUM([.F37];[.H37];[.J37];[.L37];[.N37];[.P37])" office:value-type="percentage" office:value="0.114457831325301">
            <text:p>11.4458%</text:p>
          </table:table-cell>
          <table:table-cell table:formula="of:=[.N37]/SUM([.F37];[.H37];[.J37];[.L37];[.N37];[.P37])" office:value-type="percentage" office:value="0.0542168674698795">
            <text:p>5.4217%</text:p>
          </table:table-cell>
          <table:table-cell table:number-columns-repeated="2"/>
        </table:table-row>
        <table:table-row table:style-name="ro1">
          <table:table-cell office:value-type="string">
            <text:p>Haphesto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5 Equip A</text:p>
          </table:table-cell>
          <table:table-cell office:value-type="float" office:value="19">
            <text:p>19</text:p>
          </table:table-cell>
          <table:table-cell office:value-type="string">
            <text:p>Act 5 Junk</text:p>
          </table:table-cell>
          <table:table-cell office:value-type="float" office:value="5">
            <text:p>5</text:p>
          </table:table-cell>
          <table:table-cell office:value-type="string">
            <text:p>Act 5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38]/SUM([.F38];[.H38];[.J38];[.L38];[.N38];[.P38])" office:value-type="percentage" office:value="0.287878787878788">
            <text:p>28.7879%</text:p>
          </table:table-cell>
          <table:table-cell table:formula="of:=[.H38]/SUM([.F38];[.H38];[.J38];[.L38];[.N38];[.P38])" office:value-type="percentage" office:value="0.212121212121212">
            <text:p>21.2121%</text:p>
          </table:table-cell>
          <table:table-cell table:formula="of:=[.J38]/SUM([.F38];[.H38];[.J38];[.L38];[.N38];[.P38])" office:value-type="percentage" office:value="0.287878787878788">
            <text:p>28.7879%</text:p>
          </table:table-cell>
          <table:table-cell table:formula="of:=[.L38]/SUM([.F38];[.H38];[.J38];[.L38];[.N38];[.P38])" office:value-type="percentage" office:value="0.0757575757575758">
            <text:p>7.5758%</text:p>
          </table:table-cell>
          <table:table-cell table:formula="of:=[.N38]/SUM([.F38];[.H38];[.J38];[.L38];[.N38];[.P38])" office:value-type="percentage" office:value="0.136363636363636">
            <text:p>13.6364%</text:p>
          </table:table-cell>
          <table:table-cell table:number-columns-repeated="2"/>
        </table:table-row>
        <table:table-row table:style-name="ro1">
          <table:table-cell office:value-type="string">
            <text:p>Haphesto (N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5 (N) Equip A</text:p>
          </table:table-cell>
          <table:table-cell office:value-type="float" office:value="19">
            <text:p>19</text:p>
          </table:table-cell>
          <table:table-cell office:value-type="string">
            <text:p>Act 5 (N) Junk</text:p>
          </table:table-cell>
          <table:table-cell office:value-type="float" office:value="5">
            <text:p>5</text:p>
          </table:table-cell>
          <table:table-cell office:value-type="string">
            <text:p>Act 5 (N)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39]/SUM([.F39];[.H39];[.J39];[.L39];[.N39];[.P39])" office:value-type="percentage" office:value="0.287878787878788">
            <text:p>28.7879%</text:p>
          </table:table-cell>
          <table:table-cell table:formula="of:=[.H39]/SUM([.F39];[.H39];[.J39];[.L39];[.N39];[.P39])" office:value-type="percentage" office:value="0.212121212121212">
            <text:p>21.2121%</text:p>
          </table:table-cell>
          <table:table-cell table:formula="of:=[.J39]/SUM([.F39];[.H39];[.J39];[.L39];[.N39];[.P39])" office:value-type="percentage" office:value="0.287878787878788">
            <text:p>28.7879%</text:p>
          </table:table-cell>
          <table:table-cell table:formula="of:=[.L39]/SUM([.F39];[.H39];[.J39];[.L39];[.N39];[.P39])" office:value-type="percentage" office:value="0.0757575757575758">
            <text:p>7.5758%</text:p>
          </table:table-cell>
          <table:table-cell table:formula="of:=[.N39]/SUM([.F39];[.H39];[.J39];[.L39];[.N39];[.P39])" office:value-type="percentage" office:value="0.136363636363636">
            <text:p>13.6364%</text:p>
          </table:table-cell>
          <table:table-cell table:number-columns-repeated="2"/>
        </table:table-row>
        <table:table-row table:style-name="ro1">
          <table:table-cell office:value-type="string">
            <text:p>Haphesto (H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5 (H) Equip A</text:p>
          </table:table-cell>
          <table:table-cell office:value-type="float" office:value="19">
            <text:p>19</text:p>
          </table:table-cell>
          <table:table-cell office:value-type="string">
            <text:p>Act 5 (H) Junk</text:p>
          </table:table-cell>
          <table:table-cell office:value-type="float" office:value="5">
            <text:p>5</text:p>
          </table:table-cell>
          <table:table-cell office:value-type="string">
            <text:p>Act 5 (H)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40]/SUM([.F40];[.H40];[.J40];[.L40];[.N40];[.P40])" office:value-type="percentage" office:value="0.287878787878788">
            <text:p>28.7879%</text:p>
          </table:table-cell>
          <table:table-cell table:formula="of:=[.H40]/SUM([.F40];[.H40];[.J40];[.L40];[.N40];[.P40])" office:value-type="percentage" office:value="0.212121212121212">
            <text:p>21.2121%</text:p>
          </table:table-cell>
          <table:table-cell table:formula="of:=[.J40]/SUM([.F40];[.H40];[.J40];[.L40];[.N40];[.P40])" office:value-type="percentage" office:value="0.287878787878788">
            <text:p>28.7879%</text:p>
          </table:table-cell>
          <table:table-cell table:formula="of:=[.L40]/SUM([.F40];[.H40];[.J40];[.L40];[.N40];[.P40])" office:value-type="percentage" office:value="0.0757575757575758">
            <text:p>7.5758%</text:p>
          </table:table-cell>
          <table:table-cell table:formula="of:=[.N40]/SUM([.F40];[.H40];[.J40];[.L40];[.N40];[.P40])" office:value-type="percentage" office:value="0.136363636363636">
            <text:p>13.6364%</text:p>
          </table:table-cell>
          <table:table-cell table:number-columns-repeated="2"/>
        </table:table-row>
        <table:table-row table:style-name="ro1">
          <table:table-cell office:value-type="string">
            <text:p>Nihlathak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5 Equip B</text:p>
          </table:table-cell>
          <table:table-cell office:value-type="float" office:value="19">
            <text:p>19</text:p>
          </table:table-cell>
          <table:table-cell office:value-type="string">
            <text:p>Act 5 Junk</text:p>
          </table:table-cell>
          <table:table-cell office:value-type="float" office:value="5">
            <text:p>5</text:p>
          </table:table-cell>
          <table:table-cell office:value-type="string">
            <text:p>Act 5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41]/SUM([.F41];[.H41];[.J41];[.L41];[.N41];[.P41])" office:value-type="percentage" office:value="0.287878787878788">
            <text:p>28.7879%</text:p>
          </table:table-cell>
          <table:table-cell table:formula="of:=[.H41]/SUM([.F41];[.H41];[.J41];[.L41];[.N41];[.P41])" office:value-type="percentage" office:value="0.212121212121212">
            <text:p>21.2121%</text:p>
          </table:table-cell>
          <table:table-cell table:formula="of:=[.J41]/SUM([.F41];[.H41];[.J41];[.L41];[.N41];[.P41])" office:value-type="percentage" office:value="0.287878787878788">
            <text:p>28.7879%</text:p>
          </table:table-cell>
          <table:table-cell table:formula="of:=[.L41]/SUM([.F41];[.H41];[.J41];[.L41];[.N41];[.P41])" office:value-type="percentage" office:value="0.0757575757575758">
            <text:p>7.5758%</text:p>
          </table:table-cell>
          <table:table-cell table:formula="of:=[.N41]/SUM([.F41];[.H41];[.J41];[.L41];[.N41];[.P41])" office:value-type="percentage" office:value="0.136363636363636">
            <text:p>13.6364%</text:p>
          </table:table-cell>
          <table:table-cell table:number-columns-repeated="2"/>
        </table:table-row>
        <table:table-row table:style-name="ro1">
          <table:table-cell office:value-type="string">
            <text:p>Nihlathak (N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5 (N) Equip B</text:p>
          </table:table-cell>
          <table:table-cell office:value-type="float" office:value="19">
            <text:p>19</text:p>
          </table:table-cell>
          <table:table-cell office:value-type="string">
            <text:p>Act 5 (N) Junk</text:p>
          </table:table-cell>
          <table:table-cell office:value-type="float" office:value="5">
            <text:p>5</text:p>
          </table:table-cell>
          <table:table-cell office:value-type="string">
            <text:p>Act 5 (N)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42]/SUM([.F42];[.H42];[.J42];[.L42];[.N42];[.P42])" office:value-type="percentage" office:value="0.287878787878788">
            <text:p>28.7879%</text:p>
          </table:table-cell>
          <table:table-cell table:formula="of:=[.H42]/SUM([.F42];[.H42];[.J42];[.L42];[.N42];[.P42])" office:value-type="percentage" office:value="0.212121212121212">
            <text:p>21.2121%</text:p>
          </table:table-cell>
          <table:table-cell table:formula="of:=[.J42]/SUM([.F42];[.H42];[.J42];[.L42];[.N42];[.P42])" office:value-type="percentage" office:value="0.287878787878788">
            <text:p>28.7879%</text:p>
          </table:table-cell>
          <table:table-cell table:formula="of:=[.L42]/SUM([.F42];[.H42];[.J42];[.L42];[.N42];[.P42])" office:value-type="percentage" office:value="0.0757575757575758">
            <text:p>7.5758%</text:p>
          </table:table-cell>
          <table:table-cell table:formula="of:=[.N42]/SUM([.F42];[.H42];[.J42];[.L42];[.N42];[.P42])" office:value-type="percentage" office:value="0.136363636363636">
            <text:p>13.6364%</text:p>
          </table:table-cell>
          <table:table-cell table:number-columns-repeated="2"/>
        </table:table-row>
        <table:table-row table:style-name="ro1">
          <table:table-cell office:value-type="string">
            <text:p>Nihlathak (H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5 (H) Equip B</text:p>
          </table:table-cell>
          <table:table-cell office:value-type="float" office:value="19">
            <text:p>19</text:p>
          </table:table-cell>
          <table:table-cell office:value-type="string">
            <text:p>Act 5 (H) Junk</text:p>
          </table:table-cell>
          <table:table-cell office:value-type="float" office:value="5">
            <text:p>5</text:p>
          </table:table-cell>
          <table:table-cell office:value-type="string">
            <text:p>Act 5 (H) Good</text:p>
          </table:table-cell>
          <table:table-cell office:value-type="float" office:value="9">
            <text:p>9</text:p>
          </table:table-cell>
          <table:table-cell office:value-type="string">
            <text:p>pk3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[.F43]/SUM([.F43];[.H43];[.J43];[.L43];[.N43];[.P43])" office:value-type="percentage" office:value="0.27536231884058">
            <text:p>27.5362%</text:p>
          </table:table-cell>
          <table:table-cell table:formula="of:=[.H43]/SUM([.F43];[.H43];[.J43];[.L43];[.N43];[.P43])" office:value-type="percentage" office:value="0.202898550724638">
            <text:p>20.2899%</text:p>
          </table:table-cell>
          <table:table-cell table:formula="of:=[.J43]/SUM([.F43];[.H43];[.J43];[.L43];[.N43];[.P43])" office:value-type="percentage" office:value="0.27536231884058">
            <text:p>27.5362%</text:p>
          </table:table-cell>
          <table:table-cell table:formula="of:=[.L43]/SUM([.F43];[.H43];[.J43];[.L43];[.N43];[.P43])" office:value-type="percentage" office:value="0.072463768115942">
            <text:p>7.2464%</text:p>
          </table:table-cell>
          <table:table-cell table:formula="of:=[.N43]/SUM([.F43];[.H43];[.J43];[.L43];[.N43];[.P43])" office:value-type="percentage" office:value="0.130434782608696">
            <text:p>13.0435%</text:p>
          </table:table-cell>
          <table:table-cell table:formula="of:=[.P43]/SUM([.F43];[.H43];[.J43];[.L43];[.N43];[.P43])" office:value-type="percentage" office:value="0.0434782608695652">
            <text:p>4.3478%</text:p>
          </table:table-cell>
          <table:table-cell/>
        </table:table-row>
        <table:table-row table:style-name="ro1">
          <table:table-cell office:value-type="string">
            <text:p>Baal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280"</text:p>
          </table:table-cell>
          <table:table-cell office:value-type="float" office:value="5">
            <text:p>5</text:p>
          </table:table-cell>
          <table:table-cell office:value-type="string">
            <text:p>Act 1 (N) Equip A</text:p>
          </table:table-cell>
          <table:table-cell office:value-type="float" office:value="52">
            <text:p>52</text:p>
          </table:table-cell>
          <table:table-cell office:value-type="string">
            <text:p>Act 1 (N) Junk</text:p>
          </table:table-cell>
          <table:table-cell office:value-type="float" office:value="5">
            <text:p>5</text:p>
          </table:table-cell>
          <table:table-cell office:value-type="string">
            <text:p>Act 1 (N)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44]/SUM([.F44];[.H44];[.J44];[.L44];[.N44];[.P44])" office:value-type="percentage" office:value="0.174418604651163">
            <text:p>17.4419%</text:p>
          </table:table-cell>
          <table:table-cell table:formula="of:=[.H44]/SUM([.F44];[.H44];[.J44];[.L44];[.N44];[.P44])" office:value-type="percentage" office:value="0.0581395348837209">
            <text:p>5.8140%</text:p>
          </table:table-cell>
          <table:table-cell table:formula="of:=[.J44]/SUM([.F44];[.H44];[.J44];[.L44];[.N44];[.P44])" office:value-type="percentage" office:value="0.604651162790698">
            <text:p>60.4651%</text:p>
          </table:table-cell>
          <table:table-cell table:formula="of:=[.L44]/SUM([.F44];[.H44];[.J44];[.L44];[.N44];[.P44])" office:value-type="percentage" office:value="0.0581395348837209">
            <text:p>5.8140%</text:p>
          </table:table-cell>
          <table:table-cell table:formula="of:=[.N44]/SUM([.F44];[.H44];[.J44];[.L44];[.N44];[.P44])" office:value-type="percentage" office:value="0.104651162790698">
            <text:p>10.4651%</text:p>
          </table:table-cell>
          <table:table-cell table:number-columns-repeated="2"/>
        </table:table-row>
        <table:table-row table:style-name="ro1">
          <table:table-cell office:value-type="string">
            <text:p>Baal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536"</text:p>
          </table:table-cell>
          <table:table-cell office:value-type="float" office:value="5">
            <text:p>5</text:p>
          </table:table-cell>
          <table:table-cell office:value-type="string">
            <text:p>Act 1 (H) Equip A</text:p>
          </table:table-cell>
          <table:table-cell office:value-type="float" office:value="52">
            <text:p>52</text:p>
          </table:table-cell>
          <table:table-cell office:value-type="string">
            <text:p>Act 1 (H) Junk</text:p>
          </table:table-cell>
          <table:table-cell office:value-type="float" office:value="5">
            <text:p>5</text:p>
          </table:table-cell>
          <table:table-cell office:value-type="string">
            <text:p>Act 1 (H)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45]/SUM([.F45];[.H45];[.J45];[.L45];[.N45];[.P45])" office:value-type="percentage" office:value="0.174418604651163">
            <text:p>17.4419%</text:p>
          </table:table-cell>
          <table:table-cell table:formula="of:=[.H45]/SUM([.F45];[.H45];[.J45];[.L45];[.N45];[.P45])" office:value-type="percentage" office:value="0.0581395348837209">
            <text:p>5.8140%</text:p>
          </table:table-cell>
          <table:table-cell table:formula="of:=[.J45]/SUM([.F45];[.H45];[.J45];[.L45];[.N45];[.P45])" office:value-type="percentage" office:value="0.604651162790698">
            <text:p>60.4651%</text:p>
          </table:table-cell>
          <table:table-cell table:formula="of:=[.L45]/SUM([.F45];[.H45];[.J45];[.L45];[.N45];[.P45])" office:value-type="percentage" office:value="0.0581395348837209">
            <text:p>5.8140%</text:p>
          </table:table-cell>
          <table:table-cell table:formula="of:=[.N45]/SUM([.F45];[.H45];[.J45];[.L45];[.N45];[.P45])" office:value-type="percentage" office:value="0.104651162790698">
            <text:p>10.4651%</text:p>
          </table:table-cell>
          <table:table-cell table:number-columns-repeated="2"/>
        </table:table-row>
        <table:table-row table:style-name="ro1">
          <table:table-cell office:value-type="string">
            <text:p>Baal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2048"</text:p>
          </table:table-cell>
          <table:table-cell office:value-type="float" office:value="5">
            <text:p>5</text:p>
          </table:table-cell>
          <table:table-cell office:value-type="string">
            <text:p>Act 5 (H) Equip B</text:p>
          </table:table-cell>
          <table:table-cell office:value-type="float" office:value="52">
            <text:p>52</text:p>
          </table:table-cell>
          <table:table-cell office:value-type="string">
            <text:p>Act 5 (H) Junk</text:p>
          </table:table-cell>
          <table:table-cell office:value-type="float" office:value="5">
            <text:p>5</text:p>
          </table:table-cell>
          <table:table-cell office:value-type="string">
            <text:p>Act 5 (H) Good</text:p>
          </table:table-cell>
          <table:table-cell office:value-type="float" office:value="9">
            <text:p>9</text:p>
          </table:table-cell>
          <table:table-cell office:value-type="string">
            <text:p>fed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[.F46]/SUM([.F46];[.H46];[.J46];[.L46];[.N46];[.P46])" office:value-type="percentage" office:value="0.168539325842697">
            <text:p>16.8539%</text:p>
          </table:table-cell>
          <table:table-cell table:formula="of:=[.H46]/SUM([.F46];[.H46];[.J46];[.L46];[.N46];[.P46])" office:value-type="percentage" office:value="0.0561797752808989">
            <text:p>5.6180%</text:p>
          </table:table-cell>
          <table:table-cell table:formula="of:=[.J46]/SUM([.F46];[.H46];[.J46];[.L46];[.N46];[.P46])" office:value-type="percentage" office:value="0.584269662921348">
            <text:p>58.4270%</text:p>
          </table:table-cell>
          <table:table-cell table:formula="of:=[.L46]/SUM([.F46];[.H46];[.J46];[.L46];[.N46];[.P46])" office:value-type="percentage" office:value="0.0561797752808989">
            <text:p>5.6180%</text:p>
          </table:table-cell>
          <table:table-cell table:formula="of:=[.N46]/SUM([.F46];[.H46];[.J46];[.L46];[.N46];[.P46])" office:value-type="percentage" office:value="0.101123595505618">
            <text:p>10.1124%</text:p>
          </table:table-cell>
          <table:table-cell table:formula="of:=[.P46]/SUM([.F46];[.H46];[.J46];[.L46];[.N46];[.P46])" office:value-type="percentage" office:value="0.0337078651685393">
            <text:p>3.3708%</text:p>
          </table:table-cell>
          <table:table-cell/>
        </table:table-row>
        <table:table-row table:style-name="ro1">
          <table:table-cell office:value-type="string">
            <text:p>Baal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1 (N) Equip A</text:p>
          </table:table-cell>
          <table:table-cell office:value-type="float" office:value="52">
            <text:p>52</text:p>
          </table:table-cell>
          <table:table-cell office:value-type="string">
            <text:p>Act 1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47]/SUM([.F47];[.H47];[.J47];[.L47];[.N47];[.P47])" office:value-type="percentage" office:value="0.214285714285714">
            <text:p>21.4286%</text:p>
          </table:table-cell>
          <table:table-cell table:formula="of:=[.H47]/SUM([.F47];[.H47];[.J47];[.L47];[.N47];[.P47])" office:value-type="percentage" office:value="0.742857142857143">
            <text:p>74.2857%</text:p>
          </table:table-cell>
          <table:table-cell table:formula="of:=[.J47]/SUM([.F47];[.H47];[.J47];[.L47];[.N47];[.P47])" office:value-type="percentage" office:value="0.0428571428571429">
            <text:p>4.2857%</text:p>
          </table:table-cell>
          <table:table-cell table:number-columns-repeated="4"/>
        </table:table-row>
        <table:table-row table:style-name="ro1">
          <table:table-cell office:value-type="string">
            <text:p>Baal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1 (H) Equip A</text:p>
          </table:table-cell>
          <table:table-cell office:value-type="float" office:value="52">
            <text:p>52</text:p>
          </table:table-cell>
          <table:table-cell office:value-type="string">
            <text:p>Act 1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48]/SUM([.F48];[.H48];[.J48];[.L48];[.N48];[.P48])" office:value-type="percentage" office:value="0.214285714285714">
            <text:p>21.4286%</text:p>
          </table:table-cell>
          <table:table-cell table:formula="of:=[.H48]/SUM([.F48];[.H48];[.J48];[.L48];[.N48];[.P48])" office:value-type="percentage" office:value="0.742857142857143">
            <text:p>74.2857%</text:p>
          </table:table-cell>
          <table:table-cell table:formula="of:=[.J48]/SUM([.F48];[.H48];[.J48];[.L48];[.N48];[.P48])" office:value-type="percentage" office:value="0.0428571428571429">
            <text:p>4.2857%</text:p>
          </table:table-cell>
          <table:table-cell table:number-columns-repeated="4"/>
        </table:table-row>
        <table:table-row table:style-name="ro1">
          <table:table-cell office:value-type="string">
            <text:p>Baal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5 (H) Equip B</text:p>
          </table:table-cell>
          <table:table-cell office:value-type="float" office:value="52">
            <text:p>52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fe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 table:number-columns-repeated="3"/>
          <table:table-cell table:formula="of:=[.F49]/SUM([.F49];[.H49];[.J49];[.L49];[.N49];[.P49])" office:value-type="percentage" office:value="0.205479452054794">
            <text:p>20.5479%</text:p>
          </table:table-cell>
          <table:table-cell table:formula="of:=[.H49]/SUM([.F49];[.H49];[.J49];[.L49];[.N49];[.P49])" office:value-type="percentage" office:value="0.712328767123288">
            <text:p>71.2329%</text:p>
          </table:table-cell>
          <table:table-cell table:formula="of:=[.J49]/SUM([.F49];[.H49];[.J49];[.L49];[.N49];[.P49])" office:value-type="percentage" office:value="0.0410958904109589">
            <text:p>4.1096%</text:p>
          </table:table-cell>
          <table:table-cell table:formula="of:=[.L49]/SUM([.F49];[.H49];[.J49];[.L49];[.N49];[.P49])" office:value-type="percentage" office:value="0.0410958904109589">
            <text:p>4.1096%</text:p>
          </table:table-cell>
          <table:table-cell table:number-columns-repeated="3"/>
        </table:table-row>
        <table:table-row table:style-name="ro1">
          <table:table-cell office:value-type="string">
            <text:p>Izual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4 Equip B</text:p>
          </table:table-cell>
          <table:table-cell office:value-type="float" office:value="19">
            <text:p>19</text:p>
          </table:table-cell>
          <table:table-cell office:value-type="string">
            <text:p>Act 4 Junk</text:p>
          </table:table-cell>
          <table:table-cell office:value-type="float" office:value="5">
            <text:p>5</text:p>
          </table:table-cell>
          <table:table-cell office:value-type="string">
            <text:p>Act 4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50]/SUM([.F50];[.H50];[.J50];[.L50];[.N50];[.P50])" office:value-type="percentage" office:value="0.287878787878788">
            <text:p>28.7879%</text:p>
          </table:table-cell>
          <table:table-cell table:formula="of:=[.H50]/SUM([.F50];[.H50];[.J50];[.L50];[.N50];[.P50])" office:value-type="percentage" office:value="0.212121212121212">
            <text:p>21.2121%</text:p>
          </table:table-cell>
          <table:table-cell table:formula="of:=[.J50]/SUM([.F50];[.H50];[.J50];[.L50];[.N50];[.P50])" office:value-type="percentage" office:value="0.287878787878788">
            <text:p>28.7879%</text:p>
          </table:table-cell>
          <table:table-cell table:formula="of:=[.L50]/SUM([.F50];[.H50];[.J50];[.L50];[.N50];[.P50])" office:value-type="percentage" office:value="0.0757575757575758">
            <text:p>7.5758%</text:p>
          </table:table-cell>
          <table:table-cell table:formula="of:=[.N50]/SUM([.F50];[.H50];[.J50];[.L50];[.N50];[.P50])" office:value-type="percentage" office:value="0.136363636363636">
            <text:p>13.6364%</text:p>
          </table:table-cell>
          <table:table-cell table:number-columns-repeated="2"/>
        </table:table-row>
        <table:table-row table:style-name="ro1">
          <table:table-cell office:value-type="string">
            <text:p>Izual (N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4 (N) Equip B</text:p>
          </table:table-cell>
          <table:table-cell office:value-type="float" office:value="19">
            <text:p>19</text:p>
          </table:table-cell>
          <table:table-cell office:value-type="string">
            <text:p>Act 4 (N) Junk</text:p>
          </table:table-cell>
          <table:table-cell office:value-type="float" office:value="5">
            <text:p>5</text:p>
          </table:table-cell>
          <table:table-cell office:value-type="string">
            <text:p>Act 4 (N)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51]/SUM([.F51];[.H51];[.J51];[.L51];[.N51];[.P51])" office:value-type="percentage" office:value="0.287878787878788">
            <text:p>28.7879%</text:p>
          </table:table-cell>
          <table:table-cell table:formula="of:=[.H51]/SUM([.F51];[.H51];[.J51];[.L51];[.N51];[.P51])" office:value-type="percentage" office:value="0.212121212121212">
            <text:p>21.2121%</text:p>
          </table:table-cell>
          <table:table-cell table:formula="of:=[.J51]/SUM([.F51];[.H51];[.J51];[.L51];[.N51];[.P51])" office:value-type="percentage" office:value="0.287878787878788">
            <text:p>28.7879%</text:p>
          </table:table-cell>
          <table:table-cell table:formula="of:=[.L51]/SUM([.F51];[.H51];[.J51];[.L51];[.N51];[.P51])" office:value-type="percentage" office:value="0.0757575757575758">
            <text:p>7.5758%</text:p>
          </table:table-cell>
          <table:table-cell table:formula="of:=[.N51]/SUM([.F51];[.H51];[.J51];[.L51];[.N51];[.P51])" office:value-type="percentage" office:value="0.136363636363636">
            <text:p>13.6364%</text:p>
          </table:table-cell>
          <table:table-cell table:number-columns-repeated="2"/>
        </table:table-row>
        <table:table-row table:style-name="ro1">
          <table:table-cell office:value-type="string">
            <text:p>Izual (H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4 (H) Equip B</text:p>
          </table:table-cell>
          <table:table-cell office:value-type="float" office:value="19">
            <text:p>19</text:p>
          </table:table-cell>
          <table:table-cell office:value-type="string">
            <text:p>Act 4 (H) Junk</text:p>
          </table:table-cell>
          <table:table-cell office:value-type="float" office:value="5">
            <text:p>5</text:p>
          </table:table-cell>
          <table:table-cell office:value-type="string">
            <text:p>Act 4 (H)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52]/SUM([.F52];[.H52];[.J52];[.L52];[.N52];[.P52])" office:value-type="percentage" office:value="0.287878787878788">
            <text:p>28.7879%</text:p>
          </table:table-cell>
          <table:table-cell table:formula="of:=[.H52]/SUM([.F52];[.H52];[.J52];[.L52];[.N52];[.P52])" office:value-type="percentage" office:value="0.212121212121212">
            <text:p>21.2121%</text:p>
          </table:table-cell>
          <table:table-cell table:formula="of:=[.J52]/SUM([.F52];[.H52];[.J52];[.L52];[.N52];[.P52])" office:value-type="percentage" office:value="0.287878787878788">
            <text:p>28.7879%</text:p>
          </table:table-cell>
          <table:table-cell table:formula="of:=[.L52]/SUM([.F52];[.H52];[.J52];[.L52];[.N52];[.P52])" office:value-type="percentage" office:value="0.0757575757575758">
            <text:p>7.5758%</text:p>
          </table:table-cell>
          <table:table-cell table:formula="of:=[.N52]/SUM([.F52];[.H52];[.J52];[.L52];[.N52];[.P52])" office:value-type="percentage" office:value="0.136363636363636">
            <text:p>13.6364%</text:p>
          </table:table-cell>
          <table:table-cell table:number-columns-repeated="2"/>
        </table:table-row>
        <table:table-row table:style-name="ro1">
          <table:table-cell office:value-type="string">
            <text:p>Countess</text:p>
          </table:table-cell>
          <table:table-cell table:number-columns-repeated="3" office:value-type="float" office:value="883">
            <text:p>88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string">
            <text:p>Countess Item</text:p>
          </table:table-cell>
          <table:table-cell office:value-type="float" office:value="1">
            <text:p>1</text:p>
          </table:table-cell>
          <table:table-cell office:value-type="string">
            <text:p>Countess Rune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 table:number-columns-repeated="4"/>
          <table:table-cell table:formula="of:=[.H53]/SUM([.F53];[.H53];[.J53];[.L53];[.N53];[.P53])" office:value-type="percentage" office:value="0.5">
            <text:p>50.0000%</text:p>
          </table:table-cell>
          <table:table-cell table:formula="of:=[.J53]/SUM([.F53];[.H53];[.J53];[.L53];[.N53];[.P53])" office:value-type="percentage" office:value="0.5">
            <text:p>50.0000%</text:p>
          </table:table-cell>
          <table:table-cell table:number-columns-repeated="4"/>
        </table:table-row>
        <table:table-row table:style-name="ro1">
          <table:table-cell office:value-type="string">
            <text:p>Countess (N)</text:p>
          </table:table-cell>
          <table:table-cell table:number-columns-repeated="2" office:value-type="float" office:value="883">
            <text:p>883</text:p>
          </table:table-cell>
          <table:table-cell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string">
            <text:p>Countess Item (N)</text:p>
          </table:table-cell>
          <table:table-cell office:value-type="float" office:value="1">
            <text:p>1</text:p>
          </table:table-cell>
          <table:table-cell office:value-type="string">
            <text:p>Countess Rune (N)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 table:number-columns-repeated="4"/>
          <table:table-cell table:formula="of:=[.H54]/SUM([.F54];[.H54];[.J54];[.L54];[.N54];[.P54])" office:value-type="percentage" office:value="0.5">
            <text:p>50.0000%</text:p>
          </table:table-cell>
          <table:table-cell table:formula="of:=[.J54]/SUM([.F54];[.H54];[.J54];[.L54];[.N54];[.P54])" office:value-type="percentage" office:value="0.5">
            <text:p>50.0000%</text:p>
          </table:table-cell>
          <table:table-cell table:number-columns-repeated="4"/>
        </table:table-row>
        <table:table-row table:style-name="ro1">
          <table:table-cell office:value-type="string">
            <text:p>Countess (H)</text:p>
          </table:table-cell>
          <table:table-cell table:number-columns-repeated="2" office:value-type="float" office:value="883">
            <text:p>883</text:p>
          </table:table-cell>
          <table:table-cell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string">
            <text:p>Countess Item (H)</text:p>
          </table:table-cell>
          <table:table-cell office:value-type="float" office:value="1">
            <text:p>1</text:p>
          </table:table-cell>
          <table:table-cell office:value-type="string">
            <text:p>Countess Rune (H)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 table:number-columns-repeated="4"/>
          <table:table-cell table:formula="of:=[.H55]/SUM([.F55];[.H55];[.J55];[.L55];[.N55];[.P55])" office:value-type="percentage" office:value="0.5">
            <text:p>50.0000%</text:p>
          </table:table-cell>
          <table:table-cell table:formula="of:=[.J55]/SUM([.F55];[.H55];[.J55];[.L55];[.N55];[.P55])" office:value-type="percentage" office:value="0.5">
            <text:p>50.0000%</text:p>
          </table:table-cell>
          <table:table-cell table:number-columns-repeated="4"/>
        </table:table-row>
        <table:table-row table:style-name="ro1">
          <table:table-cell office:value-type="string">
            <text:p>Countess Rune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Runes 4</text:p>
          </table:table-cell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56]/SUM([.F56];[.H56];[.J56];[.L56];[.N56];[.P56])" office:value-type="percentage" office:value="0.25">
            <text:p>25.0000%</text:p>
          </table:table-cell>
          <table:table-cell table:formula="of:=[.H56]/SUM([.F56];[.H56];[.J56];[.L56];[.N56];[.P56])" office:value-type="percentage" office:value="0.75">
            <text:p>75.0000%</text:p>
          </table:table-cell>
          <table:table-cell table:number-columns-repeated="5"/>
        </table:table-row>
        <table:table-row table:style-name="ro1">
          <table:table-cell office:value-type="string">
            <text:p>Countess Rune (N)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Runes 8</text:p>
          </table:table-cell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57]/SUM([.F57];[.H57];[.J57];[.L57];[.N57];[.P57])" office:value-type="percentage" office:value="0.25">
            <text:p>25.0000%</text:p>
          </table:table-cell>
          <table:table-cell table:formula="of:=[.H57]/SUM([.F57];[.H57];[.J57];[.L57];[.N57];[.P57])" office:value-type="percentage" office:value="0.75">
            <text:p>75.0000%</text:p>
          </table:table-cell>
          <table:table-cell table:number-columns-repeated="5"/>
        </table:table-row>
        <table:table-row table:style-name="ro1">
          <table:table-cell office:value-type="string">
            <text:p>Countess Rune (H)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Runes 17</text:p>
          </table:table-cell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3"/>
          <table:table-cell table:formula="of:=[.F58]/SUM([.F58];[.H58];[.J58];[.L58];[.N58];[.P58])" office:value-type="percentage" office:value="0.25">
            <text:p>25.0000%</text:p>
          </table:table-cell>
          <table:table-cell table:formula="of:=[.H58]/SUM([.F58];[.H58];[.J58];[.L58];[.N58];[.P58])" office:value-type="percentage" office:value="0.75">
            <text:p>75.0000%</text:p>
          </table:table-cell>
          <table:table-cell table:number-columns-repeated="5"/>
        </table:table-row>
        <table:table-row table:style-name="ro1">
          <table:table-cell office:value-type="string">
            <text:p>Countess Item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1 Equip C</text:p>
          </table:table-cell>
          <table:table-cell office:value-type="float" office:value="19">
            <text:p>19</text:p>
          </table:table-cell>
          <table:table-cell office:value-type="string">
            <text:p>Act 2 Junk</text:p>
          </table:table-cell>
          <table:table-cell office:value-type="float" office:value="15">
            <text:p>15</text:p>
          </table:table-cell>
          <table:table-cell office:value-type="string">
            <text:p>Act 2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59]/SUM([.F59];[.H59];[.J59];[.L59];[.N59];[.P59])" office:value-type="percentage" office:value="0.26027397260274">
            <text:p>26.0274%</text:p>
          </table:table-cell>
          <table:table-cell table:formula="of:=[.H59]/SUM([.F59];[.H59];[.J59];[.L59];[.N59];[.P59])" office:value-type="percentage" office:value="0.150684931506849">
            <text:p>15.0685%</text:p>
          </table:table-cell>
          <table:table-cell table:formula="of:=[.J59]/SUM([.F59];[.H59];[.J59];[.L59];[.N59];[.P59])" office:value-type="percentage" office:value="0.26027397260274">
            <text:p>26.0274%</text:p>
          </table:table-cell>
          <table:table-cell table:formula="of:=[.L59]/SUM([.F59];[.H59];[.J59];[.L59];[.N59];[.P59])" office:value-type="percentage" office:value="0.205479452054794">
            <text:p>20.5479%</text:p>
          </table:table-cell>
          <table:table-cell table:formula="of:=[.N59]/SUM([.F59];[.H59];[.J59];[.L59];[.N59];[.P59])" office:value-type="percentage" office:value="0.123287671232877">
            <text:p>12.3288%</text:p>
          </table:table-cell>
          <table:table-cell table:number-columns-repeated="2"/>
        </table:table-row>
        <table:table-row table:style-name="ro1">
          <table:table-cell office:value-type="string">
            <text:p>Countess Item (N)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1 (N) Equip C</text:p>
          </table:table-cell>
          <table:table-cell office:value-type="float" office:value="19">
            <text:p>19</text:p>
          </table:table-cell>
          <table:table-cell office:value-type="string">
            <text:p>Act 2 (N) Junk</text:p>
          </table:table-cell>
          <table:table-cell office:value-type="float" office:value="15">
            <text:p>15</text:p>
          </table:table-cell>
          <table:table-cell office:value-type="string">
            <text:p>Act 2 (N) Good</text:p>
          </table:table-cell>
          <table:table-cell office:value-type="float" office:value="9">
            <text:p>9</text:p>
          </table:table-cell>
          <table:table-cell/>
          <table:table-cell/>
          <table:table-cell table:number-columns-repeated="3"/>
          <table:table-cell table:formula="of:=[.F60]/SUM([.F60];[.H60];[.J60];[.L60];[.N60];[.P60])" office:value-type="percentage" office:value="0.26027397260274">
            <text:p>26.0274%</text:p>
          </table:table-cell>
          <table:table-cell table:formula="of:=[.H60]/SUM([.F60];[.H60];[.J60];[.L60];[.N60];[.P60])" office:value-type="percentage" office:value="0.150684931506849">
            <text:p>15.0685%</text:p>
          </table:table-cell>
          <table:table-cell table:formula="of:=[.J60]/SUM([.F60];[.H60];[.J60];[.L60];[.N60];[.P60])" office:value-type="percentage" office:value="0.26027397260274">
            <text:p>26.0274%</text:p>
          </table:table-cell>
          <table:table-cell table:formula="of:=[.L60]/SUM([.F60];[.H60];[.J60];[.L60];[.N60];[.P60])" office:value-type="percentage" office:value="0.205479452054794">
            <text:p>20.5479%</text:p>
          </table:table-cell>
          <table:table-cell table:formula="of:=[.N60]/SUM([.F60];[.H60];[.J60];[.L60];[.N60];[.P60])" office:value-type="percentage" office:value="0.123287671232877">
            <text:p>12.3288%</text:p>
          </table:table-cell>
          <table:table-cell table:number-columns-repeated="2"/>
        </table:table-row>
        <table:table-row table:style-name="ro1">
          <table:table-cell office:value-type="string">
            <text:p>Countess Item (H)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1 (H) Equip C</text:p>
          </table:table-cell>
          <table:table-cell office:value-type="float" office:value="19">
            <text:p>19</text:p>
          </table:table-cell>
          <table:table-cell office:value-type="string">
            <text:p>Act 2 (H) Junk</text:p>
          </table:table-cell>
          <table:table-cell office:value-type="float" office:value="15">
            <text:p>15</text:p>
          </table:table-cell>
          <table:table-cell office:value-type="string">
            <text:p>Act 2 (H) Good</text:p>
          </table:table-cell>
          <table:table-cell office:value-type="float" office:value="9">
            <text:p>9</text:p>
          </table:table-cell>
          <table:table-cell office:value-type="string">
            <text:p>pk1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[.F61]/SUM([.F61];[.H61];[.J61];[.L61];[.N61];[.P61])" office:value-type="percentage" office:value="0.25">
            <text:p>25.0000%</text:p>
          </table:table-cell>
          <table:table-cell table:formula="of:=[.H61]/SUM([.F61];[.H61];[.J61];[.L61];[.N61];[.P61])" office:value-type="percentage" office:value="0.144736842105263">
            <text:p>14.4737%</text:p>
          </table:table-cell>
          <table:table-cell table:formula="of:=[.J61]/SUM([.F61];[.H61];[.J61];[.L61];[.N61];[.P61])" office:value-type="percentage" office:value="0.25">
            <text:p>25.0000%</text:p>
          </table:table-cell>
          <table:table-cell table:formula="of:=[.L61]/SUM([.F61];[.H61];[.J61];[.L61];[.N61];[.P61])" office:value-type="percentage" office:value="0.197368421052632">
            <text:p>19.7368%</text:p>
          </table:table-cell>
          <table:table-cell table:formula="of:=[.N61]/SUM([.F61];[.H61];[.J61];[.L61];[.N61];[.P61])" office:value-type="percentage" office:value="0.118421052631579">
            <text:p>11.8421%</text:p>
          </table:table-cell>
          <table:table-cell table:formula="of:=[.P61]/SUM([.F61];[.H61];[.J61];[.L61];[.N61];[.P61])" office:value-type="percentage" office:value="0.0394736842105263">
            <text:p>3.9474%</text:p>
          </table:table-cell>
          <table:table-cell/>
        </table:table-row>
      </table:table>
      <table:table table:name="Sheet2" table:style-name="ta1" table:print="false">
        <table:table-column table:style-name="co1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percentage-style style:name="N118">
      <number:number number:decimal-places="4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8">07/08/2011</text:date>, <text:time>14:3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H2M45S</meta:editing-duration>
    <meta:editing-cycles>59</meta:editing-cycles>
    <meta:generator>LibreOffice/3.3$Win32 LibreOffice_project/330m19$Build-202</meta:generator>
    <dc:date>2011-07-08T14:39:53.70</dc:date>
    <meta:document-statistic meta:table-count="4" meta:cell-count="2274" meta:object-count="0"/>
    <meta:user-defined meta:name="Info 1"/>
    <meta:user-defined meta:name="Info 2"/>
    <meta:user-defined meta:name="Info 3"/>
    <meta:user-defined meta:name="Info 4"/>
  </office:meta>
</office:document-meta>
</file>